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charset="x-symbol"/>
    <style:font-face style:name="Courier" svg:font-family="Courier"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652cm" fo:margin-left="-0.136cm" table:align="left" style:writing-mode="lr-tb"/>
    </style:style>
    <style:style style:name="Table1.A" style:family="table-column">
      <style:table-column-properties style:column-width="2.374cm"/>
    </style:style>
    <style:style style:name="Table1.B" style:family="table-column">
      <style:table-column-properties style:column-width="6.278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23cm" fo:padding-right="0.123cm" fo:padding-top="0cm" fo:padding-bottom="0cm" fo:border="0.018cm solid #000000" style:writing-mode="lr-tb"/>
    </style:style>
    <style:style style:name="Table2" style:family="table">
      <style:table-properties style:width="8.652cm" fo:margin-left="-0.136cm" table:align="left" style:writing-mode="lr-tb"/>
    </style:style>
    <style:style style:name="Table2.A" style:family="table-column">
      <style:table-column-properties style:column-width="2.374cm"/>
    </style:style>
    <style:style style:name="Table2.B" style:family="table-column">
      <style:table-column-properties style:column-width="6.278cm"/>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23cm" fo:padding-right="0.123cm" fo:padding-top="0cm" fo:padding-bottom="0cm" fo:border="0.018cm solid #000000" style:writing-mode="lr-tb"/>
    </style:style>
    <style:style style:name="Table3" style:family="table">
      <style:table-properties style:width="8.652cm" fo:margin-left="-0.136cm" table:align="left" style:writing-mode="lr-tb"/>
    </style:style>
    <style:style style:name="Table3.A" style:family="table-column">
      <style:table-column-properties style:column-width="2.374cm"/>
    </style:style>
    <style:style style:name="Table3.B" style:family="table-column">
      <style:table-column-properties style:column-width="6.278cm"/>
    </style:style>
    <style:style style:name="Table3.1" style:family="table-row">
      <style:table-row-properties style:keep-together="true" fo:keep-together="auto"/>
    </style:style>
    <style:style style:name="Table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23cm" fo:padding-right="0.123cm" fo:padding-top="0cm" fo:padding-bottom="0cm" fo:border="0.018cm solid #000000" style:writing-mode="lr-tb"/>
    </style:style>
    <style:style style:name="Table4" style:family="table">
      <style:table-properties style:width="8.652cm" fo:margin-left="-0.136cm" table:align="left" style:writing-mode="lr-tb"/>
    </style:style>
    <style:style style:name="Table4.A" style:family="table-column">
      <style:table-column-properties style:column-width="2.374cm"/>
    </style:style>
    <style:style style:name="Table4.B" style:family="table-column">
      <style:table-column-properties style:column-width="6.278cm"/>
    </style:style>
    <style:style style:name="Table4.1" style:family="table-row">
      <style:table-row-properties style:keep-together="true" fo:keep-together="auto"/>
    </style:style>
    <style:style style:name="Table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23cm" fo:padding-right="0.123cm" fo:padding-top="0cm" fo:padding-bottom="0cm" fo:border="0.018cm solid #000000" style:writing-mode="lr-tb"/>
    </style:style>
    <style:style style:name="Table5" style:family="table">
      <style:table-properties style:width="8.652cm" fo:margin-left="-0.136cm" table:align="left" style:writing-mode="lr-tb"/>
    </style:style>
    <style:style style:name="Table5.A" style:family="table-column">
      <style:table-column-properties style:column-width="2.374cm"/>
    </style:style>
    <style:style style:name="Table5.B" style:family="table-column">
      <style:table-column-properties style:column-width="6.278cm"/>
    </style:style>
    <style:style style:name="Table5.1" style:family="table-row">
      <style:table-row-properties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0.018cm solid #000000" style:writing-mode="lr-tb"/>
    </style:style>
    <style:style style:name="Table6" style:family="table">
      <style:table-properties style:width="8.652cm" fo:margin-left="-0.136cm" table:align="left" style:writing-mode="lr-tb"/>
    </style:style>
    <style:style style:name="Table6.A" style:family="table-column">
      <style:table-column-properties style:column-width="2.374cm"/>
    </style:style>
    <style:style style:name="Table6.B" style:family="table-column">
      <style:table-column-properties style:column-width="6.278cm"/>
    </style:style>
    <style:style style:name="Table6.1" style:family="table-row">
      <style:table-row-properties style:keep-together="true" fo:keep-together="auto"/>
    </style:style>
    <style:style style:name="Table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23cm" fo:padding-right="0.123cm" fo:padding-top="0cm" fo:padding-bottom="0cm" fo:border="0.018cm solid #000000" style:writing-mode="lr-tb"/>
    </style:style>
    <style:style style:name="Table7" style:family="table">
      <style:table-properties style:width="8.652cm" fo:margin-left="-0.136cm" table:align="left" style:writing-mode="lr-tb"/>
    </style:style>
    <style:style style:name="Table7.A" style:family="table-column">
      <style:table-column-properties style:column-width="2.374cm"/>
    </style:style>
    <style:style style:name="Table7.B" style:family="table-column">
      <style:table-column-properties style:column-width="6.278cm"/>
    </style:style>
    <style:style style:name="Table7.1" style:family="table-row">
      <style:table-row-properties style:keep-together="true" fo:keep-together="auto"/>
    </style:style>
    <style:style style:name="Table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23cm" fo:padding-right="0.123cm" fo:padding-top="0cm" fo:padding-bottom="0cm" fo:border="0.018cm solid #000000" style:writing-mode="lr-tb"/>
    </style:style>
    <style:style style:name="Table8" style:family="table">
      <style:table-properties style:width="8.652cm" fo:margin-left="-0.136cm" table:align="left" style:writing-mode="lr-tb"/>
    </style:style>
    <style:style style:name="Table8.A" style:family="table-column">
      <style:table-column-properties style:column-width="2.374cm"/>
    </style:style>
    <style:style style:name="Table8.B" style:family="table-column">
      <style:table-column-properties style:column-width="6.278cm"/>
    </style:style>
    <style:style style:name="Table8.1" style:family="table-row">
      <style:table-row-properties style:keep-together="true" fo:keep-together="auto"/>
    </style:style>
    <style:style style:name="Table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8.B1" style:family="table-cell">
      <style:table-cell-properties style:vertical-align="top" fo:padding-left="0.123cm" fo:padding-right="0.123cm" fo:padding-top="0cm" fo:padding-bottom="0cm" fo:border="0.018cm solid #000000" style:writing-mode="lr-tb"/>
    </style:style>
    <style:style style:name="Table9" style:family="table">
      <style:table-properties style:width="10.402cm" fo:margin-left="-0.136cm" table:align="left" style:writing-mode="lr-tb"/>
    </style:style>
    <style:style style:name="Table9.A" style:family="table-column">
      <style:table-column-properties style:column-width="2.374cm"/>
    </style:style>
    <style:style style:name="Table9.B" style:family="table-column">
      <style:table-column-properties style:column-width="8.027cm"/>
    </style:style>
    <style:style style:name="Table9.1" style:family="table-row">
      <style:table-row-properties style:keep-together="true" fo:keep-together="auto"/>
    </style:style>
    <style:style style:name="Table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23cm" fo:padding-right="0.123cm" fo:padding-top="0cm" fo:padding-bottom="0cm" fo:border="0.018cm solid #000000" style:writing-mode="lr-tb"/>
    </style:style>
    <style:style style:name="Table10" style:family="table">
      <style:table-properties style:width="11.652cm" fo:margin-left="-0.136cm" table:align="left" style:writing-mode="lr-tb"/>
    </style:style>
    <style:style style:name="Table10.A" style:family="table-column">
      <style:table-column-properties style:column-width="5.375cm"/>
    </style:style>
    <style:style style:name="Table10.B" style:family="table-column">
      <style:table-column-properties style:column-width="6.278cm"/>
    </style:style>
    <style:style style:name="Table10.1" style:family="table-row">
      <style:table-row-properties style:keep-together="true" fo:keep-together="auto"/>
    </style:style>
    <style:style style:name="Table10.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0.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0.B2" style:family="table-cell">
      <style:table-cell-properties style:vertical-align="top" fo:padding-left="0.123cm" fo:padding-right="0.123cm" fo:padding-top="0cm" fo:padding-bottom="0cm" fo:border="0.018cm solid #000000" style:writing-mode="lr-tb"/>
    </style:style>
    <style:style style:name="Table11" style:family="table">
      <style:table-properties style:width="13.402cm" fo:margin-left="-0.136cm" table:align="left" style:writing-mode="lr-tb"/>
    </style:style>
    <style:style style:name="Table11.A" style:family="table-column">
      <style:table-column-properties style:column-width="3.104cm"/>
    </style:style>
    <style:style style:name="Table11.B" style:family="table-column">
      <style:table-column-properties style:column-width="10.298cm"/>
    </style:style>
    <style:style style:name="Table11.1" style:family="table-row">
      <style:table-row-properties style:keep-together="true" fo:keep-together="auto"/>
    </style:style>
    <style:style style:name="Table11.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1.B2" style:family="table-cell">
      <style:table-cell-properties style:vertical-align="top" fo:padding-left="0.123cm" fo:padding-right="0.123cm" fo:padding-top="0cm" fo:padding-bottom="0cm" fo:border="0.018cm solid #000000" style:writing-mode="lr-tb"/>
    </style:style>
    <style:style style:name="Table12" style:family="table">
      <style:table-properties style:width="9.902cm" fo:margin-left="-0.136cm" table:align="left" style:writing-mode="lr-tb"/>
    </style:style>
    <style:style style:name="Table12.A" style:family="table-column">
      <style:table-column-properties style:column-width="4.374cm"/>
    </style:style>
    <style:style style:name="Table12.B" style:family="table-column">
      <style:table-column-properties style:column-width="5.528cm"/>
    </style:style>
    <style:style style:name="Table12.1" style:family="table-row">
      <style:table-row-properties style:keep-together="true" fo:keep-together="auto"/>
    </style:style>
    <style:style style:name="Table12.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2.B2" style:family="table-cell">
      <style:table-cell-properties style:vertical-align="top" fo:padding-left="0.123cm" fo:padding-right="0.123cm" fo:padding-top="0cm" fo:padding-bottom="0cm" fo:border="0.018cm solid #000000" style:writing-mode="lr-tb"/>
    </style:style>
    <style:style style:name="Table13" style:family="table">
      <style:table-properties style:width="16.275cm" fo:margin-left="-0.136cm" table:align="left" style:writing-mode="lr-tb"/>
    </style:style>
    <style:style style:name="Table13.A" style:family="table-column">
      <style:table-column-properties style:column-width="4.374cm"/>
    </style:style>
    <style:style style:name="Table13.B" style:family="table-column">
      <style:table-column-properties style:column-width="11.901cm"/>
    </style:style>
    <style:style style:name="Table13.1" style:family="table-row">
      <style:table-row-properties style:keep-together="true" fo:keep-together="auto"/>
    </style:style>
    <style:style style:name="Table13.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3.B2" style:family="table-cell">
      <style:table-cell-properties style:vertical-align="top" fo:padding-left="0.123cm" fo:padding-right="0.123cm" fo:padding-top="0cm" fo:padding-bottom="0cm" fo:border="0.018cm solid #000000" style:writing-mode="lr-tb"/>
    </style:style>
    <style:style style:name="Table14" style:family="table">
      <style:table-properties style:width="10.866cm" fo:margin-left="-0.136cm" table:align="left" style:writing-mode="lr-tb"/>
    </style:style>
    <style:style style:name="Table14.A" style:family="table-column">
      <style:table-column-properties style:column-width="2.02cm"/>
    </style:style>
    <style:style style:name="Table14.B" style:family="table-column">
      <style:table-column-properties style:column-width="8.846cm"/>
    </style:style>
    <style:style style:name="Table14.1" style:family="table-row">
      <style:table-row-properties style:keep-together="true" fo:keep-together="auto"/>
    </style:style>
    <style:style style:name="Table14.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4.B2" style:family="table-cell">
      <style:table-cell-properties style:vertical-align="top" fo:padding-left="0.123cm" fo:padding-right="0.123cm" fo:padding-top="0cm" fo:padding-bottom="0cm" fo:border="0.018cm solid #000000" style:writing-mode="lr-tb"/>
    </style:style>
    <style:style style:name="Table15" style:family="table">
      <style:table-properties style:width="16.402cm" fo:margin-left="-0.136cm" table:align="left" style:writing-mode="lr-tb"/>
    </style:style>
    <style:style style:name="Table15.A" style:family="table-column">
      <style:table-column-properties style:column-width="2.708cm"/>
    </style:style>
    <style:style style:name="Table15.B" style:family="table-column">
      <style:table-column-properties style:column-width="13.695cm"/>
    </style:style>
    <style:style style:name="Table15.1" style:family="table-row">
      <style:table-row-properties style:keep-together="true" fo:keep-together="auto"/>
    </style:style>
    <style:style style:name="Table15.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5.B2" style:family="table-cell">
      <style:table-cell-properties style:vertical-align="top" fo:padding-left="0.123cm" fo:padding-right="0.123cm" fo:padding-top="0cm" fo:padding-bottom="0cm" fo:border="0.018cm solid #000000" style:writing-mode="lr-tb"/>
    </style:style>
    <style:style style:name="Table16" style:family="table">
      <style:table-properties style:width="15.653cm" fo:margin-left="-0.136cm" table:align="left" style:writing-mode="lr-tb"/>
    </style:style>
    <style:style style:name="Table16.A" style:family="table-column">
      <style:table-column-properties style:column-width="1.834cm"/>
    </style:style>
    <style:style style:name="Table16.B" style:family="table-column">
      <style:table-column-properties style:column-width="13.818cm"/>
    </style:style>
    <style:style style:name="Table16.1" style:family="table-row">
      <style:table-row-properties style:keep-together="true" fo:keep-together="auto"/>
    </style:style>
    <style:style style:name="Table16.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6.B2" style:family="table-cell">
      <style:table-cell-properties style:vertical-align="top" fo:padding-left="0.123cm" fo:padding-right="0.123cm" fo:padding-top="0cm" fo:padding-bottom="0cm" fo:border="0.018cm solid #000000" style:writing-mode="lr-tb"/>
    </style:style>
    <style:style style:name="Table17" style:family="table">
      <style:table-properties style:width="10.402cm" fo:margin-left="-0.136cm" table:align="left" style:writing-mode="lr-tb"/>
    </style:style>
    <style:style style:name="Table17.A" style:family="table-column">
      <style:table-column-properties style:column-width="2.875cm"/>
    </style:style>
    <style:style style:name="Table17.B" style:family="table-column">
      <style:table-column-properties style:column-width="7.527cm"/>
    </style:style>
    <style:style style:name="Table17.1" style:family="table-row">
      <style:table-row-properties style:keep-together="true" fo:keep-together="auto"/>
    </style:style>
    <style:style style:name="Table17.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7.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7.B2" style:family="table-cell">
      <style:table-cell-properties style:vertical-align="top" fo:padding-left="0.123cm" fo:padding-right="0.123cm" fo:padding-top="0cm" fo:padding-bottom="0cm" fo:border="0.018cm solid #000000" style:writing-mode="lr-tb"/>
    </style:style>
    <style:style style:name="Table18" style:family="table">
      <style:table-properties style:width="8.652cm" fo:margin-left="-0.136cm" table:align="left" style:writing-mode="lr-tb"/>
    </style:style>
    <style:style style:name="Table18.A" style:family="table-column">
      <style:table-column-properties style:column-width="2.374cm"/>
    </style:style>
    <style:style style:name="Table18.B" style:family="table-column">
      <style:table-column-properties style:column-width="6.278cm"/>
    </style:style>
    <style:style style:name="Table18.1" style:family="table-row">
      <style:table-row-properties style:keep-together="true" fo:keep-together="auto"/>
    </style:style>
    <style:style style:name="Table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8.B1" style:family="table-cell">
      <style:table-cell-properties style:vertical-align="top" fo:padding-left="0.123cm" fo:padding-right="0.123cm" fo:padding-top="0cm" fo:padding-bottom="0cm" fo:border="0.018cm solid #000000" style:writing-mode="lr-tb"/>
    </style:style>
    <style:style style:name="Table19" style:family="table">
      <style:table-properties style:width="12.151cm" fo:margin-left="-0.136cm" table:align="left" style:writing-mode="lr-tb"/>
    </style:style>
    <style:style style:name="Table19.A" style:family="table-column">
      <style:table-column-properties style:column-width="2.374cm"/>
    </style:style>
    <style:style style:name="Table19.B" style:family="table-column">
      <style:table-column-properties style:column-width="9.777cm"/>
    </style:style>
    <style:style style:name="Table19.1" style:family="table-row">
      <style:table-row-properties style:keep-together="true" fo:keep-together="auto"/>
    </style:style>
    <style:style style:name="Table1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9.B1" style:family="table-cell">
      <style:table-cell-properties style:vertical-align="top" fo:padding-left="0.123cm" fo:padding-right="0.123cm" fo:padding-top="0cm" fo:padding-bottom="0cm" fo:border="0.018cm solid #000000" style:writing-mode="lr-tb"/>
    </style:style>
    <style:style style:name="Table20" style:family="table">
      <style:table-properties style:width="14.649cm" fo:margin-left="-0.136cm" table:align="left" style:writing-mode="lr-tb"/>
    </style:style>
    <style:style style:name="Table20.A" style:family="table-column">
      <style:table-column-properties style:column-width="5.195cm"/>
    </style:style>
    <style:style style:name="Table20.B" style:family="table-column">
      <style:table-column-properties style:column-width="9.454cm"/>
    </style:style>
    <style:style style:name="Table20.1" style:family="table-row">
      <style:table-row-properties style:keep-together="true" fo:keep-together="auto"/>
    </style:style>
    <style:style style:name="Table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0.B1" style:family="table-cell">
      <style:table-cell-properties style:vertical-align="top" fo:padding-left="0.123cm" fo:padding-right="0.123cm" fo:padding-top="0cm" fo:padding-bottom="0cm" fo:border="0.018cm solid #000000" style:writing-mode="lr-tb"/>
    </style:style>
    <style:style style:name="Table21" style:family="table">
      <style:table-properties style:width="10.903cm" fo:margin-left="-0.136cm" table:align="left" style:writing-mode="lr-tb"/>
    </style:style>
    <style:style style:name="Table21.A" style:family="table-column">
      <style:table-column-properties style:column-width="2.374cm"/>
    </style:style>
    <style:style style:name="Table21.B" style:family="table-column">
      <style:table-column-properties style:column-width="8.528cm"/>
    </style:style>
    <style:style style:name="Table21.1" style:family="table-row">
      <style:table-row-properties style:keep-together="true" fo:keep-together="auto"/>
    </style:style>
    <style:style style:name="Table2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1.B1" style:family="table-cell">
      <style:table-cell-properties style:vertical-align="top" fo:padding-left="0.123cm" fo:padding-right="0.123cm" fo:padding-top="0cm" fo:padding-bottom="0cm" fo:border="0.018cm solid #000000" style:writing-mode="lr-tb"/>
    </style:style>
    <style:style style:name="Table22" style:family="table">
      <style:table-properties style:width="16.275cm" fo:margin-left="-0.136cm" table:align="left" style:writing-mode="lr-tb"/>
    </style:style>
    <style:style style:name="Table22.A" style:family="table-column">
      <style:table-column-properties style:column-width="4.092cm"/>
    </style:style>
    <style:style style:name="Table22.B" style:family="table-column">
      <style:table-column-properties style:column-width="12.183cm"/>
    </style:style>
    <style:style style:name="Table22.1" style:family="table-row">
      <style:table-row-properties style:keep-together="true" fo:keep-together="auto"/>
    </style:style>
    <style:style style:name="Table2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2.B1"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text-properties style:font-name="Arial" fo:font-size="24pt" style:font-size-asian="24pt"/>
    </style:style>
    <style:style style:name="P2" style:family="paragraph" style:parent-style-name="Standard">
      <style:text-properties style:font-name="Courier"/>
    </style:style>
    <style:style style:name="P3" style:family="paragraph" style:parent-style-name="Standard">
      <style:text-properties fo:font-weight="bold" style:font-weight-asian="bold"/>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style:snap-to-layout-grid="false"/>
    </style:style>
    <style:style style:name="P6" style:family="paragraph" style:parent-style-name="Standard">
      <style:text-properties fo:language="none" fo:country="none"/>
    </style:style>
    <style:style style:name="P7" style:family="paragraph" style:parent-style-name="Standard">
      <style:text-properties fo:font-size="14pt" fo:font-weight="bold" style:font-size-asian="14pt" style:font-weight-asian="bold"/>
    </style:style>
    <style:style style:name="P8" style:family="paragraph" style:parent-style-name="Standard">
      <style:paragraph-properties fo:break-before="page"/>
    </style:style>
    <style:style style:name="P9" style:family="paragraph" style:parent-style-name="Standard">
      <style:paragraph-properties fo:break-before="page"/>
      <style:text-properties fo:text-transform="uppercase" fo:font-weight="normal" style:font-weight-asian="normal"/>
    </style:style>
    <style:style style:name="P10" style:family="paragraph" style:parent-style-name="Standard">
      <style:paragraph-properties fo:margin-left="2.3cm" fo:margin-right="0cm" fo:text-indent="0cm" style:auto-text-indent="false"/>
    </style:style>
    <style:style style:name="P11" style:family="paragraph" style:parent-style-name="Standard">
      <style:paragraph-properties fo:margin-left="0cm" fo:margin-right="0cm" fo:text-indent="2.3cm" style:auto-text-indent="false"/>
    </style:style>
    <style:style style:name="P12" style:family="paragraph" style:parent-style-name="Standard" style:list-style-name="L1">
      <style:paragraph-properties fo:margin-left="0.579cm" fo:margin-right="0cm" fo:text-indent="-0.499cm" style:auto-text-indent="false"/>
    </style:style>
    <style:style style:name="P13" style:family="paragraph" style:parent-style-name="Standard" style:list-style-name="L2">
      <style:paragraph-properties fo:margin-left="0.579cm" fo:margin-right="0cm" fo:text-indent="-0.499cm" style:auto-text-indent="false"/>
    </style:style>
    <style:style style:name="P14" style:family="paragraph" style:parent-style-name="Standard" style:list-style-name="L1">
      <style:paragraph-properties fo:margin-left="0.079cm" fo:margin-right="0cm" fo:text-indent="0cm" style:auto-text-indent="false"/>
    </style:style>
    <style:style style:name="P15" style:family="paragraph" style:parent-style-name="Standard" style:list-style-name="L2">
      <style:paragraph-properties fo:margin-left="0.079cm" fo:margin-right="0cm" fo:text-indent="0cm" style:auto-text-indent="false"/>
    </style:style>
    <style:style style:name="P16" style:family="paragraph" style:parent-style-name="Standard">
      <style:paragraph-properties fo:margin-left="6.9cm" fo:margin-right="0cm" fo:text-indent="2.3cm" style:auto-text-indent="false"/>
    </style:style>
    <style:style style:name="P17" style:family="paragraph" style:parent-style-name="Standard" style:list-style-name="L3">
      <style:paragraph-properties fo:margin-left="0.499cm" fo:margin-right="0cm" fo:text-indent="-0.499cm" style:auto-text-indent="false"/>
    </style:style>
    <style:style style:name="P18" style:family="paragraph" style:parent-style-name="Standard" style:list-style-name="L4">
      <style:paragraph-properties fo:margin-left="0.499cm" fo:margin-right="0cm" fo:text-indent="-0.499cm" style:auto-text-indent="false"/>
    </style:style>
    <style:style style:name="P19" style:family="paragraph" style:parent-style-name="Standard" style:list-style-name="L5">
      <style:paragraph-properties fo:margin-left="0.499cm" fo:margin-right="0cm" fo:text-indent="-0.499cm" style:auto-text-indent="false"/>
    </style:style>
    <style:style style:name="P20" style:family="paragraph" style:parent-style-name="Standard" style:list-style-name="L3">
      <style:paragraph-properties fo:margin-left="0cm" fo:margin-right="0cm" fo:text-indent="0cm" style:auto-text-indent="false"/>
    </style:style>
    <style:style style:name="P21" style:family="paragraph" style:parent-style-name="Standard" style:list-style-name="L4">
      <style:paragraph-properties fo:margin-left="0cm" fo:margin-right="0cm" fo:text-indent="0cm" style:auto-text-indent="false"/>
    </style:style>
    <style:style style:name="P22" style:family="paragraph" style:parent-style-name="Standard" style:list-style-name="L5">
      <style:paragraph-properties fo:margin-left="0cm" fo:margin-right="0cm" fo:text-indent="0cm" style:auto-text-indent="false"/>
    </style:style>
    <style:style style:name="P23" style:family="paragraph" style:parent-style-name="Standard">
      <style:paragraph-properties fo:margin-left="4.6cm" fo:margin-right="0cm" fo:text-indent="2.3cm" style:auto-text-indent="false"/>
      <style:text-properties style:font-name="Courier"/>
    </style:style>
    <style:style style:name="P24" style:family="paragraph" style:parent-style-name="Standard" style:master-page-name="Standard">
      <style:paragraph-properties style:page-number="auto"/>
    </style:style>
    <style:style style:name="P25" style:family="paragraph" style:parent-style-name="Contents_20_1">
      <style:paragraph-properties>
        <style:tab-stops>
          <style:tab-stop style:position="16.002cm" style:type="right" style:leader-style="dotted" style:leader-text="."/>
        </style:tab-stops>
      </style:paragraph-properties>
    </style:style>
    <style:style style:name="P26" style:family="paragraph" style:parent-style-name="Footer">
      <style:paragraph-properties fo:margin-left="0cm" fo:margin-right="0.635cm" fo:text-indent="0cm" style:auto-text-indent="false"/>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2">
      <style:paragraph-properties>
        <style:tab-stops>
          <style:tab-stop style:position="16.002cm" style:type="right" style:leader-style="dotted" style:leader-text="."/>
        </style:tab-stops>
      </style:paragraph-properties>
    </style:style>
    <style:style style:name="P29" style:family="paragraph">
      <style:paragraph-properties fo:text-align="center"/>
    </style:style>
    <style:style style:name="P30" style:family="paragraph">
      <style:paragraph-properties style:writing-mode="lr-tb"/>
    </style:style>
    <style:style style:name="T1" style:family="text">
      <style:text-properties style:font-name="Arial"/>
    </style:style>
    <style:style style:name="T2" style:family="text">
      <style:text-properties style:font-name="Arial" fo:font-size="36pt" style:font-size-asian="36pt"/>
    </style:style>
    <style:style style:name="T3" style:family="text">
      <style:text-properties style:font-name="Arial" fo:font-size="36pt" fo:font-weight="bold" style:font-size-asian="36pt" style:font-weight-asian="bold"/>
    </style:style>
    <style:style style:name="T4" style:family="text">
      <style:text-properties fo:font-weight="bold" style:font-weight-asian="bold"/>
    </style:style>
    <style:style style:name="T5" style:family="text">
      <style:text-properties style:font-name="Courier"/>
    </style:style>
    <style:style style:name="T6" style:family="text">
      <style:text-properties fo:language="none" fo:country="none"/>
    </style:style>
    <style:style style:name="T7" style:family="text"/>
    <style:style style:name="T8" style:family="text">
      <style:text-properties style:use-window-font-color="true" style:font-name="Times New Roman" fo:font-size="14pt" fo:language="sv" fo:country="SE" fo:font-weight="bold" style:font-name-asian="Times New Roman" style:font-size-asian="14pt" style:font-weight-asian="bold" style:font-name-complex="Times New Roman" style:font-size-complex="10pt"/>
    </style:style>
    <style:style style:name="T9" style:family="text">
      <style:text-properties style:use-window-font-color="true" style:font-name="Times New Roman" fo:font-size="10pt" fo:language="sv" fo:country="SE" style:font-name-asian="Times New Roman" style:font-size-asian="10pt" style:font-name-complex="Times New Roman" style:font-size-complex="10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content" style:horizontal-pos="from-left" style:horizontal-rel="paragraph-content"/>
    </style:style>
    <style:style style:name="gr2" style:family="graphic">
      <style:graphic-properties draw:stroke="solid" svg:stroke-width="0.018cm" svg:stroke-color="#000000"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content" style:horizontal-pos="from-left" style:horizontal-rel="paragraph-content"/>
    </style:style>
    <style:style style:name="gr3" style:family="graphic">
      <style:graphic-properties draw:stroke="solid" svg:stroke-width="0.018cm" svg:stroke-color="#ffffff" draw:fill="none" draw:fill-color="#ffffff" draw:auto-grow-height="false" draw:auto-grow-width="false" draw:fit-to-size="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style:style>
    <style:style style:name="gr4" style:family="graphic">
      <style:graphic-properties draw:stroke="solid" svg:stroke-width="0.026cm" svg:stroke-color="#000000" draw:fill="none" draw:fill-color="#ffffff" draw:auto-grow-height="false" draw:auto-grow-width="false" draw:fit-to-size="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style:style>
    <style:style style:name="gr5" style:family="graphic">
      <style:graphic-properties draw:stroke="solid" svg:stroke-width="0.071cm" svg:stroke-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style:style>
    <style:style style:name="gr6" style:family="graphic">
      <style:graphic-properties draw:stroke="solid" svg:stroke-width="0.071cm" svg:stroke-color="#000000"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text:s text:c="7"/></text:span><text:span text:style-name="T3">PWR_RTT_EDIT</text:span></text:p>
      <text:p text:style-name="Standard"/>
      <text:p text:style-name="P1"/>
      <text:p text:style-name="P1"/>
      <text:p text:style-name="P1"><text:tab/>Användarhandledn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20"/><text:span text:style-name="T1">Revision: <text:s text:c="12"/><text:tab/><text:tab/> 96 04 15 <text:s text:c="14"/>Claes Sjöfors</text:span></text:p>
      <text:p text:style-name="Standard"><text:s text:c="20"/><text:span text:style-name="T1">Version: <text:s text:c="12"/><text:tab/><text:tab/> V2.7-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5">Inledning<text:tab/>5</text:p>
          <text:p text:style-name="P25"><text:soft-page-break/>Arbeta med rtt editorn<text:tab/>6</text:p>
          <text:p text:style-name="P28">Starta editorn<text:tab/>6</text:p>
          <text:p text:style-name="P28">Meny editorn<text:tab/>6</text:p>
          <text:p text:style-name="P28">Huvudrubrik<text:tab/>6</text:p>
          <text:p text:style-name="P28">Titel prefix<text:tab/>6</text:p>
          <text:p text:style-name="P28">Setup<text:tab/>7</text:p>
          <text:p text:style-name="P28">Skapa menyentryn<text:tab/>7</text:p>
          <text:p text:style-name="P28">Skapa en undermeny<text:tab/>7</text:p>
          <text:p text:style-name="P28">Typer av menyentryn<text:tab/>7</text:p>
          <text:p text:style-name="P27">menu<text:tab/>7</text:p>
          <text:p text:style-name="P27">picture<text:tab/>7</text:p>
          <text:p text:style-name="P27">permpicture<text:tab/>7</text:p>
          <text:p text:style-name="P27">function<text:tab/>8</text:p>
          <text:p text:style-name="P27">exit<text:tab/>8</text:p>
          <text:p text:style-name="P27">objecthierarchy<text:tab/>8</text:p>
          <text:p text:style-name="P27">command<text:tab/>8</text:p>
          <text:p text:style-name="P27">commandhold<text:tab/>8</text:p>
          <text:p text:style-name="P27">keys<text:tab/>8</text:p>
          <text:p text:style-name="P27">vmscommand<text:tab/>8</text:p>
          <text:p text:style-name="P27">vmshold<text:tab/>9</text:p>
          <text:p text:style-name="P27">vmsconfirm<text:tab/>9</text:p>
          <text:p text:style-name="P27">vmsnowait<text:tab/>9</text:p>
          <text:p text:style-name="P27">objpicture<text:tab/>9</text:p>
          <text:p text:style-name="P27">syspicture<text:tab/>9</text:p>
          <text:p text:style-name="P28">Ta bort menyentryn<text:tab/>10</text:p>
          <text:p text:style-name="P28">Flyttning av menyentryn<text:tab/>10</text:p>
          <text:p text:style-name="P28">Ändra ett menyentry<text:tab/>10</text:p>
          <text:p text:style-name="P28">Flyttning av meny-träd mellan program<text:tab/>10</text:p>
          <text:p text:style-name="P28">Inläsning av standardmenyer<text:tab/>10</text:p>
          <text:p text:style-name="P28">Editera bilder<text:tab/>10</text:p>
          <text:p text:style-name="P28">Inverse mode<text:tab/>10</text:p>
          <text:p text:style-name="P28">Linjegrafik<text:tab/>11</text:p>
          <text:p text:style-name="P28">Skapa uppdateringsfält<text:tab/>11</text:p>
          <text:p text:style-name="P28">Editera uppdateringsfält<text:tab/>11</text:p>
          <text:p text:style-name="P27">Analoga attribut<text:tab/>11</text:p>
          <text:p text:style-name="P27">Stapeldiagram<text:tab/>11</text:p>
          <text:p text:style-name="P27">Digitala attribut<text:tab/>12</text:p>
          <text:p text:style-name="P27">Text<text:tab/>12</text:p>
          <text:p text:style-name="P27">Ändringsbara fält<text:tab/>13</text:p>
          <text:p text:style-name="P27">Ej ändningbara fält<text:tab/>13</text:p>
          <text:p text:style-name="P27">Inverterade fält<text:tab/>14</text:p>
          <text:p text:style-name="P27">Tryckknappar<text:tab/>14</text:p>
          <text:p text:style-name="P27">Objid<text:tab/>14</text:p>
          <text:p text:style-name="P27">Tid<text:tab/>15</text:p>
          <text:p text:style-name="P27">Öppna bild på tryckknapp<text:tab/>15</text:p>
          <text:p text:style-name="P28">Ändring av fält utan att öppna det<text:tab/>15</text:p>
          <text:p text:style-name="P28">Ta bort ett fält<text:tab/>15</text:p>
          <text:p text:style-name="P28">Cut-Copy-Paste<text:tab/>16</text:p>
          <text:p text:style-name="P28">Editera fält i text-editor<text:tab/>16</text:p>
          <text:p text:style-name="P28">Kopiera bilder mellan program<text:tab/>16</text:p>
          <text:p text:style-name="P28">Leta efter attribut<text:tab/>16</text:p>
          <text:p text:style-name="P28">Hjälptexter<text:tab/>17</text:p>
          <text:p text:style-name="P28">Spara<text:tab/>17</text:p>
          <text:p text:style-name="P28">Skapa rtt-program<text:tab/>17</text:p>
          <text:p text:style-name="P28">Köra programmet<text:tab/>18</text:p>
          <text:p text:style-name="P28">Avsluta<text:tab/>18</text:p>
          <text:p text:style-name="P28">Editera på olika plattformar<text:tab/>18</text:p>
          <text:p text:style-name="P25">Menyer<text:tab/>19</text:p>
          <text:p text:style-name="P28">Meny mod<text:tab/>19</text:p>
          <text:p text:style-name="P28">Skapa menyer och menyentryn<text:tab/>19</text:p>
          <text:p text:style-name="P28">Ta bort menyer<text:tab/>20</text:p>
          <text:p text:style-name="P28"><text:soft-page-break/>Flytta menyer<text:tab/>20</text:p>
          <text:p text:style-name="P25">Editering av bilder<text:tab/>21</text:p>
          <text:p text:style-name="P28">Editerings mod<text:tab/>21</text:p>
          <text:p text:style-name="P28"><text:s/>Koppling till databasen<text:tab/>21</text:p>
          <text:p text:style-name="P28">Editera ett uppdaterings fält<text:tab/>22</text:p>
          <text:p text:style-name="P27">Data för ett fält<text:tab/>22</text:p>
          <text:p text:style-name="P27">Stapeldiagram<text:tab/>25</text:p>
          <text:p text:style-name="P27">Fält som visar tiden<text:tab/>25</text:p>
          <text:p text:style-name="P27">Fält som visar larm<text:tab/>25</text:p>
          <text:p text:style-name="P25">Bilder med bakomliggande kod<text:tab/>27</text:p>
          <text:p text:style-name="P28">Lokala variabler<text:tab/>27</text:p>
          <text:p text:style-name="P28">Funktions fil<text:tab/>27</text:p>
          <text:p text:style-name="P25">Funktionstangenter (snabbstart)<text:tab/>29</text:p>
          <text:p text:style-name="P28">Snabbstartsmeny<text:tab/>29</text:p>
          <text:p text:style-name="P25">Hjälptexter<text:tab/>30</text:p>
          <text:p text:style-name="P25">Systembilder<text:tab/>31</text:p>
          <text:p text:style-name="P25">Objektsbilder<text:tab/>32</text:p>
          <text:p text:style-name="P28">Objektsbild PID<text:tab/>32</text:p>
          <text:p text:style-name="P25">Rtt utan gdh<text:tab/>33</text:p>
          <text:p text:style-name="P25">Kommandon<text:tab/>34</text:p>
          <text:p text:style-name="P28">Bild editor<text:tab/>34</text:p>
          <text:p text:style-name="P27">clear picture<text:tab/>34</text:p>
          <text:p text:style-name="P27">clear items<text:tab/>34</text:p>
          <text:p text:style-name="P27">connect<text:tab/>34</text:p>
          <text:p text:style-name="P27">copy<text:tab/>34</text:p>
          <text:p text:style-name="P27">create<text:tab/>34</text:p>
          <text:p text:style-name="P27">cut<text:tab/>34</text:p>
          <text:p text:style-name="P27">delete<text:tab/>35</text:p>
          <text:p text:style-name="P27">dualconnect<text:tab/>35</text:p>
          <text:p text:style-name="P27">include items<text:tab/>35</text:p>
          <text:p text:style-name="P27">include picture<text:tab/>35</text:p>
          <text:p text:style-name="P27">modify<text:tab/>35</text:p>
          <text:p text:style-name="P27">paste<text:tab/>35</text:p>
          <text:p text:style-name="P27">save<text:tab/>35</text:p>
          <text:p text:style-name="P27">select<text:tab/>36</text:p>
          <text:p text:style-name="P27">set<text:tab/>36</text:p>
          <text:p text:style-name="P27">unselect<text:tab/>36</text:p>
          <text:p text:style-name="P27">write items<text:tab/>36</text:p>
          <text:p text:style-name="P27">write picture<text:tab/>36</text:p>
          <text:p text:style-name="P27">modify<text:tab/>36</text:p>
          <text:p text:style-name="P28">Meny editor<text:tab/>36</text:p>
          <text:p text:style-name="P27">create<text:tab/>36</text:p>
          <text:p text:style-name="P27">include menu<text:tab/>37</text:p>
          <text:p text:style-name="P27">modify<text:tab/>37</text:p>
          <text:p text:style-name="P27">show<text:tab/>37</text:p>
          <text:p text:style-name="P27">undo delete<text:tab/>38</text:p>
          <text:p text:style-name="P27">write menu<text:tab/>38</text:p>
          <text:p text:style-name="P28">Gemensamma<text:tab/>38</text:p>
          <text:p text:style-name="P27">compile<text:tab/>38</text:p>
          <text:p text:style-name="P27">edit<text:tab/>38</text:p>
          <text:p text:style-name="P27">exit<text:tab/>38</text:p>
          <text:p text:style-name="P27">export gdhreflist<text:tab/>38</text:p>
          <text:p text:style-name="P27">export externref<text:tab/>38</text:p>
          <text:p text:style-name="P27">link<text:tab/>39</text:p>
          <text:p text:style-name="P27"><text:soft-page-break/>quit<text:tab/>39</text:p>
          <text:p text:style-name="P27">save<text:tab/>39</text:p>
          <text:p text:style-name="P27">setup<text:tab/>39</text:p>
          <text:p text:style-name="P27">show collection<text:tab/>39</text:p>
          <text:p text:style-name="P25">Appendix A<text:tab/>40</text:p>
          <text:p text:style-name="P28">Exempel på en funktion till en funktions bild<text:tab/>40</text:p>
        </text:index-body>
      </text:table-of-content>
      <text:p text:style-name="P9"/>
      <text:p text:style-name="Standard"/>
      <text:p text:style-name="Standard"/>
      <text:h text:style-name="Heading_20_1" text:outline-level="1">Inledning</text:h>
      <text:p text:style-name="Standard"/>
      <text:p text:style-name="Standard"/>
      <text:p text:style-name="Standard"/>
      <text:p text:style-name="Standard"/>
      <text:p text:style-name="Standard">Pwr_rtt_edit är en editor för att bygga bilder för underhåll och enklare operatörskommunikation</text:p>
      <text:p text:style-name="Standard">i proview. Pwr_rtt_edit omfattar ett verktyg för att bygga upp menyer av den typ som används i <text:s/>objektshierarkierna i rtt, samt en editor för att bygga bilder som presenterar värden på attribut i realtids-databasen.</text:p>
      <text:p text:style-name="P10"/>
      <text:p text:style-name="Standard">Pwr_rtt_edit startas med symbolen pwr_rtt_edit med med ett lämpligt programnamn som argument (t ex nodnamn). Det rtt program som skapas kommer att namnges <text:s/>rs_rtt_'programnamn'.</text:p>
      <text:p text:style-name="P10"/>
      <text:p text:style-name="Standard">Pwr_rtt_edit kräver att två logiska namn finns definierade: pwrp_rtt och pwrp_rttbld. Dessa ska peka på filkataloger i projekt-trädet. pwrp_rtt kommera att innehålla källkoden för menyer och bilder, och pwrp_rttbld diverse filer för att bygga rtt. Standard är filkatalogerna &lt;.rtt&gt; resp &lt;.rttbld&gt; under pwrp_src, vilket definieras med kommandona, på VMS</text:p>
      <text:p text:style-name="P10"/>
      <text:p text:style-name="P2">$ define/job pwrp_rtt <text:tab/>pwrp_groot:&lt;common.src.rtt&gt;</text:p>
      <text:p text:style-name="P2">$ define/job pwrp_rttbld <text:tab/>pwrp_groot:&lt;common.src.rttbld&gt;</text:p>
      <text:p text:style-name="Standard"/>
      <text:p text:style-name="Standard">och på LYNX</text:p>
      <text:p text:style-name="Standard"/>
      <text:p text:style-name="P2">export pwrp_rtt=$pwrp_groot/common/src/rtt</text:p>
      <text:p text:style-name="P2">export pwrp_rttbld=$pwrp_groot/common/src/rttbld</text:p>
      <text:p text:style-name="Standard"/>
      <text:p text:style-name="Standard">pwr_rtt_edit kan köras på VAX_VMS, AXP_VMS och X86_LYNX.</text:p>
      <text:p text:style-name="P8"/>
      <text:h text:style-name="Heading_20_1" text:outline-level="1">Arbeta med rtt editorn</text:h>
      <text:p text:style-name="Standard"/>
      <text:p text:style-name="Standard"/>
      <text:p text:style-name="Standard"/>
      <text:p text:style-name="Standard">Här följer ett introduktion för att kunna sätta igång och <text:s/>jobba med rtt-editorn.</text:p>
      <text:h text:style-name="Heading_20_2" text:outline-level="2">Starta editorn</text:h>
      <text:p text:style-name="Standard">Man startar editorn från konstrukörsmenyn eller med kommandot</text:p>
      <text:p text:style-name="Standard"/>
      <text:p text:style-name="P11">$ pwr_rtt_edit</text:p>
      <text:p text:style-name="Standard"/>
      <text:p text:style-name="Standard">Editorn frågar efter 'Program' som är ett namn som kommer att ingå i alla filer som genereras. rtt-programmet som genereras med program-namnet 'VHXN2R' kommer att namnges pwrp_exe:rs_rtt_vhxn2r.exe. Startar man editorn från DCL kan program-namnet skickas med som argument.</text:p>
      <text:p text:style-name="Standard"/>
      <text:p text:style-name="P11">$ pwr_rtt_edit vhxn2r</text:p>
      <text:p text:style-name="Standard"/>
      <text:h text:style-name="Heading_20_2" text:outline-level="2">Meny editorn</text:h>
      <text:p text:style-name="Standard">När program-namnet är inmatat kommer man in i meny-editorn. Man kan här skapa ett meny-träd med</text:p>
      <text:p text:style-name="Standard">meny-entryn för bilder, undermenyer mm.</text:p>
      <text:p text:style-name="Standard"/>
      <text:p text:style-name="Standard">Menyeditorn visar meny-entryn i den form de kommer att få i det <text:s/>genererade programmet. Enda skillnaden är att meny-entryts typ skrivs inom parentes efter menytexten. Översta menyn kallas huvudmenyn. <text:s/>Det innehåller en huvudrubrik, ett menyentry, och ett (ännu ej synbart) titel prefix i övre vänstra hörnet.</text:p>
      <text:p text:style-name="Standard"/>
      <text:p text:style-name="Standard">Genom att trycka på ctrl/b får man fram en prompt och kan skriva kommandon. Med 'pil upp' kan man återanvända och modifiera gamla kommandon.</text:p>
      <text:p text:style-name="Standard"/>
      <text:h text:style-name="Heading_20_2" text:outline-level="2">Huvudrubrik</text:h>
      <text:p text:style-name="Standard">Huvudrubriken skrivs default som "RTT IN 'program'".</text:p>
      <text:p text:style-name="Standard">Man kan modifiera den med kommandot 'modify /maintitle". Vill man ha den på svenska kan man <text:s/>t ex skriva</text:p>
      <text:p text:style-name="Standard"/>
      <text:p text:style-name="P2">rtt_edit&gt; mod/maintitle="Rtt i VHXN2R"</text:p>
      <text:p text:style-name="Standard"/>
      <text:p text:style-name="Standard">Om titeln innehåller blanktecken eller små bokstäver ska den omges av citations-tecken.</text:p>
      <text:p text:style-name="Standard"/>
      <text:h text:style-name="Heading_20_2" text:outline-level="2">Titel prefix</text:h>
      <text:p text:style-name="Standard">Titel prefix är en text som skrivs ut i över västra hörnet på samtliga sidor i rtt (utom editerade bildsidor). Prefixet bör innehålla system och nod-namn så att man enkelt kan se vilken nod man är inne i. Editerar man ett program som ska kunna exekveras i olika noder och tom olika system, kan man inte hårdkoda ett nod- eller system-namn. Det finns då möjlighet att använda rtt-symboler i prefixet. Nedan används symbolerna RTT_NODE och RTT_SYS som innehåller aktuellt nod- resp systemnamn.</text:p>
      <text:p text:style-name="Standard"/>
      <text:p text:style-name="Standard">Prefixet ändras med kommandot</text:p>
      <text:p text:style-name="Standard"/>
      <text:p text:style-name="P2">rtt_edit&gt; mod/titleprefix="RTT-#'RTT_NODE#'-#'RTT_SYS#'</text:p>
      <text:p text:style-name="Standard"/>
      <text:p text:style-name="Standard">#-tecket gör att inte rtt-symbolerna konverteras av editorn vid inmatningen (symbolerna finns definierade även i editorn eftersom denna bygger på rtt). Titleprefix kommer att innehålla texten "RTT-'RTT_NODE'-'RTT_SYS' som vid <text:s/>runtime kommer att konverteras till t ex "RTT-VHXOP4-VHXN2R".</text:p>
      <text:h text:style-name="Heading_20_2" text:outline-level="2"><text:soft-page-break/>Setup</text:h>
      <text:p text:style-name="Standard">Ett enklare sätt att lägga in huvudtitel och title prefix är att gå in i setup med kommandot</text:p>
      <text:p text:style-name="Standard"/>
      <text:p text:style-name="P2">rtt_edit&gt; setup</text:p>
      <text:p text:style-name="Standard"/>
      <text:p text:style-name="Standard">Välj ut ‘Main title’ eller ‘Title prefix’ och mata in mha PF3. Här behöver man inte använda # tecknet som i exemplet ovan.</text:p>
      <text:p text:style-name="Standard">Passa även på att lägga in de plattformar som rtt-programmet ska byggas för. I fältet ‘Operating system’ lägger man in koden för plattformen (eller summan av koderna om man vill bygga för flera plattformar). </text:p>
      <text:h text:style-name="Heading_20_2" text:outline-level="2">Skapa menyentryn</text:h>
      <text:p text:style-name="Standard">När men editerar ett program första gången får man ett dummy-menyentry med namnet "'progamnamn' MENU", t ex "VHXN2R MENU". Man skapar nya menyentryn med funktionen 'create'.</text:p>
      <text:p text:style-name="Standard"/>
      <text:p text:style-name="P2">rtt_edit&gt; create/menu UNDERHÅLL</text:p>
      <text:p text:style-name="Standard"/>
      <text:p text:style-name="Standard">Nya menyentryn skapas under det menyentry som är utvalt. Vill man skapa ett menyentry överst måste man skapa det nya entryt under det översta, och sedan flytta ner det översta ett snäpp.</text:p>
      <text:p text:style-name="Standard"/>
      <text:h text:style-name="Heading_20_2" text:outline-level="2">Skapa en undermeny</text:h>
      <text:p text:style-name="Standard">Man kan bygga menyträd genom att skapa undermenyer med kommandot 'create/child'. Undermenyer kan skapas till menyentryn av typen 'menu'. Välj ut ett entry av typen 'menu' och skriv kommandot</text:p>
      <text:p text:style-name="Standard"/>
      <text:p text:style-name="P2">rtt_edit&gt; create/menu/child "entry namn"</text:p>
      <text:p text:style-name="Standard"/>
      <text:p text:style-name="Standard">Genom att trycka på return öppnar man undermenyn, som nu innehåller ett menyentry. Flera menyentryn i undermenyn skapas pss som i huvudmenyn. Med PF4 âtergår man till föregående meny.</text:p>
      <text:p text:style-name="Standard"/>
      <text:h text:style-name="Heading_20_2" text:outline-level="2">Typer av menyentryn</text:h>
      <text:p text:style-name="Standard">Det finns ett antal olika typer av menyentryn.</text:p>
      <text:p text:style-name="Standard"/>
      <text:h text:style-name="Heading_20_3" text:outline-level="3">menu</text:h>
      <text:p text:style-name="Standard">menu innehåller en undermeny skapas med kommandot</text:p>
      <text:p text:style-name="Standard"/>
      <text:p text:style-name="P2">rtt_edit&gt; create/menu "entryname"</text:p>
      <text:p text:style-name="Standard"/>
      <text:h text:style-name="Heading_20_3" text:outline-level="3">picture</text:h>
      <text:p text:style-name="Standard">picture innehåller en editerad bild</text:p>
      <text:p text:style-name="Standard"/>
      <text:p text:style-name="P2">rtt_edit&gt; create/picture "picturename"</text:p>
      <text:h text:style-name="Heading_20_3" text:outline-level="3">permpicture</text:h>
      <text:p text:style-name="Standard">Permpicture är liksom picure en editerad bild. Skillnaden är att en permpicture behåller sina prenumerationer när man går ur bilden, och har dem tillgängliga nästa gång man tar upp bilden. En picture tar bort prenumerationerna och måste knyta upp dem igen varje gång bilden tas upp.</text:p>
      <text:p text:style-name="Standard">En bild som används ofta bör göras som en permpicture.</text:p>
      <text:p text:style-name="Standard"/>
      <text:p text:style-name="P2">rtt_edit&gt; create/permpicture 'picturename'</text:p>
      <text:p text:style-name="Standard"/>
      <text:h text:style-name="Heading_20_3" text:outline-level="3"><text:soft-page-break/>function</text:h>
      <text:p text:style-name="Standard">function är en editerad bild med användaskriven kod bakom. I create-kommandot anges ett funktions-namn på en c-function som läggs in av konstruktören i filen pwrp_rtt:ra_rtt_'program'.c. c-funktionen anropas när bilden initieras, avslutas, när data i bilden ändras, samt cykliskt för uppdatering av bilden.</text:p>
      <text:p text:style-name="Standard"/>
      <text:p text:style-name="P2">rtt_edit&gt; create/picture/function=VHXN2R_ZON1 "Zon 1"</text:p>
      <text:p text:style-name="Standard"/>
      <text:p text:style-name="Standard">Imatad function för ett menyentry visas med</text:p>
      <text:p text:style-name="Standard"/>
      <text:p text:style-name="Standard">rtt_edit&gt; show function</text:p>
      <text:h text:style-name="Heading_20_3" text:outline-level="3">exit</text:h>
      <text:p text:style-name="Standard">exit är ett menyentry som avslutar exekveringen av rtt.</text:p>
      <text:p text:style-name="Standard"/>
      <text:p text:style-name="P2">rtt_edit&gt; create/exit "AVSLUTA"</text:p>
      <text:p text:style-name="Standard"/>
      <text:h text:style-name="Heading_20_3" text:outline-level="3">objecthierarchy</text:h>
      <text:p text:style-name="Standard">objecthiearchy visar proview-databasen.</text:p>
      <text:p text:style-name="Standard"/>
      <text:p text:style-name="P2">rtt_edit&gt; create/objectherarchy "OBJEKT HIERARKI"</text:p>
      <text:p text:style-name="Standard"/>
      <text:h text:style-name="Heading_20_3" text:outline-level="3">command</text:h>
      <text:p text:style-name="Standard">command utför ett rtt-kommando som anges vid skapandet av entryt. Följande menyentry kommer att visa larmlistan.</text:p>
      <text:p text:style-name="Standard"/>
      <text:p text:style-name="P2">rtt_edit&gt; create/command="alarm show" "Larmlista"</text:p>
      <text:p text:style-name="Standard"/>
      <text:p text:style-name="Standard">Man kan även sätta attribut i databasen från ett menyentry</text:p>
      <text:p text:style-name="Standard"/>
      <text:p text:style-name="P2">rtt_edit&gt;crea/command="set param/name=vhxn2r-zon1-starta_ugn.ActualValue/value=1" "Starta ugn"</text:p>
      <text:p text:style-name="Standard"/>
      <text:p text:style-name="Standard">Imatat kommando för ett menyentry visas med</text:p>
      <text:p text:style-name="Standard"/>
      <text:p text:style-name="P2">rtt_edit&gt; show command</text:p>
      <text:h text:style-name="Heading_20_3" text:outline-level="3">commandhold</text:h>
      <text:p text:style-name="Standard">En variant på ‘command’ som ska användas för funktionstangenter om man vill behålla den aktuella bilden. Om man har ett ‘command’ entry definierat som en funktionstangent kommer man att lämna den aktuella bilden innan kommandot utförs (med undantag för kommandot ‘set’). Med ‘commandhold’ behåller man aktuell bild och bilden kommer inte heller att ritas om när kommandot är utför.</text:p>
      <text:h text:style-name="Heading_20_3" text:outline-level="3">keys</text:h>
      <text:p text:style-name="Standard">keys innehåller en undermeny med menyentryn som kan startas från funktions-tangenterna på ett rtt-tangenbord.</text:p>
      <text:p text:style-name="Standard">Ordningen av menyalternativen bestämmer vilken funktionstangen den kopplas till. Det översta menyentryt kopplas till F1, det näst översta till F2 osv. Keys-entryt måste ligga i huvudmenyn.</text:p>
      <text:p text:style-name="Standard"/>
      <text:p text:style-name="P2">rtt_edit&gt;create/key "Funktionstangenter"</text:p>
      <text:p text:style-name="Standard"/>
      <text:h text:style-name="Heading_20_3" text:outline-level="3">vmscommand</text:h>
      <text:p text:style-name="Standard">vmscommand utför ett VMS-kommando. Detta kan användas för service-menyer i VMS-miljö. Ett godtyckligt VMS-kommando kan anges, lämpligen en kommandofil med parametrar.</text:p>
      <text:p text:style-name="Standard"/>
      <text:p text:style-name="P2">rtt_edit&gt;create/vmscommand="@pwrp_exe:logg_list 1" "Lista loggning"</text:p>
      <text:p text:style-name="Standard"/>
      <text:p text:style-name="Standard"><text:soft-page-break/>Inmatat vms-kommandot för ett menyentry visas med kommandot</text:p>
      <text:p text:style-name="Standard"/>
      <text:p text:style-name="P2">rtt_edit&gt; show vms</text:p>
      <text:p text:style-name="P2"/>
      <text:h text:style-name="Heading_20_3" text:outline-level="3">vmshold</text:h>
      <text:p text:style-name="Standard">vmshold är samma som vmscommand med den skillnaden att den aktuella rtt menyn inte ritas om när VMS-kommando har exekverats. En utskrift som genereras av en kommandofil som anropas kommer att hamna på nedersta raden i rtt-menyn. Man kan pss skriva ut felmeddelanden eller information i kommandofilen.</text:p>
      <text:p text:style-name="Standard"/>
      <text:p text:style-name="P2">rtt_edit&gt;create/vmshold="@pwrp_exe:logg_list 2" "Lista mera loggning"</text:p>
      <text:p text:style-name="Standard"/>
      <text:p text:style-name="Standard"/>
      <text:p text:style-name="Standard"/>
      <text:h text:style-name="Heading_20_3" text:outline-level="3">vmsconfirm</text:h>
      <text:p text:style-name="Standard">vmsconfirm exekverar ett vms-kommando, men kräver först en bekräftelse från användaren. Användaren bekräftar genom att trycka på PF1 och <text:s/>avbryter genom att trycka på PF4.</text:p>
      <text:p text:style-name="Standard"/>
      <text:p text:style-name="P2">rtt_edit&gt; create/vmsconfirm="@pwrp_exe:logg_list 3" "Lista ännu mer..."</text:p>
      <text:p text:style-name="Standard"/>
      <text:h text:style-name="Heading_20_3" text:outline-level="3">vmsnowait</text:h>
      <text:p text:style-name="Standard">vmsnowait är ytterligare en variant av vms-kommando, där man inte väntar på att kommandot ska exekvera färdigt. Kommandot kan fortsätta och leva sitt eget liv i en subprocess, medan rtt-programmet forsätter att köra. Man kan t ex <text:s/>skapa en decterm och exekvera ett program där.</text:p>
      <text:p text:style-name="Standard"/>
      <text:p text:style-name="P2">rtt_edit&gt; create/nowait="@pwrp_exe:logg_list 4" "Lista i ett separat fönster"</text:p>
      <text:h text:style-name="Heading_20_3" text:outline-level="3">objpicture</text:h>
      <text:p text:style-name="Standard">objpicture är objektsbilder, dvs bilder som presenterar ett objekt av en <text:s/>viss klass. Objektsbilder finns för</text:p>
      <text:p text:style-name="Standard">klasserna PID och Av. Förutom objektsnamnet anges i 'create'-kommandot vilken objektsbild som <text:s/>ska visas</text:p>
      <text:p text:style-name="Standard">(RTTSYS_OBJECT_'klass').</text:p>
      <text:p text:style-name="Standard"/>
      <text:p text:style-name="P2">rtt_edit&gt; create/objpicture=rttsys_object_pid/name=vhxn2r-zon1-tempreg <text:s/>"Temperaturregulator zon 1"</text:p>
      <text:p text:style-name="Standard"/>
      <text:p text:style-name="Standard">Man kan visa den inmatade objektsbilden för ett menyentry med kommandot </text:p>
      <text:p text:style-name="Standard"/>
      <text:p text:style-name="P2">rtt_edit&gt; show objpicture</text:p>
      <text:p text:style-name="Standard"/>
      <text:p text:style-name="Standard">Objektsnamnet visas med</text:p>
      <text:p text:style-name="Standard"/>
      <text:p text:style-name="P2">rtt_edit&gt; show name</text:p>
      <text:p text:style-name="Standard"/>
      <text:h text:style-name="Heading_20_3" text:outline-level="3">syspicture</text:h>
      <text:p text:style-name="Standard">syspicture är bilder som visar information om ett proviewsystem, t ex vilka noder man har kontakt med (SHOW NODES).</text:p>
      <text:p text:style-name="Standard"/>
      <text:p text:style-name="P2">rtt_edit&gt; create/syspicture=rttsys_show_nodes "SHOW NODES"</text:p>
      <text:p text:style-name="Standard"/>
      <text:p text:style-name="Standard">Man kan visa den inmatade systembilden för ett menyentry med kommandot</text:p>
      <text:p text:style-name="Standard"/>
      <text:p text:style-name="P2">rtt_edit&gt; show syspicture</text:p>
      <text:p text:style-name="Standard"/>
      <text:h text:style-name="Heading_20_2" text:outline-level="2"><text:soft-page-break/>Ta bort menyentryn</text:h>
      <text:p text:style-name="Standard">Ett menyentry tas bort genom att välja ut det och trycka på delete (radera). Innehåller menyentryt en undermeny</text:p>
      <text:p text:style-name="Standard">kommer även denna att tas bort. Den senaste delete-operationen kan återskapas med 'undo delete' kommandot.</text:p>
      <text:p text:style-name="Standard"/>
      <text:p text:style-name="P2">rtt_edit&gt;undo delete</text:p>
      <text:p text:style-name="Standard"/>
      <text:h text:style-name="Heading_20_2" text:outline-level="2">Flyttning av menyentryn</text:h>
      <text:p text:style-name="Standard">Delete - 'undo delete' funktionerna kan användas för att flytta menyentry eftersom 'undo delete' återskapar det</text:p>
      <text:p text:style-name="Standard">senast borttagna menyentryn nedanför det utvalda entryt.</text:p>
      <text:p text:style-name="Standard"/>
      <text:h text:style-name="Heading_20_2" text:outline-level="2">Ändra ett menyentry</text:h>
      <text:p text:style-name="Standard">Man kan ändra på texten i ett menyentry med modify funktionen. Välj ut menyentryt och ange den nya texten.</text:p>
      <text:p text:style-name="Standard"/>
      <text:p text:style-name="P2">rtt_edit&gt; modify "Nytt namn"</text:p>
      <text:p text:style-name="Standard"/>
      <text:p text:style-name="Standard">Typen på ett menyentry kan ej ändras. Man kan inte heller ändra på kommandon och funktioner. Skapa nya menyentryn i dessa fall.</text:p>
      <text:p text:style-name="Standard"/>
      <text:h text:style-name="Heading_20_2" text:outline-level="2">Flyttning av meny-träd mellan program</text:h>
      <text:p text:style-name="Standard">Ett meny-träd kan skrivas på en text-fil och läsas in igen med kommandona</text:p>
      <text:p text:style-name="Standard"/>
      <text:p text:style-name="P2">rtt_edit&gt; write menu "filnamn"</text:p>
      <text:p text:style-name="P2">rtt_edit&gt; include menu "filnamn"</text:p>
      <text:p text:style-name="Standard"/>
      <text:h text:style-name="Heading_20_2" text:outline-level="2">Inläsning av standardmenyer</text:h>
      <text:p text:style-name="Standard">Standardversionen av rtt innehåller att antal menyer med systembilder som även bör finnas i projekt-specifika</text:p>
      <text:p text:style-name="Standard">rtt-program. Genom att includera filen ssab_inc:rtt_menu_template.dtt_m includerar men dessa menyer.</text:p>
      <text:p text:style-name="Standard"/>
      <text:p text:style-name="P2">rtt_edit&gt; include menu ssab_inc:rtt_menu_template</text:p>
      <text:h text:style-name="Heading_20_2" text:outline-level="2">Editera bilder</text:h>
      <text:p text:style-name="Standard">Öppnar men ett menyentry av typen picture, permpicture eller function, kommer man in i bildeditorn. Man kan här skriva texter, rita linjegrafik och skapa uppdaterings-fält. Editeringsarean är 80 tecken bred och 22 tecken hög. Man förflyttar sig med piltangenterna till den plats i bilden man vill editera.</text:p>
      <text:p text:style-name="Standard">Liksom i meny-editorn ger man kommandon med ctrl/b.</text:p>
      <text:p text:style-name="Standard"/>
      <text:h text:style-name="Heading_20_2" text:outline-level="2">Inverse mode</text:h>
      <text:p text:style-name="Standard">Med kommandot 'set inverse' kan man skriva tecken i inverse mode, dvs vita tecken på svart botten. Blanktecken blir svarta rutor som kan använda som grafik. Bâde text och linjegrafik kan skrivas i inverse mode.</text:p>
      <text:p text:style-name="Standard"/>
      <text:p text:style-name="P2">rtt_edit&gt; set inverse</text:p>
      <text:p text:style-name="Standard"/>
      <text:p text:style-name="Standard">Med 'set noinverse' lämnar men inverse mode.</text:p>
      <text:p text:style-name="Standard"/>
      <text:p text:style-name="P2">rtt_edit&gt; set noinverse</text:p>
      <text:p text:style-name="Standard"/>
      <text:h text:style-name="Heading_20_2" text:outline-level="2"><text:soft-page-break/>Linjegrafik</text:h>
      <text:p text:style-name="Standard">Med 'set line' kan man rita linjegrafik. Se figur vilka tecken som är användbara.</text:p>
      <text:p text:style-name="Standard"/>
      <text:p text:style-name="P2">rtt_edit&gt; set line</text:p>
      <text:p text:style-name="Standard"/>
      <text:p text:style-name="Standard">Återgå till text med kommandot</text:p>
      <text:p text:style-name="Standard"/>
      <text:p text:style-name="P2">rtt_edit&gt; set ascii</text:p>
      <text:p text:style-name="Standard"/>
      <text:h text:style-name="Heading_20_2" text:outline-level="2">Skapa uppdateringsfält</text:h>
      <text:p text:style-name="Standard">Ett uppdateringsfält kopplas till ett attribut i Proview-databasen. Editerar man en funktionsbild (menyentry av typen function) kan man även koppla fältet till en variabel i en intern databas.</text:p>
      <text:p text:style-name="Standard"/>
      <text:p text:style-name="Standard">Ett fält skapas genom att man placerar cursorn där fältet ska ligga och matar in kommandot</text:p>
      <text:p text:style-name="Standard"/>
      <text:p text:style-name="P2">rtt_edit&gt; create %</text:p>
      <text:p text:style-name="Standard"/>
      <text:p text:style-name="Standard">Fältet markeras med 'U' följt av ett nummer.</text:p>
      <text:h text:style-name="Heading_20_2" text:outline-level="2">Editera uppdateringsfält</text:h>
      <text:p text:style-name="Standard">Man kan editera data för fältet genom placera cursorn på fältets första position och trycka på PF1. Välj ut det</text:p>
      <text:p text:style-name="Standard">fält-attribut som ska ändras och mata in ett nytt värde med 'modify'.</text:p>
      <text:p text:style-name="Standard"/>
      <text:h text:style-name="Heading_20_3" text:outline-level="3">Analoga attribut</text:h>
      <text:p text:style-name="Standard">Antag att att Av-objekt ska visas i fältet. I dataentryt 'Parameter' ska namnet på Av-objektet med attribut (ActualValue) anges. Välj ut 'Parameter:' med piltangenterna och skriv kommandot</text:p>
      <text:p text:style-name="Standard"/>
      <text:p text:style-name="P2">rtt_edit&gt; mod "VHX-ZON1-Temperatur.ActualValue"</text:p>
      <text:p text:style-name="Standard"/>
      <text:p text:style-name="Standard">Ett enklare sätt är att ta upp navigatorn och kopiera in namnet därifrån. Ange i 'Characters:' antal tecken i fältet, och i 'Decimals:' antal decimaler.</text:p>
      <text:p text:style-name="Standard"/>
      <text:p text:style-name="P3">Exempel</text:p>
      <text:p text:style-name="Standard"/>
      <table:table table:name="Table1" table:style-name="Table1">
        <table:table-column table:style-name="Table1.A"/>
        <table:table-column table:style-name="Table1.B"/>
        <table:table-row table:style-name="Table1.1">
          <table:table-cell table:style-name="Table1.A1" office:value-type="string">
            <text:p text:style-name="P5">Number</text:p>
          </table:table-cell>
          <table:table-cell table:style-name="Table1.B1" office:value-type="string">
            <text:p text:style-name="P5">1</text:p>
          </table:table-cell>
        </table:table-row>
        <table:table-row table:style-name="Table1.1">
          <table:table-cell table:style-name="Table1.A1" office:value-type="string">
            <text:p text:style-name="P5">Text</text:p>
          </table:table-cell>
          <table:table-cell table:style-name="Table1.B1" office:value-type="string">
            <text:p text:style-name="P5">%</text:p>
          </table:table-cell>
        </table:table-row>
        <table:table-row table:style-name="Table1.1">
          <table:table-cell table:style-name="Table1.A1" office:value-type="string">
            <text:p text:style-name="P5">Type</text:p>
          </table:table-cell>
          <table:table-cell table:style-name="Table1.B1" office:value-type="string">
            <text:p text:style-name="P5">UPDATE</text:p>
          </table:table-cell>
        </table:table-row>
        <table:table-row table:style-name="Table1.1">
          <table:table-cell table:style-name="Table1.A1" office:value-type="string">
            <text:p text:style-name="P5">Parameter</text:p>
          </table:table-cell>
          <table:table-cell table:style-name="Table1.B1" office:value-type="string">
            <text:p text:style-name="P5">vhx -Zon1-Temperatur.ActualValue</text:p>
          </table:table-cell>
        </table:table-row>
        <table:table-row table:style-name="Table1.1">
          <table:table-cell table:style-name="Table1.A1" office:value-type="string">
            <text:p text:style-name="P5">Text/Dualpar</text:p>
          </table:table-cell>
          <table:table-cell table:style-name="Table1.B1" office:value-type="string">
            <text:p text:style-name="P5"/>
          </table:table-cell>
        </table:table-row>
        <table:table-row table:style-name="Table1.1">
          <table:table-cell table:style-name="Table1.A1" office:value-type="string">
            <text:p text:style-name="P5">Privileges</text:p>
          </table:table-cell>
          <table:table-cell table:style-name="Table1.B1" office:value-type="string">
            <text:p text:style-name="P5">NO</text:p>
          </table:table-cell>
        </table:table-row>
        <table:table-row table:style-name="Table1.1">
          <table:table-cell table:style-name="Table1.A1" office:value-type="string">
            <text:p text:style-name="P5">Ouputflags</text:p>
          </table:table-cell>
          <table:table-cell table:style-name="Table1.B1" office:value-type="string">
            <text:p text:style-name="P5"/>
          </table:table-cell>
        </table:table-row>
        <table:table-row table:style-name="Table1.1">
          <table:table-cell table:style-name="Table1.A1" office:value-type="string">
            <text:p text:style-name="P5">Characters</text:p>
          </table:table-cell>
          <table:table-cell table:style-name="Table1.B1" office:value-type="string">
            <text:p text:style-name="P5">6</text:p>
          </table:table-cell>
        </table:table-row>
        <table:table-row table:style-name="Table1.1">
          <table:table-cell table:style-name="Table1.A1" office:value-type="string">
            <text:p text:style-name="P5">Decimals</text:p>
          </table:table-cell>
          <table:table-cell table:style-name="Table1.B1" office:value-type="string">
            <text:p text:style-name="P5">2</text:p>
          </table:table-cell>
        </table:table-row>
        <table:table-row table:style-name="Table1.1">
          <table:table-cell table:style-name="Table1.A1" office:value-type="string">
            <text:p text:style-name="P5">Maxlimit</text:p>
          </table:table-cell>
          <table:table-cell table:style-name="Table1.B1" office:value-type="string">
            <text:p text:style-name="P5">0.00000</text:p>
          </table:table-cell>
        </table:table-row>
        <table:table-row table:style-name="Table1.1">
          <table:table-cell table:style-name="Table1.A1" office:value-type="string">
            <text:p text:style-name="P5">Minlimit</text:p>
          </table:table-cell>
          <table:table-cell table:style-name="Table1.B1" office:value-type="string">
            <text:p text:style-name="P5">0.00000</text:p>
          </table:table-cell>
        </table:table-row>
        <table:table-row table:style-name="Table1.1">
          <table:table-cell table:style-name="Table1.A1" office:value-type="string">
            <text:p text:style-name="P5">Database</text:p>
          </table:table-cell>
          <table:table-cell table:style-name="Table1.B1" office:value-type="string">
            <text:p text:style-name="P5">GDH</text:p>
          </table:table-cell>
        </table:table-row>
        <table:table-row table:style-name="Table1.1">
          <table:table-cell table:style-name="Table1.A1" office:value-type="string">
            <text:p text:style-name="P5">Declaration</text:p>
          </table:table-cell>
          <table:table-cell table:style-name="Table1.B1" office:value-type="string">
            <text:p text:style-name="P5"/>
          </table:table-cell>
        </table:table-row>
      </table:table>
      <text:p text:style-name="Standard"/>
      <text:h text:style-name="Heading_20_3" text:outline-level="3">Stapeldiagram</text:h>
      <text:p text:style-name="Standard">Ett analogs attribut kan presenteras i form av en liggande stapel, genom att 'Ouputflags' sätts till "BAR".</text:p>
      <text:p text:style-name="Standard">Lägg in min och max-värdet för stapeln i 'MinLimit' och 'MaxLimit', och stapelns längd i 'Characters'</text:p>
      <text:p text:style-name="Standard"/>
      <text:p text:style-name="Standard"/>
      <text:p text:style-name="P3">Exempel</text:p>
      <text:p text:style-name="Standard">En 20 tecken lång stapel, 0-500 C</text:p>
      <text:p text:style-name="Standard"><text:soft-page-break/></text:p>
      <text:p text:style-name="Standard"/>
      <table:table table:name="Table2" table:style-name="Table2">
        <table:table-column table:style-name="Table2.A"/>
        <table:table-column table:style-name="Table2.B"/>
        <table:table-row table:style-name="Table2.1">
          <table:table-cell table:style-name="Table2.A1" office:value-type="string">
            <text:p text:style-name="P5">Number</text:p>
          </table:table-cell>
          <table:table-cell table:style-name="Table2.B1" office:value-type="string">
            <text:p text:style-name="P5">1</text:p>
          </table:table-cell>
        </table:table-row>
        <table:table-row table:style-name="Table2.1">
          <table:table-cell table:style-name="Table2.A1" office:value-type="string">
            <text:p text:style-name="P5">Text</text:p>
          </table:table-cell>
          <table:table-cell table:style-name="Table2.B1" office:value-type="string">
            <text:p text:style-name="P5">%</text:p>
          </table:table-cell>
        </table:table-row>
        <table:table-row table:style-name="Table2.1">
          <table:table-cell table:style-name="Table2.A1" office:value-type="string">
            <text:p text:style-name="P5">Type</text:p>
          </table:table-cell>
          <table:table-cell table:style-name="Table2.B1" office:value-type="string">
            <text:p text:style-name="P5">UPDATE</text:p>
          </table:table-cell>
        </table:table-row>
        <table:table-row table:style-name="Table2.1">
          <table:table-cell table:style-name="Table2.A1" office:value-type="string">
            <text:p text:style-name="P5">Parameter</text:p>
          </table:table-cell>
          <table:table-cell table:style-name="Table2.B1" office:value-type="string">
            <text:p text:style-name="P5">vhx -Zon1-Temperatur.ActualValue</text:p>
          </table:table-cell>
        </table:table-row>
        <table:table-row table:style-name="Table2.1">
          <table:table-cell table:style-name="Table2.A1" office:value-type="string">
            <text:p text:style-name="P5">Text/Dualpar</text:p>
          </table:table-cell>
          <table:table-cell table:style-name="Table2.B1" office:value-type="string">
            <text:p text:style-name="P5"/>
          </table:table-cell>
        </table:table-row>
        <table:table-row table:style-name="Table2.1">
          <table:table-cell table:style-name="Table2.A1" office:value-type="string">
            <text:p text:style-name="P5">Privileges</text:p>
          </table:table-cell>
          <table:table-cell table:style-name="Table2.B1" office:value-type="string">
            <text:p text:style-name="P5">NO</text:p>
          </table:table-cell>
        </table:table-row>
        <table:table-row table:style-name="Table2.1">
          <table:table-cell table:style-name="Table2.A1" office:value-type="string">
            <text:p text:style-name="P5">Ouputflags</text:p>
          </table:table-cell>
          <table:table-cell table:style-name="Table2.B1" office:value-type="string">
            <text:p text:style-name="P5">BAR</text:p>
          </table:table-cell>
        </table:table-row>
        <table:table-row table:style-name="Table2.1">
          <table:table-cell table:style-name="Table2.A1" office:value-type="string">
            <text:p text:style-name="P5">Characters</text:p>
          </table:table-cell>
          <table:table-cell table:style-name="Table2.B1" office:value-type="string">
            <text:p text:style-name="P5">20</text:p>
          </table:table-cell>
        </table:table-row>
        <table:table-row table:style-name="Table2.1">
          <table:table-cell table:style-name="Table2.A1" office:value-type="string">
            <text:p text:style-name="P5">Decimals</text:p>
          </table:table-cell>
          <table:table-cell table:style-name="Table2.B1" office:value-type="string">
            <text:p text:style-name="P5">0</text:p>
          </table:table-cell>
        </table:table-row>
        <table:table-row table:style-name="Table2.1">
          <table:table-cell table:style-name="Table2.A1" office:value-type="string">
            <text:p text:style-name="P5">Maxlimit</text:p>
          </table:table-cell>
          <table:table-cell table:style-name="Table2.B1" office:value-type="string">
            <text:p text:style-name="P5">0.00000</text:p>
          </table:table-cell>
        </table:table-row>
        <table:table-row table:style-name="Table2.1">
          <table:table-cell table:style-name="Table2.A1" office:value-type="string">
            <text:p text:style-name="P5">Minlimit</text:p>
          </table:table-cell>
          <table:table-cell table:style-name="Table2.B1" office:value-type="string">
            <text:p text:style-name="P5">500.00000</text:p>
          </table:table-cell>
        </table:table-row>
        <table:table-row table:style-name="Table2.1">
          <table:table-cell table:style-name="Table2.A1" office:value-type="string">
            <text:p text:style-name="P5">Database</text:p>
          </table:table-cell>
          <table:table-cell table:style-name="Table2.B1" office:value-type="string">
            <text:p text:style-name="P5">GDH</text:p>
          </table:table-cell>
        </table:table-row>
        <table:table-row table:style-name="Table2.1">
          <table:table-cell table:style-name="Table2.A1" office:value-type="string">
            <text:p text:style-name="P5">Declaration</text:p>
          </table:table-cell>
          <table:table-cell table:style-name="Table2.B1" office:value-type="string">
            <text:p text:style-name="P5"/>
          </table:table-cell>
        </table:table-row>
      </table:table>
      <text:p text:style-name="Standard"/>
      <text:h text:style-name="Heading_20_3" text:outline-level="3">Digitala attribut</text:h>
      <text:p text:style-name="Standard">Antag att att Dv-objekt ska visas i fältet. I dataentryt 'Parameter:' ska namnet på Dv-objektet med attrubut</text:p>
      <text:p text:style-name="Standard">(ActualValue) anges. Välj ut 'Parameter:' med piltangenterna och kopiera in namnet på Dv'n</text:p>
      <text:p text:style-name="Standard"/>
      <text:p text:style-name="P2">rtt_edit&gt; mod "VHX-ZON1-UgnenStartad.AcutualValue"</text:p>
      <text:p text:style-name="Standard"/>
      <text:p text:style-name="P3">Exempel</text:p>
      <text:p text:style-name="Standard"/>
      <table:table table:name="Table3" table:style-name="Table3">
        <table:table-column table:style-name="Table3.A"/>
        <table:table-column table:style-name="Table3.B"/>
        <table:table-row table:style-name="Table3.1">
          <table:table-cell table:style-name="Table3.A1" office:value-type="string">
            <text:p text:style-name="P5">Number</text:p>
          </table:table-cell>
          <table:table-cell table:style-name="Table3.B1" office:value-type="string">
            <text:p text:style-name="P5">1</text:p>
          </table:table-cell>
        </table:table-row>
        <table:table-row table:style-name="Table3.1">
          <table:table-cell table:style-name="Table3.A1" office:value-type="string">
            <text:p text:style-name="P5">Text</text:p>
          </table:table-cell>
          <table:table-cell table:style-name="Table3.B1" office:value-type="string">
            <text:p text:style-name="P5">%</text:p>
          </table:table-cell>
        </table:table-row>
        <table:table-row table:style-name="Table3.1">
          <table:table-cell table:style-name="Table3.A1" office:value-type="string">
            <text:p text:style-name="P5">Type</text:p>
          </table:table-cell>
          <table:table-cell table:style-name="Table3.B1" office:value-type="string">
            <text:p text:style-name="P5">UPDATE</text:p>
          </table:table-cell>
        </table:table-row>
        <table:table-row table:style-name="Table3.1">
          <table:table-cell table:style-name="Table3.A1" office:value-type="string">
            <text:p text:style-name="P5">Parameter</text:p>
          </table:table-cell>
          <table:table-cell table:style-name="Table3.B1" office:value-type="string">
            <text:p text:style-name="P5">vhx -Zon1- DriftUgn ActualValue</text:p>
          </table:table-cell>
        </table:table-row>
        <table:table-row table:style-name="Table3.1">
          <table:table-cell table:style-name="Table3.A1" office:value-type="string">
            <text:p text:style-name="P5">Text/Dualpar</text:p>
          </table:table-cell>
          <table:table-cell table:style-name="Table3.B1" office:value-type="string">
            <text:p text:style-name="P5"/>
          </table:table-cell>
        </table:table-row>
        <table:table-row table:style-name="Table3.1">
          <table:table-cell table:style-name="Table3.A1" office:value-type="string">
            <text:p text:style-name="P5">Privileges</text:p>
          </table:table-cell>
          <table:table-cell table:style-name="Table3.B1" office:value-type="string">
            <text:p text:style-name="P5">NO</text:p>
          </table:table-cell>
        </table:table-row>
        <table:table-row table:style-name="Table3.1">
          <table:table-cell table:style-name="Table3.A1" office:value-type="string">
            <text:p text:style-name="P5">Ouputflags</text:p>
          </table:table-cell>
          <table:table-cell table:style-name="Table3.B1" office:value-type="string">
            <text:p text:style-name="P5"/>
          </table:table-cell>
        </table:table-row>
        <table:table-row table:style-name="Table3.1">
          <table:table-cell table:style-name="Table3.A1" office:value-type="string">
            <text:p text:style-name="P5">Characters</text:p>
          </table:table-cell>
          <table:table-cell table:style-name="Table3.B1" office:value-type="string">
            <text:p text:style-name="P5">1</text:p>
          </table:table-cell>
        </table:table-row>
        <table:table-row table:style-name="Table3.1">
          <table:table-cell table:style-name="Table3.A1" office:value-type="string">
            <text:p text:style-name="P5">Decimals</text:p>
          </table:table-cell>
          <table:table-cell table:style-name="Table3.B1" office:value-type="string">
            <text:p text:style-name="P5">1</text:p>
          </table:table-cell>
        </table:table-row>
        <table:table-row table:style-name="Table3.1">
          <table:table-cell table:style-name="Table3.A1" office:value-type="string">
            <text:p text:style-name="P5">Maxlimit</text:p>
          </table:table-cell>
          <table:table-cell table:style-name="Table3.B1" office:value-type="string">
            <text:p text:style-name="P5">0.00000</text:p>
          </table:table-cell>
        </table:table-row>
        <table:table-row table:style-name="Table3.1">
          <table:table-cell table:style-name="Table3.A1" office:value-type="string">
            <text:p text:style-name="P5">Minlimit</text:p>
          </table:table-cell>
          <table:table-cell table:style-name="Table3.B1" office:value-type="string">
            <text:p text:style-name="P5">0.00000</text:p>
          </table:table-cell>
        </table:table-row>
        <table:table-row table:style-name="Table3.1">
          <table:table-cell table:style-name="Table3.A1" office:value-type="string">
            <text:p text:style-name="P5">Database</text:p>
          </table:table-cell>
          <table:table-cell table:style-name="Table3.B1" office:value-type="string">
            <text:p text:style-name="P5">GDH</text:p>
          </table:table-cell>
        </table:table-row>
        <table:table-row table:style-name="Table3.1">
          <table:table-cell table:style-name="Table3.A1" office:value-type="string">
            <text:p text:style-name="P5">Declaration</text:p>
          </table:table-cell>
          <table:table-cell table:style-name="Table3.B1" office:value-type="string">
            <text:p text:style-name="P5"/>
          </table:table-cell>
        </table:table-row>
      </table:table>
      <text:p text:style-name="Standard"/>
      <text:h text:style-name="Heading_20_3" text:outline-level="3">Text</text:h>
      <text:p text:style-name="Standard">'Ouputflags:' anger hur fältet ska presenteras i bilden. Anges ingenting kommer värdet att presenteras som en</text:p>
      <text:p text:style-name="Standard">siffra, dvs 0 eller 1 för digitala attribut. Genom att ändra på 'Ouputflags' kan man fâ utskriften i form av en text ("On/Off","True/False","Auto/Man").</text:p>
      <text:p text:style-name="Standard"/>
      <text:p text:style-name="Standard">Man kan även bestämma texten själv genom att ange "TEXT" i 'Outputflags' och ange texten i <text:s/>'Text/Dualpar:'. Ett '/'-tecken avgränsar vad som kommer att skrivas ut vid 1 resp 0. </text:p>
      <text:p text:style-name="Standard"/>
      <text:p text:style-name="Standard">Följande innebär att "Till" skrivs ut om Dv'n är 1, "Från" om Dv'n är 0.</text:p>
      <text:p text:style-name="Standard"/>
      <text:p text:style-name="P2">rtt_edit&gt; mod "Till/Från"</text:p>
      <text:p text:style-name="Standard"/>
      <text:p text:style-name="Standard">Utropstecken markerar att texten ska skrivas i inverterad mode. Nedan kommer "Till" att skrivas inverterad, men</text:p>
      <text:p text:style-name="Standard">inte "Från"</text:p>
      <text:p text:style-name="Standard"/>
      <text:p text:style-name="P2">rtt_edit&gt; mod "!Till/Från"</text:p>
      <text:p text:style-name="Standard"/>
      <text:p text:style-name="Standard">Med pefixet _L_ <text:s/>markeras att texten ska skrivas ut som linjegrafik. I texten skrivs ascii-tecken som motsvarar linjegrafik teckenen. T ex </text:p>
      <text:p text:style-name="P2"><text:soft-page-break/></text:p>
      <text:p text:style-name="P2">rtt_edit&gt; mod "_L_qqqq/_L_xxxx"</text:p>
      <text:p text:style-name="Standard"/>
      <text:p text:style-name="Standard">kommer att skrivas ut som <text:span text:style-name="T5">”----”</text:span> <text:s/>vid 1 och <text:span text:style-name="T5">”||||”</text:span> vid 0.</text:p>
      <text:p text:style-name="Standard"/>
      <text:p text:style-name="Standard">Ange även i 'Characters:' storleken på fältet (dvs den längsta av de båda texterna).</text:p>
      <text:p text:style-name="Standard"/>
      <text:p text:style-name="Standard">Blinkande text får man genom att ange ”FLASHTEXT” i ‘Outputflags’.</text:p>
      <text:p text:style-name="Standard"/>
      <text:p text:style-name="P3">Exempel</text:p>
      <text:p text:style-name="Standard"/>
      <table:table table:name="Table4" table:style-name="Table4">
        <table:table-column table:style-name="Table4.A"/>
        <table:table-column table:style-name="Table4.B"/>
        <table:table-row table:style-name="Table4.1">
          <table:table-cell table:style-name="Table4.A1" office:value-type="string">
            <text:p text:style-name="P5">Number</text:p>
          </table:table-cell>
          <table:table-cell table:style-name="Table4.B1" office:value-type="string">
            <text:p text:style-name="P5">1</text:p>
          </table:table-cell>
        </table:table-row>
        <table:table-row table:style-name="Table4.1">
          <table:table-cell table:style-name="Table4.A1" office:value-type="string">
            <text:p text:style-name="P5">Text</text:p>
          </table:table-cell>
          <table:table-cell table:style-name="Table4.B1" office:value-type="string">
            <text:p text:style-name="P5">%</text:p>
          </table:table-cell>
        </table:table-row>
        <table:table-row table:style-name="Table4.1">
          <table:table-cell table:style-name="Table4.A1" office:value-type="string">
            <text:p text:style-name="P5">Type</text:p>
          </table:table-cell>
          <table:table-cell table:style-name="Table4.B1" office:value-type="string">
            <text:p text:style-name="P5">UPDATE</text:p>
          </table:table-cell>
        </table:table-row>
        <table:table-row table:style-name="Table4.1">
          <table:table-cell table:style-name="Table4.A1" office:value-type="string">
            <text:p text:style-name="P5">Parameter</text:p>
          </table:table-cell>
          <table:table-cell table:style-name="Table4.B1" office:value-type="string">
            <text:p text:style-name="P5">vhx -Zon1-UgnDrift.ActualValue</text:p>
          </table:table-cell>
        </table:table-row>
        <table:table-row table:style-name="Table4.1">
          <table:table-cell table:style-name="Table4.A1" office:value-type="string">
            <text:p text:style-name="P5">Text/Dualpar</text:p>
          </table:table-cell>
          <table:table-cell table:style-name="Table4.B1" office:value-type="string">
            <text:p text:style-name="P5">!Zon1 är i drift/Zon1 är stoppad</text:p>
          </table:table-cell>
        </table:table-row>
        <table:table-row table:style-name="Table4.1">
          <table:table-cell table:style-name="Table4.A1" office:value-type="string">
            <text:p text:style-name="P5">Privileges</text:p>
          </table:table-cell>
          <table:table-cell table:style-name="Table4.B1" office:value-type="string">
            <text:p text:style-name="P5">NO</text:p>
          </table:table-cell>
        </table:table-row>
        <table:table-row table:style-name="Table4.1">
          <table:table-cell table:style-name="Table4.A1" office:value-type="string">
            <text:p text:style-name="P5">Ouputflags</text:p>
          </table:table-cell>
          <table:table-cell table:style-name="Table4.B1" office:value-type="string">
            <text:p text:style-name="P5">TEXT</text:p>
          </table:table-cell>
        </table:table-row>
        <table:table-row table:style-name="Table4.1">
          <table:table-cell table:style-name="Table4.A1" office:value-type="string">
            <text:p text:style-name="P5">Characters</text:p>
          </table:table-cell>
          <table:table-cell table:style-name="Table4.B1" office:value-type="string">
            <text:p text:style-name="P5">15</text:p>
          </table:table-cell>
        </table:table-row>
        <table:table-row table:style-name="Table4.1">
          <table:table-cell table:style-name="Table4.A1" office:value-type="string">
            <text:p text:style-name="P5">Decimals</text:p>
          </table:table-cell>
          <table:table-cell table:style-name="Table4.B1" office:value-type="string">
            <text:p text:style-name="P5">0</text:p>
          </table:table-cell>
        </table:table-row>
        <table:table-row table:style-name="Table4.1">
          <table:table-cell table:style-name="Table4.A1" office:value-type="string">
            <text:p text:style-name="P5">Maxlimit</text:p>
          </table:table-cell>
          <table:table-cell table:style-name="Table4.B1" office:value-type="string">
            <text:p text:style-name="P5">0.00000</text:p>
          </table:table-cell>
        </table:table-row>
        <table:table-row table:style-name="Table4.1">
          <table:table-cell table:style-name="Table4.A1" office:value-type="string">
            <text:p text:style-name="P5">Minlimit</text:p>
          </table:table-cell>
          <table:table-cell table:style-name="Table4.B1" office:value-type="string">
            <text:p text:style-name="P5">0.00000</text:p>
          </table:table-cell>
        </table:table-row>
        <table:table-row table:style-name="Table4.1">
          <table:table-cell table:style-name="Table4.A1" office:value-type="string">
            <text:p text:style-name="P5">Database</text:p>
          </table:table-cell>
          <table:table-cell table:style-name="Table4.B1" office:value-type="string">
            <text:p text:style-name="P5">GDH</text:p>
          </table:table-cell>
        </table:table-row>
        <table:table-row table:style-name="Table4.1">
          <table:table-cell table:style-name="Table4.A1" office:value-type="string">
            <text:p text:style-name="P5">Declaration</text:p>
          </table:table-cell>
          <table:table-cell table:style-name="Table4.B1" office:value-type="string">
            <text:p text:style-name="P5"/>
          </table:table-cell>
        </table:table-row>
      </table:table>
      <text:p text:style-name="Standard"/>
      <text:h text:style-name="Heading_20_3" text:outline-level="3">Ändringsbara fält</text:h>
      <text:p text:style-name="Standard">I dataentryt 'Text:' kan man ange en text som kommer att skrivas ut framför fältet. Denna text används när man</text:p>
      <text:p text:style-name="Standard">vill ändra värde på attributet i fältet, genom att texten inverteras när fältet är utvalt. Med piltangenterna kommer man att kunna flytta sig mellan olika fält, och ordningen mellan fälten bestäms av innehållet i 'Number:'. Genom att trycka på 'pil ned' eller 'pil höger' kommer fältet med närmast högre nummer att väljas ut. <text:s/>Med 'pil upp' eller 'pil vänster' kommer fältet med närmast lägre nummer att väljas. Om två fält har samma nummer avgör slumpen vilket som kommer först.</text:p>
      <text:p text:style-name="Standard"/>
      <text:p text:style-name="Standard">Har man valt ut önskat fält kommer man att kunna ändra på värdet genom <text:s/>att trycka på PF3 och mata in nytt värde. I 'Privileges' anges vem som får ändra i fältet, och i 'Maxlimit' och <text:s/>'Minlimit' max och min-värden för</text:p>
      <text:p text:style-name="Standard">inmatning.</text:p>
      <text:p text:style-name="Standard"/>
      <text:p text:style-name="P3">Exempel</text:p>
      <text:p text:style-name="Standard"/>
      <table:table table:name="Table5" table:style-name="Table5">
        <table:table-column table:style-name="Table5.A"/>
        <table:table-column table:style-name="Table5.B"/>
        <table:table-row table:style-name="Table5.1">
          <table:table-cell table:style-name="Table5.A1" office:value-type="string">
            <text:p text:style-name="P5">Number</text:p>
          </table:table-cell>
          <table:table-cell table:style-name="Table5.B1" office:value-type="string">
            <text:p text:style-name="P5">1</text:p>
          </table:table-cell>
        </table:table-row>
        <table:table-row table:style-name="Table5.1">
          <table:table-cell table:style-name="Table5.A1" office:value-type="string">
            <text:p text:style-name="P5">Text</text:p>
          </table:table-cell>
          <table:table-cell table:style-name="Table5.B1" office:value-type="string">
            <text:p text:style-name="P5">Börvärde temperatur</text:p>
          </table:table-cell>
        </table:table-row>
        <table:table-row table:style-name="Table5.1">
          <table:table-cell table:style-name="Table5.A1" office:value-type="string">
            <text:p text:style-name="P5">Type</text:p>
          </table:table-cell>
          <table:table-cell table:style-name="Table5.B1" office:value-type="string">
            <text:p text:style-name="P5">UPDATE</text:p>
          </table:table-cell>
        </table:table-row>
        <table:table-row table:style-name="Table5.1">
          <table:table-cell table:style-name="Table5.A1" office:value-type="string">
            <text:p text:style-name="P5">Parameter</text:p>
          </table:table-cell>
          <table:table-cell table:style-name="Table5.B1" office:value-type="string">
            <text:p text:style-name="P5">vhx -Zon1- TempBörvärde.ActualValue</text:p>
          </table:table-cell>
        </table:table-row>
        <table:table-row table:style-name="Table5.1">
          <table:table-cell table:style-name="Table5.A1" office:value-type="string">
            <text:p text:style-name="P5">Text/Dualpar</text:p>
          </table:table-cell>
          <table:table-cell table:style-name="Table5.B1" office:value-type="string">
            <text:p text:style-name="P5"/>
          </table:table-cell>
        </table:table-row>
        <table:table-row table:style-name="Table5.1">
          <table:table-cell table:style-name="Table5.A1" office:value-type="string">
            <text:p text:style-name="P5">Privileges</text:p>
          </table:table-cell>
          <table:table-cell table:style-name="Table5.B1" office:value-type="string">
            <text:p text:style-name="P5">OP</text:p>
          </table:table-cell>
        </table:table-row>
        <table:table-row table:style-name="Table5.1">
          <table:table-cell table:style-name="Table5.A1" office:value-type="string">
            <text:p text:style-name="P5">Ouputflags</text:p>
          </table:table-cell>
          <table:table-cell table:style-name="Table5.B1" office:value-type="string">
            <text:p text:style-name="P5"/>
          </table:table-cell>
        </table:table-row>
        <table:table-row table:style-name="Table5.1">
          <table:table-cell table:style-name="Table5.A1" office:value-type="string">
            <text:p text:style-name="P5">Characters</text:p>
          </table:table-cell>
          <table:table-cell table:style-name="Table5.B1" office:value-type="string">
            <text:p text:style-name="P5">6</text:p>
          </table:table-cell>
        </table:table-row>
        <table:table-row table:style-name="Table5.1">
          <table:table-cell table:style-name="Table5.A1" office:value-type="string">
            <text:p text:style-name="P5">Decimals</text:p>
          </table:table-cell>
          <table:table-cell table:style-name="Table5.B1" office:value-type="string">
            <text:p text:style-name="P5">2</text:p>
          </table:table-cell>
        </table:table-row>
        <table:table-row table:style-name="Table5.1">
          <table:table-cell table:style-name="Table5.A1" office:value-type="string">
            <text:p text:style-name="P5">Maxlimit</text:p>
          </table:table-cell>
          <table:table-cell table:style-name="Table5.B1" office:value-type="string">
            <text:p text:style-name="P5">500.00000</text:p>
          </table:table-cell>
        </table:table-row>
        <table:table-row table:style-name="Table5.1">
          <table:table-cell table:style-name="Table5.A1" office:value-type="string">
            <text:p text:style-name="P5">Minlimit</text:p>
          </table:table-cell>
          <table:table-cell table:style-name="Table5.B1" office:value-type="string">
            <text:p text:style-name="P5">0.00000</text:p>
          </table:table-cell>
        </table:table-row>
        <table:table-row table:style-name="Table5.1">
          <table:table-cell table:style-name="Table5.A1" office:value-type="string">
            <text:p text:style-name="P5">Database</text:p>
          </table:table-cell>
          <table:table-cell table:style-name="Table5.B1" office:value-type="string">
            <text:p text:style-name="P5">GDH</text:p>
          </table:table-cell>
        </table:table-row>
        <table:table-row table:style-name="Table5.1">
          <table:table-cell table:style-name="Table5.A1" office:value-type="string">
            <text:p text:style-name="P5">Declaration</text:p>
          </table:table-cell>
          <table:table-cell table:style-name="Table5.B1" office:value-type="string">
            <text:p text:style-name="P5"/>
          </table:table-cell>
        </table:table-row>
      </table:table>
      <text:p text:style-name="Standard"/>
      <text:p text:style-name="Standard"/>
      <text:p text:style-name="Standard"/>
      <text:h text:style-name="Heading_20_3" text:outline-level="3">Ej ändningbara fält</text:h>
      <text:p text:style-name="Standard">Om ett fält inte ska kunna ändras ska 'Text:' anges till "%" och 'Privileges:' ska vara "NO".</text:p>
      <text:p text:style-name="Standard"/>
      <text:h text:style-name="Heading_20_3" text:outline-level="3"><text:soft-page-break/>Inverterade fält</text:h>
      <text:p text:style-name="Standard">Genom att lägga in ett utropstecken i 'Text/Dualpar' skrivs fältet i inverse mode.</text:p>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5">Number</text:p>
          </table:table-cell>
          <table:table-cell table:style-name="Table6.B1" office:value-type="string">
            <text:p text:style-name="P5">1</text:p>
          </table:table-cell>
        </table:table-row>
        <table:table-row table:style-name="Table6.1">
          <table:table-cell table:style-name="Table6.A1" office:value-type="string">
            <text:p text:style-name="P5">Text</text:p>
          </table:table-cell>
          <table:table-cell table:style-name="Table6.B1" office:value-type="string">
            <text:p text:style-name="P5">%</text:p>
          </table:table-cell>
        </table:table-row>
        <table:table-row table:style-name="Table6.1">
          <table:table-cell table:style-name="Table6.A1" office:value-type="string">
            <text:p text:style-name="P5">Type</text:p>
          </table:table-cell>
          <table:table-cell table:style-name="Table6.B1" office:value-type="string">
            <text:p text:style-name="P5">UPDATE</text:p>
          </table:table-cell>
        </table:table-row>
        <table:table-row table:style-name="Table6.1">
          <table:table-cell table:style-name="Table6.A1" office:value-type="string">
            <text:p text:style-name="P5">Parameter</text:p>
          </table:table-cell>
          <table:table-cell table:style-name="Table6.B1" office:value-type="string">
            <text:p text:style-name="P5">vhx-Zon1-Fläkt-Varvtal.ActualValue</text:p>
          </table:table-cell>
        </table:table-row>
        <table:table-row table:style-name="Table6.1">
          <table:table-cell table:style-name="Table6.A1" office:value-type="string">
            <text:p text:style-name="P5">Text/Dualpar</text:p>
          </table:table-cell>
          <table:table-cell table:style-name="Table6.B1" office:value-type="string">
            <text:p text:style-name="P5">!</text:p>
          </table:table-cell>
        </table:table-row>
        <table:table-row table:style-name="Table6.1">
          <table:table-cell table:style-name="Table6.A1" office:value-type="string">
            <text:p text:style-name="P5">Privileges</text:p>
          </table:table-cell>
          <table:table-cell table:style-name="Table6.B1" office:value-type="string">
            <text:p text:style-name="P5">NO</text:p>
          </table:table-cell>
        </table:table-row>
        <table:table-row table:style-name="Table6.1">
          <table:table-cell table:style-name="Table6.A1" office:value-type="string">
            <text:p text:style-name="P5">Ouputflags</text:p>
          </table:table-cell>
          <table:table-cell table:style-name="Table6.B1" office:value-type="string">
            <text:p text:style-name="P5"/>
          </table:table-cell>
        </table:table-row>
        <table:table-row table:style-name="Table6.1">
          <table:table-cell table:style-name="Table6.A1" office:value-type="string">
            <text:p text:style-name="P5">Characters</text:p>
          </table:table-cell>
          <table:table-cell table:style-name="Table6.B1" office:value-type="string">
            <text:p text:style-name="P5">5</text:p>
          </table:table-cell>
        </table:table-row>
        <table:table-row table:style-name="Table6.1">
          <table:table-cell table:style-name="Table6.A1" office:value-type="string">
            <text:p text:style-name="P5">Decimals</text:p>
          </table:table-cell>
          <table:table-cell table:style-name="Table6.B1" office:value-type="string">
            <text:p text:style-name="P5">2</text:p>
          </table:table-cell>
        </table:table-row>
        <table:table-row table:style-name="Table6.1">
          <table:table-cell table:style-name="Table6.A1" office:value-type="string">
            <text:p text:style-name="P5">Maxlimit</text:p>
          </table:table-cell>
          <table:table-cell table:style-name="Table6.B1" office:value-type="string">
            <text:p text:style-name="P5">0.00000</text:p>
          </table:table-cell>
        </table:table-row>
        <table:table-row table:style-name="Table6.1">
          <table:table-cell table:style-name="Table6.A1" office:value-type="string">
            <text:p text:style-name="P5">Minlimit</text:p>
          </table:table-cell>
          <table:table-cell table:style-name="Table6.B1" office:value-type="string">
            <text:p text:style-name="P5">0.00000</text:p>
          </table:table-cell>
        </table:table-row>
        <table:table-row table:style-name="Table6.1">
          <table:table-cell table:style-name="Table6.A1" office:value-type="string">
            <text:p text:style-name="P5">Database</text:p>
          </table:table-cell>
          <table:table-cell table:style-name="Table6.B1" office:value-type="string">
            <text:p text:style-name="P5">GDH</text:p>
          </table:table-cell>
        </table:table-row>
        <table:table-row table:style-name="Table6.1">
          <table:table-cell table:style-name="Table6.A1" office:value-type="string">
            <text:p text:style-name="P5">Declaration</text:p>
          </table:table-cell>
          <table:table-cell table:style-name="Table6.B1" office:value-type="string">
            <text:p text:style-name="P5"/>
          </table:table-cell>
        </table:table-row>
      </table:table>
      <text:p text:style-name="Standard"/>
      <text:h text:style-name="Heading_20_3" text:outline-level="3">Tryckknappar</text:h>
      <text:p text:style-name="Standard">Man kan ändra värdet på ett digitalt genom att välja ut det, och <text:s/>trycka på PF1 eller PF2. De möjligheter som</text:p>
      <text:p text:style-name="Standard">finns är</text:p>
      <text:list xml:id="list1309725987" text:style-name="L1">
        <text:list-item>
          <text:p text:style-name="P12">Sätta värdet till 1 med PF1 <text:s/>(SET)</text:p>
        </text:list-item>
        <text:list-item>
          <text:p text:style-name="P12">Återställa värdet med PF1 <text:s text:c="3"/>(RESET)</text:p>
        </text:list-item>
        <text:list-item>
          <text:p text:style-name="P12">Sätta värdet med PF1 och återställa med PF2 (SET_RESET)</text:p>
        </text:list-item>
        <text:list-item>
          <text:p text:style-name="P14">Toggla värdet med PF1(TOGGLE)</text:p>
        </text:list-item>
      </text:list>
      <text:p text:style-name="Standard"/>
      <text:p text:style-name="Standard">Ofta är värdet av attributet ointressant. Man anger att det inte ska visas genom att sätta 'Outputflags' till "NO"</text:p>
      <text:p text:style-name="Standard"/>
      <text:p text:style-name="P3">Exempel</text:p>
      <text:p text:style-name="Standard"/>
      <text:p text:style-name="Standard">Dv'n motorstart sätts med PF1</text:p>
      <text:p text:style-name="Standard"/>
      <table:table table:name="Table7" table:style-name="Table7">
        <table:table-column table:style-name="Table7.A"/>
        <table:table-column table:style-name="Table7.B"/>
        <table:table-row table:style-name="Table7.1">
          <table:table-cell table:style-name="Table7.A1" office:value-type="string">
            <text:p text:style-name="P5">Number</text:p>
          </table:table-cell>
          <table:table-cell table:style-name="Table7.B1" office:value-type="string">
            <text:p text:style-name="P5">1</text:p>
          </table:table-cell>
        </table:table-row>
        <table:table-row table:style-name="Table7.1">
          <table:table-cell table:style-name="Table7.A1" office:value-type="string">
            <text:p text:style-name="P5">Text</text:p>
          </table:table-cell>
          <table:table-cell table:style-name="Table7.B1" office:value-type="string">
            <text:p text:style-name="P5">Starta motor</text:p>
          </table:table-cell>
        </table:table-row>
        <table:table-row table:style-name="Table7.1">
          <table:table-cell table:style-name="Table7.A1" office:value-type="string">
            <text:p text:style-name="P5">Type</text:p>
          </table:table-cell>
          <table:table-cell table:style-name="Table7.B1" office:value-type="string">
            <text:p text:style-name="P5">SET</text:p>
          </table:table-cell>
        </table:table-row>
        <table:table-row table:style-name="Table7.1">
          <table:table-cell table:style-name="Table7.A1" office:value-type="string">
            <text:p text:style-name="P5">Parameter</text:p>
          </table:table-cell>
          <table:table-cell table:style-name="Table7.B1" office:value-type="string">
            <text:p text:style-name="P5">vhx-Zon1-MotorStart.ActualValue</text:p>
          </table:table-cell>
        </table:table-row>
        <table:table-row table:style-name="Table7.1">
          <table:table-cell table:style-name="Table7.A1" office:value-type="string">
            <text:p text:style-name="P5">Text/Dualpar</text:p>
          </table:table-cell>
          <table:table-cell table:style-name="Table7.B1" office:value-type="string">
            <text:p text:style-name="P5"/>
          </table:table-cell>
        </table:table-row>
        <table:table-row table:style-name="Table7.1">
          <table:table-cell table:style-name="Table7.A1" office:value-type="string">
            <text:p text:style-name="P5">Privileges</text:p>
          </table:table-cell>
          <table:table-cell table:style-name="Table7.B1" office:value-type="string">
            <text:p text:style-name="P5">OP</text:p>
          </table:table-cell>
        </table:table-row>
        <table:table-row table:style-name="Table7.1">
          <table:table-cell table:style-name="Table7.A1" office:value-type="string">
            <text:p text:style-name="P5">Ouputflags</text:p>
          </table:table-cell>
          <table:table-cell table:style-name="Table7.B1" office:value-type="string">
            <text:p text:style-name="P5">NO</text:p>
          </table:table-cell>
        </table:table-row>
        <table:table-row table:style-name="Table7.1">
          <table:table-cell table:style-name="Table7.A1" office:value-type="string">
            <text:p text:style-name="P5">Characters</text:p>
          </table:table-cell>
          <table:table-cell table:style-name="Table7.B1" office:value-type="string">
            <text:p text:style-name="P5">0</text:p>
          </table:table-cell>
        </table:table-row>
        <table:table-row table:style-name="Table7.1">
          <table:table-cell table:style-name="Table7.A1" office:value-type="string">
            <text:p text:style-name="P5">Decimals</text:p>
          </table:table-cell>
          <table:table-cell table:style-name="Table7.B1" office:value-type="string">
            <text:p text:style-name="P5">0</text:p>
          </table:table-cell>
        </table:table-row>
        <table:table-row table:style-name="Table7.1">
          <table:table-cell table:style-name="Table7.A1" office:value-type="string">
            <text:p text:style-name="P5">Maxlimit</text:p>
          </table:table-cell>
          <table:table-cell table:style-name="Table7.B1" office:value-type="string">
            <text:p text:style-name="P5">0.00000</text:p>
          </table:table-cell>
        </table:table-row>
        <table:table-row table:style-name="Table7.1">
          <table:table-cell table:style-name="Table7.A1" office:value-type="string">
            <text:p text:style-name="P5">Minlimit</text:p>
          </table:table-cell>
          <table:table-cell table:style-name="Table7.B1" office:value-type="string">
            <text:p text:style-name="P5">0.00000</text:p>
          </table:table-cell>
        </table:table-row>
        <table:table-row table:style-name="Table7.1">
          <table:table-cell table:style-name="Table7.A1" office:value-type="string">
            <text:p text:style-name="P5">Database</text:p>
          </table:table-cell>
          <table:table-cell table:style-name="Table7.B1" office:value-type="string">
            <text:p text:style-name="P5">GDH</text:p>
          </table:table-cell>
        </table:table-row>
        <table:table-row table:style-name="Table7.1">
          <table:table-cell table:style-name="Table7.A1" office:value-type="string">
            <text:p text:style-name="P5">Declaration</text:p>
          </table:table-cell>
          <table:table-cell table:style-name="Table7.B1" office:value-type="string">
            <text:p text:style-name="P5"/>
          </table:table-cell>
        </table:table-row>
      </table:table>
      <text:p text:style-name="Standard"/>
      <text:h text:style-name="Heading_20_3" text:outline-level="3">Objid</text:h>
      <text:p text:style-name="Standard">Attribut av typen objid, t ex plåt-objekt i celler, visas genom att objid'n konverteras till objektsnamn. Om man sätter 'Decimals' till 1 kommer enbart sista segmentet av namnet att visas.</text:p>
      <text:p text:style-name="Standard"/>
      <text:p text:style-name="P3">Exempel</text:p>
      <text:p text:style-name="Standard"/>
      <table:table table:name="Table8" table:style-name="Table8">
        <table:table-column table:style-name="Table8.A"/>
        <table:table-column table:style-name="Table8.B"/>
        <table:table-row table:style-name="Table8.1">
          <table:table-cell table:style-name="Table8.A1" office:value-type="string">
            <text:p text:style-name="P5">Number</text:p>
          </table:table-cell>
          <table:table-cell table:style-name="Table8.B1" office:value-type="string">
            <text:p text:style-name="P5">1</text:p>
          </table:table-cell>
        </table:table-row>
        <table:table-row table:style-name="Table8.1">
          <table:table-cell table:style-name="Table8.A1" office:value-type="string">
            <text:p text:style-name="P5">Text</text:p>
          </table:table-cell>
          <table:table-cell table:style-name="Table8.B1" office:value-type="string">
            <text:p text:style-name="P5">%</text:p>
          </table:table-cell>
        </table:table-row>
        <table:table-row table:style-name="Table8.1">
          <table:table-cell table:style-name="Table8.A1" office:value-type="string">
            <text:p text:style-name="P5">Type</text:p>
          </table:table-cell>
          <table:table-cell table:style-name="Table8.B1" office:value-type="string">
            <text:p text:style-name="P5">UPDATE</text:p>
          </table:table-cell>
        </table:table-row>
        <table:table-row table:style-name="Table8.1">
          <table:table-cell table:style-name="Table8.A1" office:value-type="string">
            <text:p text:style-name="P5">Parameter</text:p>
          </table:table-cell>
          <table:table-cell table:style-name="Table8.B1" office:value-type="string">
            <text:p text:style-name="P5">vhx-Plåtföjning-w-Cell.Data1_ObjId</text:p>
          </table:table-cell>
        </table:table-row>
        <table:table-row table:style-name="Table8.1">
          <table:table-cell table:style-name="Table8.A1" office:value-type="string">
            <text:p text:style-name="P5">Text/Dualpar</text:p>
          </table:table-cell>
          <table:table-cell table:style-name="Table8.B1" office:value-type="string">
            <text:p text:style-name="P5"/>
          </table:table-cell>
        </table:table-row>
        <text:soft-page-break/>
        <table:table-row table:style-name="Table8.1">
          <table:table-cell table:style-name="Table8.A1" office:value-type="string">
            <text:p text:style-name="P5">Privileges</text:p>
          </table:table-cell>
          <table:table-cell table:style-name="Table8.B1" office:value-type="string">
            <text:p text:style-name="P5">NO</text:p>
          </table:table-cell>
        </table:table-row>
        <table:table-row table:style-name="Table8.1">
          <table:table-cell table:style-name="Table8.A1" office:value-type="string">
            <text:p text:style-name="P5">Ouputflags</text:p>
          </table:table-cell>
          <table:table-cell table:style-name="Table8.B1" office:value-type="string">
            <text:p text:style-name="P5"/>
          </table:table-cell>
        </table:table-row>
        <table:table-row table:style-name="Table8.1">
          <table:table-cell table:style-name="Table8.A1" office:value-type="string">
            <text:p text:style-name="P5">Characters</text:p>
          </table:table-cell>
          <table:table-cell table:style-name="Table8.B1" office:value-type="string">
            <text:p text:style-name="P5">10</text:p>
          </table:table-cell>
        </table:table-row>
        <table:table-row table:style-name="Table8.1">
          <table:table-cell table:style-name="Table8.A1" office:value-type="string">
            <text:p text:style-name="P5">Decimals</text:p>
          </table:table-cell>
          <table:table-cell table:style-name="Table8.B1" office:value-type="string">
            <text:p text:style-name="P5">1</text:p>
          </table:table-cell>
        </table:table-row>
        <table:table-row table:style-name="Table8.1">
          <table:table-cell table:style-name="Table8.A1" office:value-type="string">
            <text:p text:style-name="P5">Maxlimit</text:p>
          </table:table-cell>
          <table:table-cell table:style-name="Table8.B1" office:value-type="string">
            <text:p text:style-name="P5">0.00000</text:p>
          </table:table-cell>
        </table:table-row>
        <table:table-row table:style-name="Table8.1">
          <table:table-cell table:style-name="Table8.A1" office:value-type="string">
            <text:p text:style-name="P5">Minlimit</text:p>
          </table:table-cell>
          <table:table-cell table:style-name="Table8.B1" office:value-type="string">
            <text:p text:style-name="P5">0.00000</text:p>
          </table:table-cell>
        </table:table-row>
        <table:table-row table:style-name="Table8.1">
          <table:table-cell table:style-name="Table8.A1" office:value-type="string">
            <text:p text:style-name="P5">Database</text:p>
          </table:table-cell>
          <table:table-cell table:style-name="Table8.B1" office:value-type="string">
            <text:p text:style-name="P5">GDH</text:p>
          </table:table-cell>
        </table:table-row>
        <table:table-row table:style-name="Table8.1">
          <table:table-cell table:style-name="Table8.A1" office:value-type="string">
            <text:p text:style-name="P5">Declaration</text:p>
          </table:table-cell>
          <table:table-cell table:style-name="Table8.B1" office:value-type="string">
            <text:p text:style-name="P5"/>
          </table:table-cell>
        </table:table-row>
      </table:table>
      <text:h text:style-name="Heading_20_3" text:outline-level="3">Tid</text:h>
      <text:p text:style-name="Standard">Attribut av typen pwr_tTime, dvs UTC-tid, konverteras till en sträng med formatet </text:p>
      <text:p text:style-name="Standard">”DD-MMM-ÅÅÅÅ TT:MM:SS.HH”, t ex 30-MAR-1999 12:35:10.40. Om man sätter 'Decimals' till 1 visas inte datum utan enbart klockslag.</text:p>
      <text:p text:style-name="Standard"/>
      <text:h text:style-name="Heading_20_3" text:outline-level="3">Öppna bild på tryckknapp</text:h>
      <text:p text:style-name="Standard">Man kan lägga in en tryckknapp som utför ett valfritt rtt-kommando PF1 aktiveras. Genom att använda rtt-kommandot 'show menu' kan man öppna andra bilder från tryckknappen.</text:p>
      <text:p text:style-name="Standard">Lägg in "COMMAND" i 'Type' och aktuellt rtt-kommandot i 'Text/Dualpar'.</text:p>
      <text:p text:style-name="Standard"/>
      <text:p text:style-name="Standard">Om uttrycket som ska matas in 'Text/Dualpar' innehåller blanktecken ska det omgärdas med dubbelfnuttar. Vill man att dubbelfnuttarna ska stanna kvar i den inmatade pga att rtt-kommandot i sig kräver dubbelfnuttar, skriver man \" iställlet för " (se exemplet nedan)..</text:p>
      <text:p text:style-name="Standard"/>
      <text:p text:style-name="P3">Exempel</text:p>
      <text:p text:style-name="Standard"/>
      <table:table table:name="Table9" table:style-name="Table9">
        <table:table-column table:style-name="Table9.A"/>
        <table:table-column table:style-name="Table9.B"/>
        <table:table-row table:style-name="Table9.1">
          <table:table-cell table:style-name="Table9.A1" office:value-type="string">
            <text:p text:style-name="P5">Number</text:p>
          </table:table-cell>
          <table:table-cell table:style-name="Table9.B1" office:value-type="string">
            <text:p text:style-name="P5">1</text:p>
          </table:table-cell>
        </table:table-row>
        <table:table-row table:style-name="Table9.1">
          <table:table-cell table:style-name="Table9.A1" office:value-type="string">
            <text:p text:style-name="P5">Text</text:p>
          </table:table-cell>
          <table:table-cell table:style-name="Table9.B1" office:value-type="string">
            <text:p text:style-name="P5">Visa pumpar</text:p>
          </table:table-cell>
        </table:table-row>
        <table:table-row table:style-name="Table9.1">
          <table:table-cell table:style-name="Table9.A1" office:value-type="string">
            <text:p text:style-name="P5">Type</text:p>
          </table:table-cell>
          <table:table-cell table:style-name="Table9.B1" office:value-type="string">
            <text:p text:style-name="P5">COMMAND</text:p>
          </table:table-cell>
        </table:table-row>
        <table:table-row table:style-name="Table9.1">
          <table:table-cell table:style-name="Table9.A1" office:value-type="string">
            <text:p text:style-name="P5">Parameter</text:p>
          </table:table-cell>
          <table:table-cell table:style-name="Table9.B1" office:value-type="string">
            <text:p text:style-name="P5"/>
          </table:table-cell>
        </table:table-row>
        <table:table-row table:style-name="Table9.1">
          <table:table-cell table:style-name="Table9.A1" office:value-type="string">
            <text:p text:style-name="P5">Text/Dualpar</text:p>
          </table:table-cell>
          <table:table-cell table:style-name="Table9.B1" office:value-type="string">
            <text:p text:style-name="P5">show menu "underhåll-pumpar-översikt pumpar"</text:p>
          </table:table-cell>
        </table:table-row>
        <table:table-row table:style-name="Table9.1">
          <table:table-cell table:style-name="Table9.A1" office:value-type="string">
            <text:p text:style-name="P5">Privileges</text:p>
          </table:table-cell>
          <table:table-cell table:style-name="Table9.B1" office:value-type="string">
            <text:p text:style-name="P5">OP</text:p>
          </table:table-cell>
        </table:table-row>
        <table:table-row table:style-name="Table9.1">
          <table:table-cell table:style-name="Table9.A1" office:value-type="string">
            <text:p text:style-name="P5">Ouputflags</text:p>
          </table:table-cell>
          <table:table-cell table:style-name="Table9.B1" office:value-type="string">
            <text:p text:style-name="P5">NO</text:p>
          </table:table-cell>
        </table:table-row>
        <table:table-row table:style-name="Table9.1">
          <table:table-cell table:style-name="Table9.A1" office:value-type="string">
            <text:p text:style-name="P5">Characters</text:p>
          </table:table-cell>
          <table:table-cell table:style-name="Table9.B1" office:value-type="string">
            <text:p text:style-name="P5">0</text:p>
          </table:table-cell>
        </table:table-row>
        <table:table-row table:style-name="Table9.1">
          <table:table-cell table:style-name="Table9.A1" office:value-type="string">
            <text:p text:style-name="P5">Decimals</text:p>
          </table:table-cell>
          <table:table-cell table:style-name="Table9.B1" office:value-type="string">
            <text:p text:style-name="P5">0</text:p>
          </table:table-cell>
        </table:table-row>
        <table:table-row table:style-name="Table9.1">
          <table:table-cell table:style-name="Table9.A1" office:value-type="string">
            <text:p text:style-name="P5">Maxlimit</text:p>
          </table:table-cell>
          <table:table-cell table:style-name="Table9.B1" office:value-type="string">
            <text:p text:style-name="P5">0.00000</text:p>
          </table:table-cell>
        </table:table-row>
        <table:table-row table:style-name="Table9.1">
          <table:table-cell table:style-name="Table9.A1" office:value-type="string">
            <text:p text:style-name="P5">Minlimit</text:p>
          </table:table-cell>
          <table:table-cell table:style-name="Table9.B1" office:value-type="string">
            <text:p text:style-name="P5">0.00000</text:p>
          </table:table-cell>
        </table:table-row>
        <table:table-row table:style-name="Table9.1">
          <table:table-cell table:style-name="Table9.A1" office:value-type="string">
            <text:p text:style-name="P5">Database</text:p>
          </table:table-cell>
          <table:table-cell table:style-name="Table9.B1" office:value-type="string">
            <text:p text:style-name="P5">USER</text:p>
          </table:table-cell>
        </table:table-row>
        <table:table-row table:style-name="Table9.1">
          <table:table-cell table:style-name="Table9.A1" office:value-type="string">
            <text:p text:style-name="P5">Declaration</text:p>
          </table:table-cell>
          <table:table-cell table:style-name="Table9.B1" office:value-type="string">
            <text:p text:style-name="P5"/>
          </table:table-cell>
        </table:table-row>
      </table:table>
      <text:p text:style-name="Standard"/>
      <text:p text:style-name="Standard">Öppnar bilden underhåll-pumpar-översikt pumpar. För att kunna få texten i 'Text/Dualpar' har följande</text:p>
      <text:p text:style-name="Standard">kommandorad matas in:</text:p>
      <text:p text:style-name="Standard"/>
      <text:p text:style-name="P2">rtt_edit&gt; mod "show menu \"underhåll-pumpar-översikt pumpar\""</text:p>
      <text:p text:style-name="Standard"/>
      <text:p text:style-name="Standard"/>
      <text:h text:style-name="Heading_20_2" text:outline-level="2">Ändring av fält utan att öppna det</text:h>
      <text:p text:style-name="Standard">Man behöver inte öppna ett fält för att ändra i det. Genom att placera cursorn på fältets första position kan man med 'modify' ändra data i fältet. Detta är användbart när man kopplar databasattribute till fältet eller om man ska sätta samma data i fler fält.</text:p>
      <text:p text:style-name="Standard"/>
      <text:p text:style-name="P2">rtt_edit&gt; mod/par="vhx-Zon1-Temperatur.ActualValue"</text:p>
      <text:p text:style-name="P2">rtt_edit&gt; mod/char=7</text:p>
      <text:h text:style-name="Heading_20_2" text:outline-level="2">Ta bort ett fält</text:h>
      <text:p text:style-name="Standard">Ett fält tas bort genom att cursorn placeras på fältet och kommandot 'delete item' ges.</text:p>
      <text:p text:style-name="Standard"/>
      <text:p text:style-name="P2"><text:soft-page-break/>rtt_edit&gt; delete item</text:p>
      <text:p text:style-name="P2"/>
      <text:h text:style-name="Heading_20_2" text:outline-level="2">Cut-Copy-Paste</text:h>
      <text:p text:style-name="Standard">Ett område i bildeditorn kan väljas ut genom placera cursorn i ena hörnet, trycka på PF2, och förflytta sig till andra hörnet. Det utvalda området markeras genom att det inverteras.</text:p>
      <text:p text:style-name="Standard"/>
      <text:p text:style-name="Standard">Man kan kopiera ett utvalt området till paste-bufferten genom att trycka på PF3 <text:s/>(eller ge kommandot 'copy'). 'cut' tar dessutom bort grafik och fält i det utvalda området. Innehållet i paste-bufferten kopieras till editeringsarean med 'paste' eller ctrl/f. Cursorns position bestämmer var den nya arean placeras. Kopiering kan även ske mellan olika bilder i samma program (för att kopiera mellan program måste man skriva ut innehållet på</text:p>
      <text:p text:style-name="Standard">fil, se nedan).</text:p>
      <text:p text:style-name="Standard"/>
      <text:p text:style-name="P2">rtt_edit&gt; cut</text:p>
      <text:p text:style-name="P2">rtt_edit&gt; paste</text:p>
      <text:p text:style-name="Standard"/>
      <text:p text:style-name="Standard">Återställning av ett utvalt område sker med 'unselect' kommandot</text:p>
      <text:p text:style-name="Standard"/>
      <text:p text:style-name="P2">rtt_edit&gt; unselect</text:p>
      <text:h text:style-name="Heading_20_2" text:outline-level="2">Editera fält i text-editor</text:h>
      <text:p text:style-name="Standard">Om man har flera likartade fält i en bild kan man skriva ut innehållet i samtliga fält i bilden i en textfil,</text:p>
      <text:p text:style-name="Standard">modifiera textfilen, och läsa in fälten igen. Kommandot</text:p>
      <text:p text:style-name="Standard"/>
      <text:p text:style-name="P2">rtt_edit&gt; write items items.txt</text:p>
      <text:p text:style-name="Standard"/>
      <text:p text:style-name="Standard">skriver ut fälten på textfilen item.txt. Filen kan läsas in i edt eller tpu. För att ladda in fälten i bilden, rensar man först bort de gamla fälten.</text:p>
      <text:p text:style-name="Standard"/>
      <text:p text:style-name="P2">rtt_edit&gt; clear items</text:p>
      <text:p text:style-name="Standard"/>
      <text:p text:style-name="Standard">och läser in filen</text:p>
      <text:p text:style-name="Standard"/>
      <text:p text:style-name="P2">rtt_edit&gt; include items items.txt</text:p>
      <text:p text:style-name="Standard"/>
      <text:h text:style-name="Heading_20_2" text:outline-level="2">Kopiera bilder mellan program</text:h>
      <text:p text:style-name="Standard">För att kopiera en bild från ett program till en annan, tar man upp bilden i bildeditorn, och skriver ut den med</text:p>
      <text:p text:style-name="Standard">kommandot</text:p>
      <text:p text:style-name="Standard"/>
      <text:p text:style-name="P2">rtt_edit&gt; write picture bild.tmp</text:p>
      <text:p text:style-name="Standard"/>
      <text:p text:style-name="Standard">Bilden lagras på filen bild.tmp Filen kan läsas in i en tom bildeditorn med</text:p>
      <text:p text:style-name="Standard"/>
      <text:p text:style-name="P2">rtt_edit&gt; inlcude picture bild.tmp</text:p>
      <text:h text:style-name="Heading_20_2" text:outline-level="2">Leta efter attribut</text:h>
      <text:p text:style-name="Standard">Ibland vill man veta i vilket fält, en visst attribut påverkas. Med kommandot</text:p>
      <text:p text:style-name="Standard"/>
      <text:p text:style-name="P2">rtt_edit&gt; write items/all items.tmp</text:p>
      <text:p text:style-name="Standard"/>
      <text:p text:style-name="Standard">skrivs samtliga fält i samtliga bilder ut på filen items.tmp Genom att leta i filen hittar man enkelt fältet</text:p>
      <text:p text:style-name="Standard">för aktuellt attribut.</text:p>
      <text:p text:style-name="Standard"/>
      <text:h text:style-name="Heading_20_2" text:outline-level="2"><text:soft-page-break/>Hjälptexter</text:h>
      <text:p text:style-name="Standard">Med kommandot</text:p>
      <text:p text:style-name="Standard"/>
      <text:p text:style-name="P2">rtt_edit&gt; edit help</text:p>
      <text:p text:style-name="Standard"/>
      <text:p text:style-name="Standard">kommer man genom edt in i en textfil där man kan lägga in hjälptexter för bilder och menyer. Hjälptexten består av två delar, dels en text som visas upp genom att trycka på Hjälp-tangenten eller ctrl/h, dels en text-rad som skrivs längst ner på en meny-sida. Kopplingen mellan en hjälp-text och bilden/menyn utgörs av tileln <text:s/>(texten i</text:p>
      <text:p text:style-name="Standard">meny-entryt).</text:p>
      <text:p text:style-name="Standard"/>
      <text:p text:style-name="Standard">En hjälptext för undermeny "Underhåll" kan se ut så här</text:p>
      <text:p text:style-name="Standard"/>
      <text:p text:style-name="P2">RTT_HELP_SUBJ("UNDERHÅLL")</text:p>
      <text:p text:style-name="P2">RTT_HELP_INFO("\</text:p>
      <text:p text:style-name="P2"><text:s/>Välj ut önskat ämne med piltangenterna och tryck på RETURN")</text:p>
      <text:p text:style-name="P2">RTT_HELP_TEXT( "\</text:p>
      <text:p text:style-name="P2"><text:s text:c="10"/>Diverse funktioner för underhåll av systemet.\n\n\</text:p>
      <text:p text:style-name="P2">VENTILER <text:s text:c="6"/>Visar ventiler i anläggningen.\n\</text:p>
      <text:p text:style-name="P2">MOTORER <text:s text:c="7"/>Visar motorer i anläggningen.\n\</text:p>
      <text:p text:style-name="P2">TEMPERATURER <text:s text:c="2"/>Visar termoelement i ugnen.\n\</text:p>
      <text:p text:style-name="P2">")</text:p>
      <text:p text:style-name="Standard"/>
      <text:p text:style-name="Standard">För bilder används ej info-texten.</text:p>
      <text:p text:style-name="Standard"/>
      <text:p text:style-name="Standard">Ett exempel på hjälptexten till bilden "Motorer"</text:p>
      <text:p text:style-name="Standard"/>
      <text:p text:style-name="P2">RTT_HELP_SUBJ("MOTORER")</text:p>
      <text:p text:style-name="P2">RTT_HELP_INFO("") </text:p>
      <text:p text:style-name="P2">RTT_HELP_TEXT( "\</text:p>
      <text:p text:style-name="P2">Bilden motorer hanterar motorerna.\n\n\</text:p>
      <text:p text:style-name="P2">För varje motor visas huvudkontaktor och larmstatus.\n\</text:p>
      <text:p text:style-name="P2">Starta och stoppa motorerna med PF1.\n\</text:p>
      <text:p text:style-name="P2"><text:s/>")</text:p>
      <text:p text:style-name="Standard"/>
      <text:p text:style-name="Standard">Filen är en c include-fil och syntaxen följer stränghantering i c. \n betyder ny rad., och \ i slutet på en rad markerar att texten fortsätter på nästa rad. Hjälpfilen är gemensam för samtliga menyer och bilder i</text:p>
      <text:p text:style-name="Standard">programmet.</text:p>
      <text:p text:style-name="Standard"/>
      <text:h text:style-name="Heading_20_2" text:outline-level="2">Spara</text:h>
      <text:p text:style-name="Standard">Kommandot 'save' sparar menyer och bilder. Gör man save i meny-editorn sparas menyerna, gör man save i bild-editorn sparas den aktuella bilden.</text:p>
      <text:p text:style-name="Standard"/>
      <text:p text:style-name="P2">rtt_edit&gt; save</text:p>
      <text:h text:style-name="Heading_20_2" text:outline-level="2">Skapa rtt-program</text:h>
      <text:p text:style-name="Standard">När alla menyer och bilder är klara skapar man exe-filen med kommandot</text:p>
      <text:p text:style-name="Standard"/>
      <text:p text:style-name="P2">rtt_edit&gt; link</text:p>
      <text:p text:style-name="Standard"/>
      <text:p text:style-name="Standard">Exe-filer genereras för både VMS och ELN (på Alpha enbart för vms). Vill man skapa filer enbart för VMS eller ELN finns kommandona</text:p>
      <text:p text:style-name="Standard"/>
      <text:p text:style-name="P2">rtt_edit&gt; link vms</text:p>
      <text:p text:style-name="P2">rtt_edit&gt; link eln</text:p>
      <text:h text:style-name="Heading_20_2" text:outline-level="2"><text:soft-page-break/>Köra programmet</text:h>
      <text:p text:style-name="Standard">Har man anget programnamn "VHXN2R" genereras exe-filerna pwrp_exe:rs_rtt_vhxn2r.exe (VMS) resp pwrp_root:&lt;vax_eln.exe&gt;rs_rtt_vhxn2r.exe_eln (ELN)</text:p>
      <text:p text:style-name="Standard"/>
      <text:p text:style-name="Standard">På VMS kör programmet från DCL med</text:p>
      <text:p text:style-name="Standard"/>
      <text:p text:style-name="P2">$ run pwrp_exe:rs_rtt_vhxn2r.exe</text:p>
      <text:p text:style-name="Standard"/>
      <text:p text:style-name="Standard">på ELN från ECL med</text:p>
      <text:p text:style-name="Standard"/>
      <text:p text:style-name="P2">ECL&gt; ex/w rs_rtt_vhxn2r</text:p>
      <text:p text:style-name="Standard"/>
      <text:p text:style-name="Standard">Om man har startat näthanteraren kan man köra igång programmet direkt från rtt-editorn</text:p>
      <text:p text:style-name="P2"/>
      <text:p text:style-name="P2">rtt_edit&gt; rtt</text:p>
      <text:p text:style-name="Standard"/>
      <text:h text:style-name="Heading_20_2" text:outline-level="2">Avsluta</text:h>
      <text:p text:style-name="Standard">Avsluta editeringen med 'quit'</text:p>
      <text:p text:style-name="P2"/>
      <text:p text:style-name="P2">rtt_edit&gt; quit</text:p>
      <text:p text:style-name="Standard"/>
      <text:h text:style-name="Heading_20_2" text:outline-level="2">Editera på olika plattformar</text:h>
      <text:p text:style-name="Standard">Man kan editera rtt-bilder både på VAX och på Alpha. Från VAX kan man generera rtt-program för VAXELN och VAX VMS, från Alpha genererar man program för Alpha.</text:p>
      <text:p text:style-name="Standard"/>
      <text:p text:style-name="Standard">Om man har editerat bilder eller menyer på en Alpha och vill generera program för VAX, måste man gå in på en VAX och starta pwr_rtt_edit. Därefter måste nya och ändrade bilder sparas innan rtt-programmet kan genererars med link-kommandot. Är man osäker på vilka bilder man har ändrat i kan man spara samtliga med ‘save/all’ kommandot</text:p>
      <text:p text:style-name="Standard"/>
      <text:p text:style-name="P2">rtt_edit&gt; save/all</text:p>
      <text:p text:style-name="P2">rtt_edit&gt; link</text:p>
      <text:p text:style-name="Standard"/>
      <text:p text:style-name="Standard">Motsvarande gäller om man har editerat på VAX och vill generera bilder för Alpha. Logga in på en Alpha och spara samtliga nya och ändrade bilder.</text:p>
      <text:p text:style-name="P8"/>
      <text:p text:style-name="Standard"/>
      <text:h text:style-name="Heading_20_1" text:outline-level="1">Menyer</text:h>
      <text:p text:style-name="Standard"/>
      <text:p text:style-name="Standard"/>
      <text:p text:style-name="Standard"/>
      <text:p text:style-name="Standard"/>
      <text:p text:style-name="Standard">Menyer används i rtt för att navigera till olika bilder, för att komma in i objektshierarkin och för att avsluta sessionen. Ett meny träd byggs upp i pwr_rtt_edit med hjälp av kommandot create. När ett menyträd är skapat</text:p>
      <text:p text:style-name="Standard">används detta för att navigera och öppna bilder och undermenyer i pwr_rtt_edit på samma sätt som i det slutgiltiga rtt programmet.</text:p>
      <text:p text:style-name="Standard"/>
      <text:h text:style-name="Heading_20_2" text:outline-level="2">Meny mod</text:h>
      <text:p text:style-name="Standard">I meny mod skapar man menyer och navigerar i de skapade menyerna. Följande tangenter är definierade i en meny bild.</text:p>
      <text:p text:style-name="Standard"/>
      <table:table table:name="Table10" table:style-name="Table10">
        <table:table-column table:style-name="Table10.A"/>
        <table:table-column table:style-name="Table10.B"/>
        <table:table-row table:style-name="Table10.1">
          <table:table-cell table:style-name="Table10.A1" office:value-type="string">
            <text:p text:style-name="P4">Tangent</text:p>
          </table:table-cell>
          <table:table-cell table:style-name="Table10.B1" office:value-type="string">
            <text:p text:style-name="P4">Funktion</text:p>
          </table:table-cell>
        </table:table-row>
        <table:table-row table:style-name="Table10.1">
          <table:table-cell table:style-name="Table10.A2" office:value-type="string">
            <text:p text:style-name="P5">PILTANGENTER</text:p>
          </table:table-cell>
          <table:table-cell table:style-name="Table10.B2" office:value-type="string">
            <text:p text:style-name="P5">Navigera och välj ut ett meny entry.</text:p>
          </table:table-cell>
        </table:table-row>
        <table:table-row table:style-name="Table10.1">
          <table:table-cell table:style-name="Table10.A2" office:value-type="string">
            <text:p text:style-name="P5">RETURN</text:p>
          </table:table-cell>
          <table:table-cell table:style-name="Table10.B2" office:value-type="string">
            <text:p text:style-name="P5">Öppna en under meny eller bild.</text:p>
          </table:table-cell>
        </table:table-row>
        <table:table-row table:style-name="Table10.1">
          <table:table-cell table:style-name="Table10.A2" office:value-type="string">
            <text:p text:style-name="P5">PF4 eller CTRL/R</text:p>
          </table:table-cell>
          <table:table-cell table:style-name="Table10.B2" office:value-type="string">
            <text:p text:style-name="P5">Gå tillbaka till föregående meny.</text:p>
          </table:table-cell>
        </table:table-row>
        <table:table-row table:style-name="Table10.1">
          <table:table-cell table:style-name="Table10.A2" office:value-type="string">
            <text:p text:style-name="P5">NEXT PAGE eller CTRL/F</text:p>
          </table:table-cell>
          <table:table-cell table:style-name="Table10.B2" office:value-type="string">
            <text:p text:style-name="P5">Gå till nästa sida i menyn.</text:p>
          </table:table-cell>
        </table:table-row>
        <table:table-row table:style-name="Table10.1">
          <table:table-cell table:style-name="Table10.A2" office:value-type="string">
            <text:p text:style-name="P5">PREV PAGE eller CTRL/D</text:p>
          </table:table-cell>
          <table:table-cell table:style-name="Table10.B2" office:value-type="string">
            <text:p text:style-name="P5">Gå till föregående sida i menyn.</text:p>
          </table:table-cell>
        </table:table-row>
        <table:table-row table:style-name="Table10.1">
          <table:table-cell table:style-name="Table10.A2" office:value-type="string">
            <text:p text:style-name="P5">CTRL/Z</text:p>
          </table:table-cell>
          <table:table-cell table:style-name="Table10.B2" office:value-type="string">
            <text:p text:style-name="P5">Tillbaka till rotmenyn</text:p>
          </table:table-cell>
        </table:table-row>
        <table:table-row table:style-name="Table10.1">
          <table:table-cell table:style-name="Table10.A2" office:value-type="string">
            <text:p text:style-name="P5">CTRL/W</text:p>
          </table:table-cell>
          <table:table-cell table:style-name="Table10.B2" office:value-type="string">
            <text:p text:style-name="P5">Rita om bilden.</text:p>
          </table:table-cell>
        </table:table-row>
        <table:table-row table:style-name="Table10.1">
          <table:table-cell table:style-name="Table10.A2" office:value-type="string">
            <text:p text:style-name="P5">HELP</text:p>
          </table:table-cell>
          <table:table-cell table:style-name="Table10.B2" office:value-type="string">
            <text:p text:style-name="P5">Hjälp.</text:p>
          </table:table-cell>
        </table:table-row>
        <table:table-row table:style-name="Table10.1">
          <table:table-cell table:style-name="Table10.A2" office:value-type="string">
            <text:p text:style-name="P5">DELETE</text:p>
          </table:table-cell>
          <table:table-cell table:style-name="Table10.B2" office:value-type="string">
            <text:p text:style-name="P5">Ta bort ett meny entry.</text:p>
          </table:table-cell>
        </table:table-row>
        <table:table-row table:style-name="Table10.1">
          <table:table-cell table:style-name="Table10.A2" office:value-type="string">
            <text:p text:style-name="P5">DO eller CTRL/B</text:p>
          </table:table-cell>
          <table:table-cell table:style-name="Table10.B2" office:value-type="string">
            <text:p text:style-name="P5">Kommando mod.</text:p>
          </table:table-cell>
        </table:table-row>
      </table:table>
      <text:p text:style-name="Standard"/>
      <text:p text:style-name="Standard">.</text:p>
      <text:p text:style-name="Standard"/>
      <text:p text:style-name="Standard"/>
      <text:h text:style-name="Heading_20_2" text:outline-level="2">Skapa menyer och menyentryn</text:h>
      <text:p text:style-name="Standard">Nya menyentryn skapas med 'create' kommandot.</text:p>
      <text:p text:style-name="Standard">Det finns ett antal olika typer av meny entryn:</text:p>
      <text:p text:style-name="Standard"/>
      <text:p text:style-name="Standard">menu <text:s text:c="11"/><text:tab/>entry till en under meny.</text:p>
      <text:p text:style-name="Standard">picture <text:s text:c="8"/><text:tab/>entry till en bild.</text:p>
      <text:p text:style-name="Standard">objecthierarchy <text:tab/>entry till rtt's objekts hierarki.</text:p>
      <text:p text:style-name="Standard">exit <text:s text:c="11"/><text:tab/>entry för att avsluta.</text:p>
      <text:p text:style-name="Standard">command <text:s text:c="8"/><text:tab/>entry för att exekvera ett rtt kommando.</text:p>
      <text:p text:style-name="Standard">vms <text:s text:c="12"/><text:tab/>entry för att exekvera ett vms kommando</text:p>
      <text:p text:style-name="Standard">permpicture <text:s text:c="4"/><text:tab/>entry till en bild som lagrar sina prenumerationer. En bild som använd ofta bör skapas som en<text:tab/>permpicture.</text:p>
      <text:p text:style-name="Standard">keys <text:s text:c="11"/><text:tab/>entry till en meny under vilken funktionertill snabbstarts tangenterna skapas.</text:p>
      <text:p text:style-name="Standard">syspicture <text:s text:c="8"/><text:tab/>entry till en systembild.</text:p>
      <text:p text:style-name="Standard">objpicture <text:s text:c="8"/><text:tab/>entry till en objektsbild.</text:p>
      <text:p text:style-name="Standard"/>
      <text:p text:style-name="Standard">Ett menyentry skapas genom att man väljer ut det menyentry som ligger <text:s/>ovanför den plats man vill skjuta in den nya entryt, och <text:s/>ger kommandot create med lämplig kvalifierare:</text:p>
      <text:p text:style-name="Standard"/>
      <text:p text:style-name="Standard"><text:span text:style-name="T5">rtt_edit&gt; create/menu 'title'</text:span> <text:s text:c="6"/><text:tab/><text:tab/>skapa entry för en submeny.</text:p>
      <text:p text:style-name="Standard"><text:span text:style-name="T5">rtt_edit&gt; create/picture 'title'</text:span> <text:s text:c="19"/><text:tab/>skapa entry för en bild.</text:p>
      <text:p text:style-name="Standard"><text:span text:style-name="T5">rtt_edit&gt; create/objecthierarchy 'title'</text:span> <text:s text:c="5"/><text:tab/>skapa entry för objekts hierarkin.</text:p>
      <text:p text:style-name="Standard"><text:span text:style-name="T5">rtt_edit&gt; create/exit 'title'</text:span> <text:s text:c="13"/><text:tab/>skapa entry för att avsluta.</text:p>
      <text:p text:style-name="Standard"><text:soft-page-break/><text:span text:style-name="T5">rtt_edit&gt; create/command="kommando" 'title'</text:span><text:tab/>skapa entry för att exekvera ett rtt kommando.</text:p>
      <text:p text:style-name="Standard"><text:span text:style-name="T5">rtt_edit&gt; create/cmdhold="kommando" 'title'</text:span> skapa entry för att exekvera ett rtt </text:p>
      <text:p text:style-name="P16">kommando från funktionstangent utan att </text:p>
      <text:p text:style-name="P16">lämna aktuell bild.</text:p>
      <text:p text:style-name="Standard"><text:span text:style-name="T5">rtt_edit&gt; create/vms="kommando" 'title'</text:span> <text:s text:c="8"/><text:tab/>skapa entry för att exekvera ett vms<text:tab/><text:tab/><text:tab/><text:tab/>kommando.</text:p>
      <text:p text:style-name="Standard"><text:span text:style-name="T5">rtt_edit&gt; create/permpicture 'title'</text:span> <text:s text:c="15"/><text:tab/>skapa entry för en permanent bild.</text:p>
      <text:p text:style-name="Standard"><text:span text:style-name="T5">rtt_edit&gt; create/keys 'title'</text:span> <text:s text:c="12"/><text:tab/>skapa entry för snabbstarts funktioner.</text:p>
      <text:p text:style-name="Standard"><text:span text:style-name="T5">rtt_edit&gt; create/syspict='syspicture' 'title'</text:span> skapa entry för en systembild.</text:p>
      <text:p text:style-name="Standard"><text:span text:style-name="T5">rtt_edit&gt; create/objpict='objpicture'/name='objektsnamn' 'title'</text:span> skapa entry för<text:tab/><text:tab/><text:tab/><text:tab/>en objektsblid.</text:p>
      <text:p text:style-name="Standard"/>
      <text:p text:style-name="Standard">'title' är den text som kommer att skrivas i menyentryt. Om man vill ha blanktecken i texten ska '#' matas in istället för space (eller omgärdas av ""). För att kunna öppna ett menu entry måste det finnas minst ett entry i <text:s/>undermenyn. Detta skapas genom att välja ut förälder entryt och lägga /child till ovanstådende kommandon. När detta är gjort kan <text:s/>man öppna entryt med return och fortsätta och skapa entryn i undermenyn.</text:p>
      <text:p text:style-name="Standard"/>
      <text:p text:style-name="Standard"><text:span text:style-name="T5">rtt_edit&gt; create/menu/child 'title'</text:span> <text:s text:c="5"/><text:tab/><text:tab/>skapa entry för en submeny.</text:p>
      <text:p text:style-name="Standard"><text:span text:style-name="T5">rtt_edit&gt; create/picture/child 'title'</text:span> <text:s text:c="14"/><text:tab/>skapa entry för en bild.</text:p>
      <text:p text:style-name="Standard"><text:span text:style-name="T5">rtt_edit&gt; create/objecthierarchy/child 'title'</text:span> <text:s text:c="6"/><text:tab/>skapa entry för objekts<text:tab/><text:tab/><text:tab/><text:tab/><text:tab/>hierarkin.</text:p>
      <text:p text:style-name="Standard"><text:span text:style-name="T5">rtt_edit&gt; create/exit/child 'title'</text:span> <text:s text:c="17"/><text:tab/><text:tab/>skapa entry för att avsluta.</text:p>
      <text:p text:style-name="Standard"><text:span text:style-name="T5">rtt_edit&gt; create/command="kommando"/child 'title'</text:span> <text:tab/>skapa entry för att exek vera ett<text:tab/><text:tab/><text:tab/><text:tab/><text:tab/>rtt-kommando.</text:p>
      <text:p text:style-name="Standard"><text:span text:style-name="T5">rtt_edit&gt; create/vms="kommando"/child 'title'</text:span> <text:s/><text:tab/>skapa entry för att exek vera ett<text:tab/><text:tab/><text:tab/><text:tab/><text:tab/>vms-kommando.</text:p>
      <text:p text:style-name="Standard"/>
      <text:p text:style-name="Standard">En meny titel kan ändras med modify kommandot</text:p>
      <text:p text:style-name="Standard"/>
      <text:p text:style-name="P2">rtt_edit&gt; modify "text"</text:p>
      <text:p text:style-name="Standard"/>
      <text:p text:style-name="Standard">Kommandot i en kommandentry visas med 'show command'.</text:p>
      <text:p text:style-name="Standard"/>
      <text:h text:style-name="Heading_20_2" text:outline-level="2">Ta bort menyer</text:h>
      <text:p text:style-name="Standard">Ett menyalternativ tas bort med Delete (radera) tangenten. Om menyalternativet innehåller en undermeny, eller ett meny-träd, kommer även dessa att tas bort.</text:p>
      <text:p text:style-name="Standard"/>
      <text:p text:style-name="Standard">Senaste borttagningen kan återskapas med kommandot 'undo delete' om man skulle ångra sig.</text:p>
      <text:h text:style-name="Heading_20_2" text:outline-level="2">Flytta menyer</text:h>
      <text:p text:style-name="Standard">Ett menyalternativ kan flyttas mha delete - undo delete funktionerna. Senaste delete operationen lagras i en</text:p>
      <text:p text:style-name="Standard">buffer. Vid kommandot 'undo delete' läggs innehållet i bufferten in under utvalt menyentry.</text:p>
      <text:p text:style-name="P8"/>
      <text:p text:style-name="Standard"/>
      <text:h text:style-name="Heading_20_1" text:outline-level="1">Editering av bilder</text:h>
      <text:p text:style-name="Standard"/>
      <text:p text:style-name="Standard"/>
      <text:p text:style-name="Standard">Ett entry till en bild skapas med</text:p>
      <text:p text:style-name="Standard"/>
      <text:p text:style-name="P2">rtt_edit&gt; create/picture 'title'</text:p>
      <text:p text:style-name="Standard"/>
      <text:p text:style-name="Standard">Genom att välja ut entryt och trycka på return kommer man</text:p>
      <text:p text:style-name="Standard">in i editerings mod och kan editera bilden.</text:p>
      <text:p text:style-name="Standard"/>
      <text:h text:style-name="Heading_20_2" text:outline-level="2">Editerings mod</text:h>
      <text:p text:style-name="Standard">I editerings mod är följande tangenter definierade.</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4">Tangent</text:p>
          </table:table-cell>
          <table:table-cell table:style-name="Table11.B1" office:value-type="string">
            <text:p text:style-name="P4">Funktion</text:p>
          </table:table-cell>
        </table:table-row>
        <table:table-row table:style-name="Table11.1">
          <table:table-cell table:style-name="Table11.A2" office:value-type="string">
            <text:p text:style-name="P5">PILTANGENTER</text:p>
          </table:table-cell>
          <table:table-cell table:style-name="Table11.B2" office:value-type="string">
            <text:p text:style-name="P5">Navigera i arbetsarean.</text:p>
          </table:table-cell>
        </table:table-row>
        <table:table-row table:style-name="Table11.1">
          <table:table-cell table:style-name="Table11.A2" office:value-type="string">
            <text:p text:style-name="P5">PF1</text:p>
          </table:table-cell>
          <table:table-cell table:style-name="Table11.B2" office:value-type="string">
            <text:p text:style-name="P5">Öppna ett uppdaterings fält.</text:p>
          </table:table-cell>
        </table:table-row>
        <table:table-row table:style-name="Table11.1">
          <table:table-cell table:style-name="Table11.A2" office:value-type="string">
            <text:p text:style-name="P5">PF2</text:p>
          </table:table-cell>
          <table:table-cell table:style-name="Table11.B2" office:value-type="string">
            <text:p text:style-name="P5">Select.</text:p>
          </table:table-cell>
        </table:table-row>
        <table:table-row table:style-name="Table11.1">
          <table:table-cell table:style-name="Table11.A2" office:value-type="string">
            <text:p text:style-name="P5">PF3</text:p>
          </table:table-cell>
          <table:table-cell table:style-name="Table11.B2" office:value-type="string">
            <text:p text:style-name="P5">Kopierar utvald area till paste bufferten.</text:p>
          </table:table-cell>
        </table:table-row>
        <table:table-row table:style-name="Table11.1">
          <table:table-cell table:style-name="Table11.A2" office:value-type="string">
            <text:p text:style-name="P5">PF4 eller CTRL/ R</text:p>
          </table:table-cell>
          <table:table-cell table:style-name="Table11.B2" office:value-type="string">
            <text:p text:style-name="P5">Gå tillbaka till menyn.</text:p>
          </table:table-cell>
        </table:table-row>
        <table:table-row table:style-name="Table11.1">
          <table:table-cell table:style-name="Table11.A2" office:value-type="string">
            <text:p text:style-name="P5">CTRL/Z</text:p>
          </table:table-cell>
          <table:table-cell table:style-name="Table11.B2" office:value-type="string">
            <text:p text:style-name="P5">Gå tillbaka till rotmenyn.</text:p>
          </table:table-cell>
        </table:table-row>
        <table:table-row table:style-name="Table11.1">
          <table:table-cell table:style-name="Table11.A2" office:value-type="string">
            <text:p text:style-name="P5">CTRL/W</text:p>
          </table:table-cell>
          <table:table-cell table:style-name="Table11.B2" office:value-type="string">
            <text:p text:style-name="P5">Rita om bilden.</text:p>
          </table:table-cell>
        </table:table-row>
        <table:table-row table:style-name="Table11.1">
          <table:table-cell table:style-name="Table11.A2" office:value-type="string">
            <text:p text:style-name="P5">CTRL/N</text:p>
          </table:table-cell>
          <table:table-cell table:style-name="Table11.B2" office:value-type="string">
            <text:p text:style-name="P5">Visa collection picture.</text:p>
          </table:table-cell>
        </table:table-row>
        <table:table-row table:style-name="Table11.1">
          <table:table-cell table:style-name="Table11.A2" office:value-type="string">
            <text:p text:style-name="P5">CTRL/V</text:p>
          </table:table-cell>
          <table:table-cell table:style-name="Table11.B2" office:value-type="string">
            <text:p text:style-name="P5">Koppla ett uppdaterings fält till utvalt objekt i collection picture.</text:p>
          </table:table-cell>
        </table:table-row>
        <table:table-row table:style-name="Table11.1">
          <table:table-cell table:style-name="Table11.A2" office:value-type="string">
            <text:p text:style-name="P5">CTRL/F</text:p>
          </table:table-cell>
          <table:table-cell table:style-name="Table11.B2" office:value-type="string">
            <text:p text:style-name="P5">Paste.</text:p>
          </table:table-cell>
        </table:table-row>
        <table:table-row table:style-name="Table11.1">
          <table:table-cell table:style-name="Table11.A2" office:value-type="string">
            <text:p text:style-name="P5">HELP</text:p>
          </table:table-cell>
          <table:table-cell table:style-name="Table11.B2" office:value-type="string">
            <text:p text:style-name="P5">Hjälp.</text:p>
          </table:table-cell>
        </table:table-row>
        <table:table-row table:style-name="Table11.1">
          <table:table-cell table:style-name="Table11.A2" office:value-type="string">
            <text:p text:style-name="P5">DO ellr CTRL/B</text:p>
          </table:table-cell>
          <table:table-cell table:style-name="Table11.B2" office:value-type="string">
            <text:p text:style-name="P5">Kommando mod.</text:p>
          </table:table-cell>
        </table:table-row>
      </table:table>
      <text:p text:style-name="Standard"/>
      <text:p text:style-name="Standard">I editerings mod skapas en arbetsarea på 22X80 tecken att lägga in tecken och uppdateringsfält på. De två nedersta raderna är reserverade för kommandon och meddelanden.</text:p>
      <text:p text:style-name="Standard"/>
      <text:p text:style-name="Standard">Teckenset ändras med kommandot set:</text:p>
      <text:p text:style-name="Standard"/>
      <text:p text:style-name="P2">rtt_edit&gt; set ascii</text:p>
      <text:p text:style-name="P2">rtt_edit&gt; set line</text:p>
      <text:p text:style-name="P2">rtt_edit&gt; set inverse</text:p>
      <text:p text:style-name="P2">rtt_edit&gt; set noinverse</text:p>
      <text:p text:style-name="Standard"/>
      <text:p text:style-name="P6"><draw:line text:anchor-type="paragraph" draw:z-index="96" draw:style-name="gr5" draw:text-style-name="P29" svg:x1="3.852cm" svg:y1="0.416cm" svg:x2="4.362cm" svg:y2="0.418cm"><text:p/></draw:line><draw:rect text:anchor-type="paragraph" draw:z-index="42" draw:style-name="gr2" draw:text-style-name="P29" svg:width="0.511cm" svg:height="1.019cm" svg:x="0.042cm" svg:y="0.323cm"><text:p/></draw:rect><draw:rect text:anchor-type="paragraph" draw:z-index="45" draw:style-name="gr2" draw:text-style-name="P29" svg:width="0.511cm" svg:height="1.019cm" svg:x="1.566cm" svg:y="0.323cm"><text:p/></draw:rect><draw:rect text:anchor-type="paragraph" draw:z-index="49" draw:style-name="gr2" draw:text-style-name="P29" svg:width="0.511cm" svg:height="1.019cm" svg:x="0.804cm" svg:y="0.323cm"><text:p/></draw:rect><draw:rect text:anchor-type="paragraph" draw:z-index="53" draw:style-name="gr2" draw:text-style-name="P29" svg:width="0.511cm" svg:height="1.019cm" svg:x="2.328cm" svg:y="0.323cm"><text:p/></draw:rect><draw:rect text:anchor-type="paragraph" draw:z-index="57" draw:style-name="gr2" draw:text-style-name="P29" svg:width="0.511cm" svg:height="1.019cm" svg:x="3.09cm" svg:y="0.323cm"><text:p/></draw:rect><draw:rect text:anchor-type="paragraph" draw:z-index="61" draw:style-name="gr2" draw:text-style-name="P29" svg:width="0.511cm" svg:height="1.019cm" svg:x="3.852cm" svg:y="0.323cm"><text:p/></draw:rect><draw:rect text:anchor-type="paragraph" draw:z-index="65" draw:style-name="gr2" draw:text-style-name="P29" svg:width="0.511cm" svg:height="1.019cm" svg:x="4.614cm" svg:y="0.323cm"><text:p/></draw:rect><draw:rect text:anchor-type="paragraph" draw:z-index="69" draw:style-name="gr2" draw:text-style-name="P29" svg:width="0.511cm" svg:height="1.019cm" svg:x="5.376cm" svg:y="0.323cm"><text:p/></draw:rect><draw:rect text:anchor-type="paragraph" draw:z-index="72" draw:style-name="gr2" draw:text-style-name="P29" svg:width="0.511cm" svg:height="1.019cm" svg:x="6.138cm" svg:y="0.323cm"><text:p/></draw:rect><draw:rect text:anchor-type="paragraph" draw:z-index="74" draw:style-name="gr2" draw:text-style-name="P29" svg:width="0.511cm" svg:height="1.019cm" svg:x="6.9cm" svg:y="0.323cm"><text:p/></draw:rect><draw:rect text:anchor-type="paragraph" draw:z-index="76" draw:style-name="gr2" draw:text-style-name="P29" svg:width="0.511cm" svg:height="1.019cm" svg:x="7.662cm" svg:y="0.323cm"><text:p/></draw:rect><draw:rect text:anchor-type="paragraph" draw:z-index="78" draw:style-name="gr2" draw:text-style-name="P29" svg:width="0.511cm" svg:height="1.019cm" svg:x="8.424cm" svg:y="0.323cm"><text:p/></draw:rect><draw:rect text:anchor-type="paragraph" draw:z-index="80" draw:style-name="gr2" draw:text-style-name="P29" svg:width="0.511cm" svg:height="1.019cm" svg:x="9.186cm" svg:y="0.323cm"><text:p/></draw:rect><draw:rect text:anchor-type="paragraph" draw:z-index="82" draw:style-name="gr2" draw:text-style-name="P29" svg:width="0.511cm" svg:height="1.019cm" svg:x="9.948cm" svg:y="0.323cm"><text:p/></draw:rect><draw:rect text:anchor-type="paragraph" draw:z-index="84" draw:style-name="gr2" draw:text-style-name="P29" svg:width="0.511cm" svg:height="1.019cm" svg:x="10.71cm" svg:y="0.323cm"><text:p/></draw:rect><draw:line text:anchor-type="paragraph" draw:z-index="87" draw:style-name="gr5" draw:text-style-name="P29" svg:x1="0.298cm" svg:y1="0.323cm" svg:x2="0.296cm" svg:y2="0.833cm"><text:p/></draw:line><draw:line text:anchor-type="paragraph" draw:z-index="92" draw:style-name="gr5" draw:text-style-name="P29" svg:x1="2.582cm" svg:y1="0.323cm" svg:x2="2.584cm" svg:y2="0.833cm"><text:p/></draw:line><draw:line text:anchor-type="paragraph" draw:z-index="94" draw:style-name="gr5" draw:text-style-name="P29" svg:x1="3.344cm" svg:y1="0.323cm" svg:x2="3.346cm" svg:y2="1.341cm"><text:p/></draw:line><draw:line text:anchor-type="paragraph" draw:z-index="101" draw:style-name="gr5" draw:text-style-name="P29" svg:x1="7.916cm" svg:y1="0.323cm" svg:x2="7.918cm" svg:y2="1.341cm"><text:p/></draw:line><draw:line text:anchor-type="paragraph" draw:z-index="103" draw:style-name="gr5" draw:text-style-name="P29" svg:x1="8.678cm" svg:y1="0.323cm" svg:x2="8.68cm" svg:y2="1.341cm"><text:p/></draw:line><draw:line text:anchor-type="paragraph" draw:z-index="106" draw:style-name="gr5" draw:text-style-name="P29" svg:x1="9.44cm" svg:y1="0.323cm" svg:x2="9.442cm" svg:y2="0.833cm"><text:p/></draw:line><draw:line text:anchor-type="paragraph" draw:z-index="109" draw:style-name="gr5" draw:text-style-name="P29" svg:x1="10.964cm" svg:y1="0.323cm" svg:x2="10.966cm" svg:y2="1.341cm"><text:p/></draw:line></text:p>
      <text:p text:style-name="P6"><draw:line text:anchor-type="paragraph" draw:z-index="86" draw:style-name="gr5" draw:text-style-name="P29" svg:x1="0.042cm" svg:y1="0.407cm" svg:x2="0.298cm" svg:y2="0.409cm"><text:p/></draw:line><draw:line text:anchor-type="paragraph" draw:z-index="88" draw:style-name="gr5" draw:text-style-name="P29" svg:x1="0.804cm" svg:y1="0.407cm" svg:x2="1.06cm" svg:y2="0.409cm"><text:p/></draw:line><draw:line text:anchor-type="paragraph" draw:z-index="89" draw:style-name="gr5" draw:text-style-name="P29" svg:x1="1.058cm" svg:y1="0.407cm" svg:x2="1.06cm" svg:y2="0.917cm"><text:p/></draw:line><draw:rect text:anchor-type="paragraph" draw:z-index="90" draw:style-name="gr6" draw:text-style-name="P29" svg:width="0.257cm" svg:height="0.003cm" svg:x="1.82cm" svg:y="0.407cm"><text:p/></draw:rect><draw:line text:anchor-type="paragraph" draw:z-index="91" draw:style-name="gr5" draw:text-style-name="P29" svg:x1="1.82cm" svg:y1="0.407cm" svg:x2="1.822cm" svg:y2="0.917cm"><text:p/></draw:line><draw:line text:anchor-type="paragraph" draw:z-index="93" draw:style-name="gr5" draw:text-style-name="P29" svg:x1="2.582cm" svg:y1="0.407cm" svg:x2="2.838cm" svg:y2="0.409cm"><text:p/></draw:line><draw:line text:anchor-type="paragraph" draw:z-index="95" draw:style-name="gr5" draw:text-style-name="P29" svg:x1="3.09cm" svg:y1="0.407cm" svg:x2="3.6cm" svg:y2="0.409cm"><text:p/></draw:line><draw:line text:anchor-type="paragraph" draw:z-index="97" draw:style-name="gr5" draw:text-style-name="P29" svg:x1="4.614cm" svg:y1="0.153cm" svg:x2="5.124cm" svg:y2="0.155cm"><text:p/></draw:line><draw:line text:anchor-type="paragraph" draw:z-index="98" draw:style-name="gr5" draw:text-style-name="P29" svg:x1="5.376cm" svg:y1="0.407cm" svg:x2="5.886cm" svg:y2="0.409cm"><text:p/></draw:line><draw:line text:anchor-type="paragraph" draw:z-index="102" draw:style-name="gr5" draw:text-style-name="P29" svg:x1="7.916cm" svg:y1="0.407cm" svg:x2="8.172cm" svg:y2="0.409cm"><text:p/></draw:line><draw:line text:anchor-type="paragraph" draw:z-index="104" draw:style-name="gr5" draw:text-style-name="P29" svg:x1="8.424cm" svg:y1="0.407cm" svg:x2="8.68cm" svg:y2="0.409cm"><text:p/></draw:line><draw:line text:anchor-type="paragraph" draw:z-index="105" draw:style-name="gr5" draw:text-style-name="P29" svg:x1="9.186cm" svg:y1="0.407cm" svg:x2="9.696cm" svg:y2="0.409cm"><text:p/></draw:line><draw:line text:anchor-type="paragraph" draw:z-index="107" draw:style-name="gr5" draw:text-style-name="P29" svg:x1="9.948cm" svg:y1="0.407cm" svg:x2="10.458cm" svg:y2="0.409cm"><text:p/></draw:line><draw:line text:anchor-type="paragraph" draw:z-index="108" draw:style-name="gr5" draw:text-style-name="P29" svg:x1="10.202cm" svg:y1="0.407cm" svg:x2="10.204cm" svg:y2="0.917cm"><text:p/></draw:line></text:p>
      <text:p text:style-name="P6"><draw:line text:anchor-type="paragraph" draw:z-index="100" draw:style-name="gr5" draw:text-style-name="P29" svg:x1="6.927cm" svg:y1="0.399cm" svg:x2="7.437cm" svg:y2="0.401cm"><text:p/></draw:line><draw:line text:anchor-type="paragraph" draw:z-index="99" draw:style-name="gr5" draw:text-style-name="P29" svg:x1="6.138cm" svg:y1="0.238cm" svg:x2="6.648cm" svg:y2="0.24cm"><text:p/></draw:line></text:p>
      <text:p text:style-name="P6"><draw:frame text:anchor-type="paragraph" draw:z-index="43" draw:style-name="gr3" draw:text-style-name="P30" svg:width="0.511cm" svg:height="0.562cm" svg:x="0.069cm" svg:y="0.123cm"><draw:text-box><text:p text:style-name="P30"><text:span text:style-name="T8"><text:s/></text:span><text:span text:style-name="T8">j</text:span></text:p></draw:text-box></draw:frame><draw:frame text:anchor-type="paragraph" draw:z-index="47" draw:style-name="gr3" draw:text-style-name="P30" svg:width="0.511cm" svg:height="0.562cm" svg:x="1.593cm" svg:y="0.123cm"><draw:text-box><text:p text:style-name="P30"><text:span text:style-name="T8"><text:s/></text:span><text:span text:style-name="T8">l</text:span></text:p></draw:text-box></draw:frame><draw:frame text:anchor-type="paragraph" draw:z-index="51" draw:style-name="gr3" draw:text-style-name="P30" svg:width="0.511cm" svg:height="0.562cm" svg:x="0.831cm" svg:y="0.123cm"><draw:text-box><text:p text:style-name="P30"><text:span text:style-name="T8"><text:s/></text:span><text:span text:style-name="T8">k</text:span></text:p></draw:text-box></draw:frame><draw:frame text:anchor-type="paragraph" draw:z-index="55" draw:style-name="gr3" draw:text-style-name="P30" svg:width="0.511cm" svg:height="0.562cm" svg:x="2.355cm" svg:y="0.123cm"><draw:text-box><text:p text:style-name="P30"><text:span text:style-name="T8">m</text:span></text:p></draw:text-box></draw:frame><draw:frame text:anchor-type="paragraph" draw:z-index="59" draw:style-name="gr3" draw:text-style-name="P30" svg:width="0.511cm" svg:height="0.562cm" svg:x="3.117cm" svg:y="0.123cm"><draw:text-box><text:p text:style-name="P30"><text:span text:style-name="T8"><text:s/></text:span><text:span text:style-name="T8">n</text:span></text:p></draw:text-box></draw:frame><draw:frame text:anchor-type="paragraph" draw:z-index="67" draw:style-name="gr3" draw:text-style-name="P30" svg:width="0.511cm" svg:height="0.562cm" svg:x="4.641cm" svg:y="0.123cm"><draw:text-box><text:p text:style-name="P30"><text:span text:style-name="T8"><text:s/></text:span><text:span text:style-name="T8">p</text:span></text:p></draw:text-box></draw:frame><draw:frame text:anchor-type="paragraph" draw:z-index="71" draw:style-name="gr3" draw:text-style-name="P30" svg:width="0.511cm" svg:height="0.562cm" svg:x="5.403cm" svg:y="0.123cm"><draw:text-box><text:p text:style-name="P30"><text:span text:style-name="T8"><text:s/></text:span><text:span text:style-name="T8">q</text:span></text:p></draw:text-box></draw:frame><draw:frame text:anchor-type="paragraph" draw:z-index="73" draw:style-name="gr3" draw:text-style-name="P30" svg:width="0.511cm" svg:height="0.562cm" svg:x="6.165cm" svg:y="0.123cm"><draw:text-box><text:p text:style-name="P30"><text:span text:style-name="T8"><text:s/></text:span><text:span text:style-name="T8">r</text:span></text:p></draw:text-box></draw:frame><draw:frame text:anchor-type="paragraph" draw:z-index="75" draw:style-name="gr3" draw:text-style-name="P30" svg:width="0.511cm" svg:height="0.562cm" svg:x="6.927cm" svg:y="0.123cm"><draw:text-box><text:p text:style-name="P30"><text:span text:style-name="T8"><text:s/></text:span><text:span text:style-name="T8">s</text:span></text:p></draw:text-box></draw:frame><draw:frame text:anchor-type="paragraph" draw:z-index="77" draw:style-name="gr3" draw:text-style-name="P30" svg:width="0.511cm" svg:height="0.562cm" svg:x="7.689cm" svg:y="0.123cm"><draw:text-box><text:p text:style-name="P30"><text:span text:style-name="T8"><text:s/></text:span><text:span text:style-name="T8">t</text:span></text:p></draw:text-box></draw:frame><draw:frame text:anchor-type="paragraph" draw:z-index="79" draw:style-name="gr3" draw:text-style-name="P30" svg:width="0.511cm" svg:height="0.562cm" svg:x="8.451cm" svg:y="0.123cm"><draw:text-box><text:p text:style-name="P30"><text:span text:style-name="T8"><text:s/></text:span><text:span text:style-name="T8">u</text:span></text:p></draw:text-box></draw:frame><draw:frame text:anchor-type="paragraph" draw:z-index="81" draw:style-name="gr3" draw:text-style-name="P30" svg:width="0.511cm" svg:height="0.562cm" svg:x="9.213cm" svg:y="0.123cm"><draw:text-box><text:p text:style-name="P30"><text:span text:style-name="T8"><text:s/></text:span><text:span text:style-name="T8">v</text:span></text:p></draw:text-box></draw:frame><draw:frame text:anchor-type="paragraph" draw:z-index="83" draw:style-name="gr3" draw:text-style-name="P30" svg:width="0.511cm" svg:height="0.562cm" svg:x="9.975cm" svg:y="0.123cm"><draw:text-box><text:p text:style-name="P30"><text:span text:style-name="T8">w</text:span></text:p></draw:text-box></draw:frame><draw:frame text:anchor-type="paragraph" draw:z-index="85" draw:style-name="gr3" draw:text-style-name="P30" svg:width="0.511cm" svg:height="0.562cm" svg:x="10.737cm" svg:y="0.123cm"><draw:text-box><text:p text:style-name="P30"><text:span text:style-name="T8"><text:s/></text:span><text:span text:style-name="T8">x</text:span></text:p></draw:text-box></draw:frame><draw:frame text:anchor-type="paragraph" draw:z-index="63" draw:style-name="gr3" draw:text-style-name="P30" svg:width="0.511cm" svg:height="0.562cm" svg:x="3.879cm" svg:y="0.123cm"><draw:text-box><text:p text:style-name="P30"><text:span text:style-name="T8"><text:s/></text:span><text:span text:style-name="T8">o</text:span></text:p></draw:text-box></draw:frame></text:p>
      <text:p text:style-name="Standard"/>
      <text:p text:style-name="P3">Teckenuppsättning vid line</text:p>
      <text:p text:style-name="Standard"/>
      <text:p text:style-name="Standard">Uppdateringsfält skapas med kommandot create:</text:p>
      <text:p text:style-name="Standard"/>
      <text:p text:style-name="P2">rtt_edit&gt; create 'text'</text:p>
      <text:p text:style-name="Standard"/>
      <text:p text:style-name="Standard">'text' är den text som kommer att inverteras när man går</text:p>
      <text:p text:style-name="Standard">runt med pilarna i den slutgiltiga bilden.</text:p>
      <text:h text:style-name="Heading_20_2" text:outline-level="2"><text:s/>Koppling till databasen</text:h>
      <text:p text:style-name="Standard"/>
      <text:p text:style-name="Standard">Ett uppdateringsfälten kopplas enklast till ett rtdbobjekt på följande sätt:</text:p>
      <text:list xml:id="list59066783" text:style-name="L2">
        <text:list-item>
          <text:p text:style-name="P13"><text:soft-page-break/>Ta upp navigatören, välj 'CopyMode' normal+Attribut, och <text:s/>välj ut önskat objekt.</text:p>
        </text:list-item>
        <text:list-item>
          <text:p text:style-name="P13">Öppna uppdateringsfältet i rtt_edit, välj ut <text:s/>'Parameter'.</text:p>
        </text:list-item>
        <text:list-item>
          <text:p text:style-name="P13">Skriv vid kommando prompten <text:tab/><text:tab/><text:tab/><text:tab/><text:span text:style-name="T5"><text:tab/>rtt_edit&gt; mod "</text:span></text:p>
        </text:list-item>
        <text:list-item>
          <text:p text:style-name="P13">Kopiera objektnamnet från navigatören genom att klicka med MB2 i rtt_edit-fönstret. <text:tab/><text:span text:style-name="T5"><text:tab/>rtt_edit&gt; mod "VHX-Zon1-ZonTempertur1.ActualValue</text:span></text:p>
        </text:list-item>
        <text:list-item>
          <text:p text:style-name="P15">Mata in ett avslutande "-tecken och tryck på return.<text:tab/><text:tab/><text:tab/><text:span text:style-name="T5"><text:tab/>rtt_edit&gt; mod "VHX-Zon1-ZonTemperatur1.ActualValue"</text:span></text:p>
        </text:list-item>
      </text:list>
      <text:p text:style-name="Standard"/>
      <text:p text:style-name="Standard">Dubbelfnuttarna kan utelämnas, men objektsnamnet kommer då att lagras med stora bokstäver. Detta har ingen betydelse för funktionen, men blir med svårläst. Om fönsterhantering inte finns tillgänglig, men väl näthanteraren kan följande (något föråldrade) alternativa användas för att koppla ett fält:</text:p>
      <text:p text:style-name="Standard"/>
      <text:list xml:id="list1452526259" text:style-name="L3">
        <text:list-item>
          <text:p text:style-name="P17">Starta rtt men kommandot<text:tab/><text:tab/><text:tab/><text:tab/><text:tab/><text:span text:style-name="T5"><text:tab/>rtt_edit&gt; rtt</text:span></text:p>
        </text:list-item>
        <text:list-item>
          <text:p text:style-name="P17">Vandra runt i rtt, och samla ihop de objekt och parametrar som ska visas i bilden med collectfunktionen. När man tar upp collection picture finns dessa objekt samlade där.</text:p>
        </text:list-item>
        <text:list-item>
          <text:p text:style-name="P17">Välj ut ett objekt i collection picture.</text:p>
        </text:list-item>
        <text:list-item>
          <text:p text:style-name="P17">Gå tillbaka till bilden och placera cursorn på ett uppdaterings fält.</text:p>
        </text:list-item>
        <text:list-item>
          <text:p text:style-name="P20">Genom att trycka på CTRL/V kopplas fältet till objektet.</text:p>
        </text:list-item>
      </text:list>
      <text:p text:style-name="Standard"/>
      <text:p text:style-name="Standard"/>
      <text:p text:style-name="Standard">Pss kan man koppla dualparametern för ett fält med kommandot</text:p>
      <text:p text:style-name="Standard"/>
      <text:p text:style-name="P2">rtt_edit&gt; dualconnect</text:p>
      <text:p text:style-name="Standard"/>
      <text:p text:style-name="Standard"/>
      <text:h text:style-name="Heading_20_2" text:outline-level="2">Editera ett uppdaterings fält</text:h>
      <text:p text:style-name="Standard"/>
      <text:p text:style-name="Standard">Genom att placera cursorn på första tecknet i ett uppdaterings fält kan <text:s/>man öppna detta (PF1) och ange data för fältet. Följande tangenter är definierade i fältdata bilden.</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4">Tangenter</text:p>
          </table:table-cell>
          <table:table-cell table:style-name="Table12.B1" office:value-type="string">
            <text:p text:style-name="P4">Funktion</text:p>
          </table:table-cell>
        </table:table-row>
        <table:table-row table:style-name="Table12.1">
          <table:table-cell table:style-name="Table12.A2" office:value-type="string">
            <text:p text:style-name="P5">PILTANGENTER</text:p>
          </table:table-cell>
          <table:table-cell table:style-name="Table12.B2" office:value-type="string">
            <text:p text:style-name="P5">Välj ut en ett element i fältet.</text:p>
          </table:table-cell>
        </table:table-row>
        <table:table-row table:style-name="Table12.1">
          <table:table-cell table:style-name="Table12.A2" office:value-type="string">
            <text:p text:style-name="P5">PF4 eller CTRL/R</text:p>
          </table:table-cell>
          <table:table-cell table:style-name="Table12.B2" office:value-type="string">
            <text:p text:style-name="P5">Gå tillbaka till menyn.</text:p>
          </table:table-cell>
        </table:table-row>
        <table:table-row table:style-name="Table12.1">
          <table:table-cell table:style-name="Table12.A2" office:value-type="string">
            <text:p text:style-name="P5">HELP</text:p>
          </table:table-cell>
          <table:table-cell table:style-name="Table12.B2" office:value-type="string">
            <text:p text:style-name="P5">Hjälp.</text:p>
          </table:table-cell>
        </table:table-row>
        <table:table-row table:style-name="Table12.1">
          <table:table-cell table:style-name="Table12.A2" office:value-type="string">
            <text:p text:style-name="P5">DO eller CTRL/B</text:p>
          </table:table-cell>
          <table:table-cell table:style-name="Table12.B2" office:value-type="string">
            <text:p text:style-name="P5">Kommando mod.</text:p>
          </table:table-cell>
        </table:table-row>
      </table:table>
      <text:p text:style-name="Standard"/>
      <text:p text:style-name="Standard">Data ändras med modify commandot. Välj ut önskat element och <text:s/>mata in ett nytt värdet med</text:p>
      <text:p text:style-name="Standard"/>
      <text:p text:style-name="P2">rtt_edit&gt; modify 'value'</text:p>
      <text:p text:style-name="Standard"/>
      <text:h text:style-name="Heading_20_3" text:outline-level="3">Data för ett fält</text:h>
      <text:p text:style-name="Standard"/>
      <text:h text:style-name="Heading_20_4" text:outline-level="4">Number</text:h>
      <text:p text:style-name="Standard">Number anger den ordning i vilken fälten kommer att bli utvalda i bilden när ett fält väljs ut med piltangenterna pil-upp och pil-ner. Pil-vänster och pil-höger väljer närmaste fält till vänster resp. till höger på samma rad, oberoende av 'Number'. Fälten bör numreras kolumnvis med lägsta nummer uppe till vänster och hösta nere till</text:p>
      <text:p text:style-name="Standard">höger, se figur nedan.</text:p>
      <text:p text:style-name="Standard"/>
      <text:p text:style-name="P6"><draw:rect text:anchor-type="paragraph" draw:z-index="41" draw:style-name="gr1" draw:text-style-name="P29" svg:width="9.147cm" svg:height="4.998cm" svg:x="0.042cm" svg:y="0.134cm"><text:p/></draw:rect></text:p>
      <text:p text:style-name="Standard"><draw:frame text:anchor-type="paragraph" draw:z-index="44" draw:style-name="gr4" draw:text-style-name="P30" svg:width="1.273cm" svg:height="0.408cm" svg:x="0.55cm" svg:y="0.219cm"><draw:text-box><text:p text:style-name="P30"><text:span text:style-name="T9"><text:s/></text:span><text:span text:style-name="T9">1</text:span></text:p></draw:text-box></draw:frame><draw:frame text:anchor-type="paragraph" draw:z-index="54" draw:style-name="gr4" draw:text-style-name="P30" svg:width="1.273cm" svg:height="0.408cm" svg:x="2.582cm" svg:y="0.219cm"><draw:text-box><text:p text:style-name="P30"><text:span text:style-name="T9"><text:s/></text:span><text:span text:style-name="T9">6</text:span></text:p></draw:text-box></draw:frame><draw:frame text:anchor-type="paragraph" draw:z-index="64" draw:style-name="gr4" draw:text-style-name="P30" svg:width="1.273cm" svg:height="0.408cm" svg:x="6.646cm" svg:y="0.219cm"><draw:text-box><text:p text:style-name="P30"><text:span text:style-name="T9"><text:s/></text:span><text:span text:style-name="T9">11</text:span></text:p></draw:text-box></draw:frame> <text:s/></text:p>
      <text:p text:style-name="Standard"/>
      <text:p text:style-name="P6"><draw:frame text:anchor-type="paragraph" draw:z-index="46" draw:style-name="gr4" draw:text-style-name="P30" svg:width="1.273cm" svg:height="0.408cm" svg:x="0.55cm" svg:y="0.134cm"><draw:text-box><text:p text:style-name="P30"><text:span text:style-name="T9"><text:s/></text:span><text:span text:style-name="T9">2</text:span></text:p></draw:text-box></draw:frame><draw:frame text:anchor-type="paragraph" draw:z-index="62" draw:style-name="gr4" draw:text-style-name="P30" svg:width="1.273cm" svg:height="0.408cm" svg:x="4.36cm" svg:y="0.134cm"><draw:text-box><text:p text:style-name="P30"><text:span text:style-name="T9"><text:s/></text:span><text:span text:style-name="T9">10</text:span></text:p></draw:text-box></draw:frame><draw:frame text:anchor-type="paragraph" draw:z-index="66" draw:style-name="gr4" draw:text-style-name="P30" svg:width="1.273cm" svg:height="0.408cm" svg:x="6.646cm" svg:y="0.134cm"><draw:text-box><text:p text:style-name="P30"><text:span text:style-name="T9"><text:s/></text:span><text:span text:style-name="T9">12</text:span></text:p></draw:text-box></draw:frame></text:p>
      <text:p text:style-name="Standard"/>
      <text:p text:style-name="P6"><draw:frame text:anchor-type="paragraph" draw:z-index="48" draw:style-name="gr4" draw:text-style-name="P30" svg:width="1.273cm" svg:height="0.408cm" svg:x="0.55cm" svg:y="0.048cm"><draw:text-box><text:p text:style-name="P30"><text:span text:style-name="T9"><text:s/></text:span><text:span text:style-name="T9">3</text:span></text:p></draw:text-box></draw:frame><draw:frame text:anchor-type="paragraph" draw:z-index="56" draw:style-name="gr4" draw:text-style-name="P30" svg:width="1.273cm" svg:height="0.408cm" svg:x="2.582cm" svg:y="0.048cm"><draw:text-box><text:p text:style-name="P30"><text:span text:style-name="T9"><text:s/></text:span><text:span text:style-name="T9">7</text:span></text:p></draw:text-box></draw:frame></text:p>
      <text:p text:style-name="Standard"><text:soft-page-break/></text:p>
      <text:p text:style-name="Standard"/>
      <text:p text:style-name="P6"><draw:frame text:anchor-type="paragraph" draw:z-index="50" draw:style-name="gr4" draw:text-style-name="P30" svg:width="1.273cm" svg:height="0.408cm" svg:x="0.55cm" svg:y="0.049cm"><draw:text-box><text:p text:style-name="P30"><text:span text:style-name="T9"><text:s/></text:span><text:span text:style-name="T9">4</text:span></text:p></draw:text-box></draw:frame><draw:frame text:anchor-type="paragraph" draw:z-index="58" draw:style-name="gr4" draw:text-style-name="P30" svg:width="1.273cm" svg:height="0.408cm" svg:x="2.582cm" svg:y="0.049cm"><draw:text-box><text:p text:style-name="P30"><text:span text:style-name="T9"><text:s/></text:span><text:span text:style-name="T9">8</text:span></text:p></draw:text-box></draw:frame><draw:frame text:anchor-type="paragraph" draw:z-index="68" draw:style-name="gr4" draw:text-style-name="P30" svg:width="1.273cm" svg:height="0.408cm" svg:x="6.646cm" svg:y="0.049cm"><draw:text-box><text:p text:style-name="P30"><text:span text:style-name="T9"><text:s/></text:span><text:span text:style-name="T9">13</text:span></text:p></draw:text-box></draw:frame></text:p>
      <text:p text:style-name="P6"><draw:frame text:anchor-type="paragraph" draw:z-index="52" draw:style-name="gr4" draw:text-style-name="P30" svg:width="1.273cm" svg:height="0.408cm" svg:x="0.55cm" svg:y="0.386cm"><draw:text-box><text:p text:style-name="P30"><text:span text:style-name="T9"><text:s/></text:span><text:span text:style-name="T9">5</text:span></text:p></draw:text-box></draw:frame><draw:frame text:anchor-type="paragraph" draw:z-index="60" draw:style-name="gr4" draw:text-style-name="P30" svg:width="1.273cm" svg:height="0.408cm" svg:x="2.582cm" svg:y="0.386cm"><draw:text-box><text:p text:style-name="P30"><text:span text:style-name="T9"><text:s/></text:span><text:span text:style-name="T9">9</text:span></text:p></draw:text-box></draw:frame><draw:frame text:anchor-type="paragraph" draw:z-index="70" draw:style-name="gr4" draw:text-style-name="P30" svg:width="1.273cm" svg:height="0.408cm" svg:x="6.646cm" svg:y="0.386cm"><draw:text-box><text:p text:style-name="P30"><text:span text:style-name="T9"><text:s/></text:span><text:span text:style-name="T9">14</text:span></text:p></draw:text-box></draw:frame></text:p>
      <text:p text:style-name="Standard"/>
      <text:p text:style-name="Standard"/>
      <text:p text:style-name="Standard"/>
      <text:p text:style-name="P3">Numrering av fält</text:p>
      <text:p text:style-name="Standard"/>
      <text:p text:style-name="Standard"/>
      <text:h text:style-name="Heading_20_4" text:outline-level="4">Text</text:h>
      <text:p text:style-name="Standard">Texten som markerar att fältet är utvalt. Skrivs med inverterat när fältet är utvalt. Om texten sätts till '%' kommer ingen text att skrivas ut.</text:p>
      <text:p text:style-name="Standard"/>
      <text:h text:style-name="Heading_20_4" text:outline-level="4">Type</text:h>
      <text:p text:style-name="Standard">Typ av funktion för att förändra en parameter i databasen.</text:p>
      <text:p text:style-name="Standard"/>
      <table:table table:name="Table13" table:style-name="Table13">
        <table:table-column table:style-name="Table13.A"/>
        <table:table-column table:style-name="Table13.B"/>
        <table:table-row table:style-name="Table13.1">
          <table:table-cell table:style-name="Table13.A1" office:value-type="string">
            <text:p text:style-name="P4">Type</text:p>
          </table:table-cell>
          <table:table-cell table:style-name="Table13.B1" office:value-type="string">
            <text:p text:style-name="P4">Beskrivning</text:p>
          </table:table-cell>
        </table:table-row>
        <table:table-row table:style-name="Table13.1">
          <table:table-cell table:style-name="Table13.A2" office:value-type="string">
            <text:p text:style-name="P5">UPDATE</text:p>
          </table:table-cell>
          <table:table-cell table:style-name="Table13.B2" office:value-type="string">
            <text:p text:style-name="P5">Värdet på parametern ändras med change value funktionen (PF4).</text:p>
          </table:table-cell>
        </table:table-row>
        <table:table-row table:style-name="Table13.1">
          <table:table-cell table:style-name="Table13.A2" office:value-type="string">
            <text:p text:style-name="P5">SET</text:p>
          </table:table-cell>
          <table:table-cell table:style-name="Table13.B2" office:value-type="string">
            <text:p text:style-name="P5">Parametern sätts genom att trycka på PF1 (endast boolean).</text:p>
          </table:table-cell>
        </table:table-row>
        <table:table-row table:style-name="Table13.1">
          <table:table-cell table:style-name="Table13.A2" office:value-type="string">
            <text:p text:style-name="P5">RESET</text:p>
          </table:table-cell>
          <table:table-cell table:style-name="Table13.B2" office:value-type="string">
            <text:p text:style-name="P5">Parametern återställs med PF1 (endast boolean).</text:p>
          </table:table-cell>
        </table:table-row>
        <table:table-row table:style-name="Table13.1">
          <table:table-cell table:style-name="Table13.A2" office:value-type="string">
            <text:p text:style-name="P5">SET_RESET</text:p>
          </table:table-cell>
          <table:table-cell table:style-name="Table13.B2" office:value-type="string">
            <text:p text:style-name="P5">Parametern sätts med PF1 och återställs med PF2 (endast boolean).</text:p>
          </table:table-cell>
        </table:table-row>
        <table:table-row table:style-name="Table13.1">
          <table:table-cell table:style-name="Table13.A2" office:value-type="string">
            <text:p text:style-name="P5">TOGGLE</text:p>
          </table:table-cell>
          <table:table-cell table:style-name="Table13.B2" office:value-type="string">
            <text:p text:style-name="P5">Parametern togglas med PF1 (endast boolean).</text:p>
          </table:table-cell>
        </table:table-row>
        <table:table-row table:style-name="Table13.1">
          <table:table-cell table:style-name="Table13.A2" office:value-type="string">
            <text:p text:style-name="P5">DUAL_SET</text:p>
          </table:table-cell>
          <table:table-cell table:style-name="Table13.B2" office:value-type="string">
            <text:p text:style-name="P5">En parameter visas i bilden och en annan parameter (dualparametern) påverkas av set fuktionen, dvs dualparametern sätts med PF1.</text:p>
          </table:table-cell>
        </table:table-row>
        <table:table-row table:style-name="Table13.1">
          <table:table-cell table:style-name="Table13.A2" office:value-type="string">
            <text:p text:style-name="P5">DUAL_RESET</text:p>
          </table:table-cell>
          <table:table-cell table:style-name="Table13.B2" office:value-type="string">
            <text:p text:style-name="P5">En parametern visas i bilden och en annan (dualparametern) <text:s/>återställs med PF1</text:p>
          </table:table-cell>
        </table:table-row>
        <table:table-row table:style-name="Table13.1">
          <table:table-cell table:style-name="Table13.A2" office:value-type="string">
            <text:p text:style-name="P5">DUAL_SET_RESET</text:p>
          </table:table-cell>
          <table:table-cell table:style-name="Table13.B2" office:value-type="string">
            <text:p text:style-name="P5">En parameter visas i bilen och en annan (dualparametern)sätts med PF1 och återställs med PF2.</text:p>
          </table:table-cell>
        </table:table-row>
        <table:table-row table:style-name="Table13.1">
          <table:table-cell table:style-name="Table13.A2" office:value-type="string">
            <text:p text:style-name="P5">DUAL_TOGGLE</text:p>
          </table:table-cell>
          <table:table-cell table:style-name="Table13.B2" office:value-type="string">
            <text:p text:style-name="P5">En parameter visas i bilden och en annan (dualparametern)togglas med PF1.</text:p>
          </table:table-cell>
        </table:table-row>
        <table:table-row table:style-name="Table13.1">
          <table:table-cell table:style-name="Table13.A2" office:value-type="string">
            <text:p text:style-name="P5">SET_DUALSET</text:p>
          </table:table-cell>
          <table:table-cell table:style-name="Table13.B2" office:value-type="string">
            <text:p text:style-name="P5">En parameter sätts med PF1 (och visas eventuellt) och en annan (dualparametern) sätts med PF2.</text:p>
          </table:table-cell>
        </table:table-row>
        <table:table-row table:style-name="Table13.1">
          <table:table-cell table:style-name="Table13.A2" office:value-type="string">
            <text:p text:style-name="P5">TOGGLE_DUALTOGGLE</text:p>
          </table:table-cell>
          <table:table-cell table:style-name="Table13.B2" office:value-type="string">
            <text:p text:style-name="P5">En parameter togglas med PF1 (och visas eventuellt) och en annan (dualparametern) togglas med PF2.</text:p>
          </table:table-cell>
        </table:table-row>
        <table:table-row table:style-name="Table13.1">
          <table:table-cell table:style-name="Table13.A2" office:value-type="string">
            <text:p text:style-name="P5">COMMAND</text:p>
          </table:table-cell>
          <table:table-cell table:style-name="Table13.B2" office:value-type="string">
            <text:p text:style-name="P5">Ett rtt-kommand angivet i Text/Dualpar utförs med PF1.</text:p>
          </table:table-cell>
        </table:table-row>
      </table:table>
      <text:p text:style-name="Standard"/>
      <text:h text:style-name="Heading_20_4" text:outline-level="4">Parameter</text:h>
      <text:p text:style-name="Standard">Namn på objekt och parameter som ska visas i fältet.</text:p>
      <text:p text:style-name="Standard"/>
      <text:p text:style-name="Standard"/>
      <text:h text:style-name="Heading_20_4" text:outline-level="4">Text/Dualparameter</text:h>
      <text:p text:style-name="Standard">Vid outputflags = TEXT läggs texten in här. Texterna för för true resp false separeras men ett '/'. </text:p>
      <text:p text:style-name="Standard">Om texten ska inverteras läggs ett utropstecken som första tecken i texten. </text:p>
      <text:p text:style-name="Standard">Om texten ska skrivas som linjegrafik läggs prefixet _L_ till texten. Texten anges med de ascii-tecken som motvarar linjegrafik-tecken. </text:p>
      <text:p text:style-name="Standard">I Characters läggs antalet tecken i den längsta av texterna ut.</text:p>
      <text:p text:style-name="Standard"/>
      <text:p text:style-name="Standard">Ex "Motorn är startad/!Motorn är stoppad"</text:p>
      <text:p text:style-name="Standard"/>
      <text:p text:style-name="Standard">När variablen är true kommer texten "Motorn är startad" att läggas ut i bilden, när variabeln är false läggs texten "Motorn är stoppad" ut inverterad.</text:p>
      <text:p text:style-name="Standard"/>
      <text:p text:style-name="Standard">Vid type = COMMAND läggs rtt-kommandot in i Text/Dualparameter.</text:p>
      <text:p text:style-name="Standard"/>
      <text:p text:style-name="Standard">Vid dualfunktion läggs namn på objekt och parameter som ska påverkas vid dualfunktionen in här ( type = DUAL_SET, DUAL_RESET, DUAL_SET_RESET eller DUAL_TOGGLE).</text:p>
      <text:p text:style-name="Standard"/>
      <text:h text:style-name="Heading_20_4" text:outline-level="4"><text:soft-page-break/>Privileges</text:h>
      <text:p text:style-name="Standard">Privilegier som krävs för att ändra data i fältet.</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4">Privilegier</text:p>
          </table:table-cell>
          <table:table-cell table:style-name="Table14.B1" office:value-type="string">
            <text:p text:style-name="P4">Beskrivning</text:p>
          </table:table-cell>
        </table:table-row>
        <table:table-row table:style-name="Table14.1">
          <table:table-cell table:style-name="Table14.A2" office:value-type="string">
            <text:p text:style-name="P5">OP</text:p>
          </table:table-cell>
          <table:table-cell table:style-name="Table14.B2" office:value-type="string">
            <text:p text:style-name="P5">Samtliga har behörighet att ändra ävärdet</text:p>
          </table:table-cell>
        </table:table-row>
        <table:table-row table:style-name="Table14.1">
          <table:table-cell table:style-name="Table14.A2" office:value-type="string">
            <text:p text:style-name="P5">EL</text:p>
          </table:table-cell>
          <table:table-cell table:style-name="Table14.B2" office:value-type="string">
            <text:p text:style-name="P5">Användare som loggat in som el eller sys har behörighet</text:p>
          </table:table-cell>
        </table:table-row>
        <table:table-row table:style-name="Table14.1">
          <table:table-cell table:style-name="Table14.A2" office:value-type="string">
            <text:p text:style-name="P5">PROC</text:p>
          </table:table-cell>
          <table:table-cell table:style-name="Table14.B2" office:value-type="string">
            <text:p text:style-name="P5">Användare som loggat in som proc eller sys har behörighet</text:p>
          </table:table-cell>
        </table:table-row>
        <table:table-row table:style-name="Table14.1">
          <table:table-cell table:style-name="Table14.A2" office:value-type="string">
            <text:p text:style-name="P5">SYS</text:p>
          </table:table-cell>
          <table:table-cell table:style-name="Table14.B2" office:value-type="string">
            <text:p text:style-name="P5">Användare som loggat in som sys har behörighet</text:p>
          </table:table-cell>
        </table:table-row>
        <table:table-row table:style-name="Table14.1">
          <table:table-cell table:style-name="Table14.A2" office:value-type="string">
            <text:p text:style-name="P5">NOOP</text:p>
          </table:table-cell>
          <table:table-cell table:style-name="Table14.B2" office:value-type="string">
            <text:p text:style-name="P5">Alla utom op</text:p>
          </table:table-cell>
        </table:table-row>
        <table:table-row table:style-name="Table14.1">
          <table:table-cell table:style-name="Table14.A2" office:value-type="string">
            <text:p text:style-name="P5">NO</text:p>
          </table:table-cell>
          <table:table-cell table:style-name="Table14.B2" office:value-type="string">
            <text:p text:style-name="P5">Ingen får ändra värdet</text:p>
          </table:table-cell>
        </table:table-row>
      </table:table>
      <text:p text:style-name="Standard"/>
      <text:p text:style-name="Standard"/>
      <text:h text:style-name="Heading_20_4" text:outline-level="4">Outputflags</text:h>
      <text:p text:style-name="Standard">Typ av presentation av en boolean eller en float.</text:p>
      <text:p text:style-name="Standard"/>
      <table:table table:name="Table15" table:style-name="Table15">
        <table:table-column table:style-name="Table15.A"/>
        <table:table-column table:style-name="Table15.B"/>
        <table:table-row table:style-name="Table15.1">
          <table:table-cell table:style-name="Table15.A1" office:value-type="string">
            <text:p text:style-name="P4">Outputflags</text:p>
          </table:table-cell>
          <table:table-cell table:style-name="Table15.B1" office:value-type="string">
            <text:p text:style-name="P4">Beskrivning</text:p>
          </table:table-cell>
        </table:table-row>
        <table:table-row table:style-name="Table15.1">
          <table:table-cell table:style-name="Table15.A2" office:value-type="string">
            <text:p text:style-name="P5">ONOFF</text:p>
          </table:table-cell>
          <table:table-cell table:style-name="Table15.B2" office:value-type="string">
            <text:p text:style-name="P5">boolean, vid true visas ON, vid false OFF.</text:p>
          </table:table-cell>
        </table:table-row>
        <table:table-row table:style-name="Table15.1">
          <table:table-cell table:style-name="Table15.A2" office:value-type="string">
            <text:p text:style-name="P5">AUTOMAN</text:p>
          </table:table-cell>
          <table:table-cell table:style-name="Table15.B2" office:value-type="string">
            <text:p text:style-name="P5">boolean, vid true visas AUTO, vid false MAN.</text:p>
          </table:table-cell>
        </table:table-row>
        <table:table-row table:style-name="Table15.1">
          <table:table-cell table:style-name="Table15.A2" office:value-type="string">
            <text:p text:style-name="P5">OPENCLOSED</text:p>
          </table:table-cell>
          <table:table-cell table:style-name="Table15.B2" office:value-type="string">
            <text:p text:style-name="P5">boolean, vid true visas OPEN, vid false CLOSED.</text:p>
          </table:table-cell>
        </table:table-row>
        <table:table-row table:style-name="Table15.1">
          <table:table-cell table:style-name="Table15.A2" office:value-type="string">
            <text:p text:style-name="P5">TRUEFALSE</text:p>
          </table:table-cell>
          <table:table-cell table:style-name="Table15.B2" office:value-type="string">
            <text:p text:style-name="P5">boolean, vid true visas TRUE, vid false FALSE</text:p>
          </table:table-cell>
        </table:table-row>
        <table:table-row table:style-name="Table15.1">
          <table:table-cell table:style-name="Table15.A2" office:value-type="string">
            <text:p text:style-name="P5">NO</text:p>
          </table:table-cell>
          <table:table-cell table:style-name="Table15.B2" office:value-type="string">
            <text:p text:style-name="P5">boolean, värdet visas ej (endast texten).</text:p>
          </table:table-cell>
        </table:table-row>
        <table:table-row table:style-name="Table15.1">
          <table:table-cell table:style-name="Table15.A2" office:value-type="string">
            <text:p text:style-name="P5">BAR</text:p>
          </table:table-cell>
          <table:table-cell table:style-name="Table15.B2" office:value-type="string">
            <text:p text:style-name="P5">float, värdet visas i form av en liggande stapel.</text:p>
          </table:table-cell>
        </table:table-row>
        <table:table-row table:style-name="Table15.1">
          <table:table-cell table:style-name="Table15.A2" office:value-type="string">
            <text:p text:style-name="P5">TEXT</text:p>
          </table:table-cell>
          <table:table-cell table:style-name="Table15.B2" office:value-type="string">
            <text:p text:style-name="P5">boolean, vid true skivs en textsträng ut, vid false en annan. Textsträngarna anges i Text/Dualparameter fältet.</text:p>
          </table:table-cell>
        </table:table-row>
        <table:table-row table:style-name="Table15.1">
          <table:table-cell table:style-name="Table15.A2" office:value-type="string">
            <text:p text:style-name="P5">FLASHTEXT</text:p>
          </table:table-cell>
          <table:table-cell table:style-name="Table15.B2" office:value-type="string">
            <text:p text:style-name="P5">boolean. Blinkande text, i övrigt samma funktion som <text:s/>‘TEXT’ ovan.</text:p>
          </table:table-cell>
        </table:table-row>
      </table:table>
      <text:p text:style-name="Standard"/>
      <text:p text:style-name="Standard"/>
      <text:h text:style-name="Heading_20_4" text:outline-level="4">Characters</text:h>
      <text:p text:style-name="Standard">Storlek på fältet. Antal tecken.</text:p>
      <text:p text:style-name="Standard"/>
      <text:h text:style-name="Heading_20_4" text:outline-level="4">Decimals</text:h>
      <text:p text:style-name="Standard">Antal decimaler i ett flyttal.</text:p>
      <text:p text:style-name="Standard"/>
      <text:p text:style-name="Standard">Om objektet är ett gdh-objekt av typen Objid kan man markera att endast sista namnledet ska skrivas ut genom att sätta Decimals till 1.</text:p>
      <text:p text:style-name="Standard"/>
      <text:p text:style-name="Standard">Om objektet är av typen pwr_tTime eller TIME kan man markera att enbart klockslag, ej datum, ska skrivas ut genom att sätta Decimals till 1.</text:p>
      <text:p text:style-name="Standard"/>
      <text:h text:style-name="Heading_20_4" text:outline-level="4">Maxlimit</text:h>
      <text:p text:style-name="Standard">Maxbegräsning vid inmatning med change value funktionen i rtt.</text:p>
      <text:p text:style-name="Standard"/>
      <text:h text:style-name="Heading_20_4" text:outline-level="4">Minlimit</text:h>
      <text:p text:style-name="Standard">Minbegräsning vid inmatning med change value funktionen i rtt.</text:p>
      <text:p text:style-name="Standard"/>
      <text:h text:style-name="Heading_20_4" text:outline-level="4">Database </text:h>
      <text:p text:style-name="Standard">Databas som för parametern eller variablen.</text:p>
      <text:p text:style-name="Standard"/>
      <table:table table:name="Table16" table:style-name="Table16">
        <table:table-column table:style-name="Table16.A"/>
        <table:table-column table:style-name="Table16.B"/>
        <table:table-row table:style-name="Table16.1">
          <table:table-cell table:style-name="Table16.A1" office:value-type="string">
            <text:p text:style-name="P4">Database</text:p>
          </table:table-cell>
          <table:table-cell table:style-name="Table16.B1" office:value-type="string">
            <text:p text:style-name="P4">Beskrivning</text:p>
          </table:table-cell>
        </table:table-row>
        <table:table-row table:style-name="Table16.1">
          <table:table-cell table:style-name="Table16.A2" office:value-type="string">
            <text:p text:style-name="P5">GDH</text:p>
          </table:table-cell>
          <table:table-cell table:style-name="Table16.B2" office:value-type="string">
            <text:p text:style-name="P5">parametern finns i gdh.</text:p>
          </table:table-cell>
        </table:table-row>
        <table:table-row table:style-name="Table16.1">
          <table:table-cell table:style-name="Table16.A2" office:value-type="string">
            <text:p text:style-name="P5">RTT</text:p>
          </table:table-cell>
          <table:table-cell table:style-name="Table16.B2" office:value-type="string">
            <text:p text:style-name="P5">parametern skapas lokalt i rtt och hanteras av användaren i funktionen till en funktions bild. Endast tillåtet i funktions bilder.</text:p>
          </table:table-cell>
        </table:table-row>
        <table:table-row table:style-name="Table16.1">
          <table:table-cell table:style-name="Table16.A2" office:value-type="string">
            <text:p text:style-name="P5">USER</text:p>
          </table:table-cell>
          <table:table-cell table:style-name="Table16.B2" office:value-type="string">
            <text:p text:style-name="P5">pekaren till parametern tilldelas av användaren i funktionen till en funktions bild. Endast <text:soft-page-break/>tillåtet i funktionsbilder.</text:p>
          </table:table-cell>
        </table:table-row>
      </table:table>
      <text:p text:style-name="Standard"/>
      <text:p text:style-name="Standard"/>
      <text:h text:style-name="Heading_20_4" text:outline-level="4">Declaration</text:h>
      <text:p text:style-name="Standard">Deklaration av en lokal variabel. Behöver endast anges om</text:p>
      <text:p text:style-name="Standard">elementet database är RTT.</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P4">Declaration</text:p>
          </table:table-cell>
          <table:table-cell table:style-name="Table17.B1" office:value-type="string">
            <text:p text:style-name="P4">Beskrivning</text:p>
          </table:table-cell>
        </table:table-row>
        <table:table-row table:style-name="Table17.1">
          <table:table-cell table:style-name="Table17.A2" office:value-type="string">
            <text:p text:style-name="P5">BOOLEAN</text:p>
          </table:table-cell>
          <table:table-cell table:style-name="Table17.B2" office:value-type="string">
            <text:p text:style-name="P5">Boolean (unsigned char).</text:p>
          </table:table-cell>
        </table:table-row>
        <table:table-row table:style-name="Table17.1">
          <table:table-cell table:style-name="Table17.A2" office:value-type="string">
            <text:p text:style-name="P5">INT</text:p>
          </table:table-cell>
          <table:table-cell table:style-name="Table17.B2" office:value-type="string">
            <text:p text:style-name="P5">Int (long).</text:p>
          </table:table-cell>
        </table:table-row>
        <table:table-row table:style-name="Table17.1">
          <table:table-cell table:style-name="Table17.A2" office:value-type="string">
            <text:p text:style-name="P5">FLOAT</text:p>
          </table:table-cell>
          <table:table-cell table:style-name="Table17.B2" office:value-type="string">
            <text:p text:style-name="P5">Float.</text:p>
          </table:table-cell>
        </table:table-row>
        <table:table-row table:style-name="Table17.1">
          <table:table-cell table:style-name="Table17.A2" office:value-type="string">
            <text:p text:style-name="P5">CHAR</text:p>
          </table:table-cell>
          <table:table-cell table:style-name="Table17.B2" office:value-type="string">
            <text:p text:style-name="P5">Char.</text:p>
          </table:table-cell>
        </table:table-row>
        <table:table-row table:style-name="Table17.1">
          <table:table-cell table:style-name="Table17.A2" office:value-type="string">
            <text:p text:style-name="P5">STRING</text:p>
          </table:table-cell>
          <table:table-cell table:style-name="Table17.B2" office:value-type="string">
            <text:p text:style-name="P5">En sträng med 80 tecken.</text:p>
          </table:table-cell>
        </table:table-row>
        <table:table-row table:style-name="Table17.1">
          <table:table-cell table:style-name="Table17.A2" office:value-type="string">
            <text:p text:style-name="P5">STRING4</text:p>
          </table:table-cell>
          <table:table-cell table:style-name="Table17.B2" office:value-type="string">
            <text:p text:style-name="P5">En sträng med 4 tecken.</text:p>
          </table:table-cell>
        </table:table-row>
        <table:table-row table:style-name="Table17.1">
          <table:table-cell table:style-name="Table17.A2" office:value-type="string">
            <text:p text:style-name="P5">STRING10</text:p>
          </table:table-cell>
          <table:table-cell table:style-name="Table17.B2" office:value-type="string">
            <text:p text:style-name="P5">En sträng med 10 tecken.</text:p>
          </table:table-cell>
        </table:table-row>
        <table:table-row table:style-name="Table17.1">
          <table:table-cell table:style-name="Table17.A2" office:value-type="string">
            <text:p text:style-name="P5">STRING20</text:p>
          </table:table-cell>
          <table:table-cell table:style-name="Table17.B2" office:value-type="string">
            <text:p text:style-name="P5">En sträng med 20 tecken.</text:p>
          </table:table-cell>
        </table:table-row>
        <table:table-row table:style-name="Table17.1">
          <table:table-cell table:style-name="Table17.A2" office:value-type="string">
            <text:p text:style-name="P5">STRING40</text:p>
          </table:table-cell>
          <table:table-cell table:style-name="Table17.B2" office:value-type="string">
            <text:p text:style-name="P5">En sträng med 40 tecken.</text:p>
          </table:table-cell>
        </table:table-row>
      </table:table>
      <text:p text:style-name="Standard"/>
      <text:h text:style-name="Heading_20_3" text:outline-level="3">Stapeldiagram</text:h>
      <text:p text:style-name="Standard">En float kan presenteras som en liggande stapel. Fältet ska ha följande uppsättning</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P5">Text</text:p>
          </table:table-cell>
          <table:table-cell table:style-name="Table18.B1" office:value-type="string">
            <text:p text:style-name="P5">%</text:p>
          </table:table-cell>
        </table:table-row>
        <table:table-row table:style-name="Table18.1">
          <table:table-cell table:style-name="Table18.A1" office:value-type="string">
            <text:p text:style-name="P5">Type</text:p>
          </table:table-cell>
          <table:table-cell table:style-name="Table18.B1" office:value-type="string">
            <text:p text:style-name="P5">UPDATE</text:p>
          </table:table-cell>
        </table:table-row>
        <table:table-row table:style-name="Table18.1">
          <table:table-cell table:style-name="Table18.A1" office:value-type="string">
            <text:p text:style-name="P5">Privileges</text:p>
          </table:table-cell>
          <table:table-cell table:style-name="Table18.B1" office:value-type="string">
            <text:p text:style-name="P5">NO</text:p>
          </table:table-cell>
        </table:table-row>
        <table:table-row table:style-name="Table18.1">
          <table:table-cell table:style-name="Table18.A1" office:value-type="string">
            <text:p text:style-name="P5">Ouputflags</text:p>
          </table:table-cell>
          <table:table-cell table:style-name="Table18.B1" office:value-type="string">
            <text:p text:style-name="P5">BAR</text:p>
          </table:table-cell>
        </table:table-row>
        <table:table-row table:style-name="Table18.1">
          <table:table-cell table:style-name="Table18.A1" office:value-type="string">
            <text:p text:style-name="P5">Characters</text:p>
          </table:table-cell>
          <table:table-cell table:style-name="Table18.B1" office:value-type="string">
            <text:p text:style-name="P5">Stapelns läng vid maxvärdet.</text:p>
          </table:table-cell>
        </table:table-row>
        <table:table-row table:style-name="Table18.1">
          <table:table-cell table:style-name="Table18.A1" office:value-type="string">
            <text:p text:style-name="P5">Maxlimit</text:p>
          </table:table-cell>
          <table:table-cell table:style-name="Table18.B1" office:value-type="string">
            <text:p text:style-name="P5">Minvärde för stapeln.</text:p>
          </table:table-cell>
        </table:table-row>
        <table:table-row table:style-name="Table18.1">
          <table:table-cell table:style-name="Table18.A1" office:value-type="string">
            <text:p text:style-name="P5">Minlimit</text:p>
          </table:table-cell>
          <table:table-cell table:style-name="Table18.B1" office:value-type="string">
            <text:p text:style-name="P5">Maxvärde för stapeln</text:p>
          </table:table-cell>
        </table:table-row>
        <table:table-row table:style-name="Table18.1">
          <table:table-cell table:style-name="Table18.A1" office:value-type="string">
            <text:p text:style-name="P5">Database</text:p>
          </table:table-cell>
          <table:table-cell table:style-name="Table18.B1" office:value-type="string">
            <text:p text:style-name="P5">GDH</text:p>
          </table:table-cell>
        </table:table-row>
      </table:table>
      <text:p text:style-name="Standard"/>
      <text:h text:style-name="Heading_20_3" text:outline-level="3">Fält som visar tiden</text:h>
      <text:p text:style-name="Standard">Med kommandot</text:p>
      <text:p text:style-name="Standard"/>
      <text:p text:style-name="P2">rtt_edit&gt; create /time</text:p>
      <text:p text:style-name="P2">rtt_edit&gt; create /fulltime</text:p>
      <text:p text:style-name="Standard"/>
      <text:p text:style-name="Standard">skapas fält som visar upp tiden med eller utan datum (/fulltime resp /time).</text:p>
      <text:p text:style-name="Standard"/>
      <text:h text:style-name="Heading_20_3" text:outline-level="3">Fält som visar larm</text:h>
      <text:p text:style-name="Standard">Man kan skapa fält som visar de fem senaste rådande larmen.</text:p>
      <text:p text:style-name="Standard">Fälten skapas som ett vanliga fält med create och ska ha följande uppsättning.</text:p>
      <text:p text:style-name="Standard"/>
      <text:p text:style-name="Standard"/>
      <table:table table:name="Table19" table:style-name="Table19">
        <table:table-column table:style-name="Table19.A"/>
        <table:table-column table:style-name="Table19.B"/>
        <table:table-row table:style-name="Table19.1">
          <table:table-cell table:style-name="Table19.A1" office:value-type="string">
            <text:p text:style-name="P5">Text</text:p>
          </table:table-cell>
          <table:table-cell table:style-name="Table19.B1" office:value-type="string">
            <text:p text:style-name="P5">%</text:p>
          </table:table-cell>
        </table:table-row>
        <table:table-row table:style-name="Table19.1">
          <table:table-cell table:style-name="Table19.A1" office:value-type="string">
            <text:p text:style-name="P5">Type</text:p>
          </table:table-cell>
          <table:table-cell table:style-name="Table19.B1" office:value-type="string">
            <text:p text:style-name="P5">UPDATE</text:p>
          </table:table-cell>
        </table:table-row>
        <table:table-row table:style-name="Table19.1">
          <table:table-cell table:style-name="Table19.A1" office:value-type="string">
            <text:p text:style-name="P5">Parameter</text:p>
          </table:table-cell>
          <table:table-cell table:style-name="Table19.B1" office:value-type="string">
            <text:p text:style-name="P5">RTT_ALARMTEXT1 (visar det senaste larmet)</text:p>
            <text:p text:style-name="Standard">RTT_ALARMTEXT2 (visar det näst senaste larmet)</text:p>
            <text:p text:style-name="Standard">...</text:p>
            <text:p text:style-name="Standard">RTT_ALARMTEXT5 (visare det femte senaste larmet).</text:p>
          </table:table-cell>
        </table:table-row>
        <table:table-row table:style-name="Table19.1">
          <table:table-cell table:style-name="Table19.A1" office:value-type="string">
            <text:p text:style-name="P5">Privileges</text:p>
          </table:table-cell>
          <table:table-cell table:style-name="Table19.B1" office:value-type="string">
            <text:p text:style-name="P5">NO</text:p>
          </table:table-cell>
        </table:table-row>
        <table:table-row table:style-name="Table19.1">
          <table:table-cell table:style-name="Table19.A1" office:value-type="string">
            <text:p text:style-name="P5">Characters</text:p>
          </table:table-cell>
          <table:table-cell table:style-name="Table19.B1" office:value-type="string">
            <text:p text:style-name="P5">Ange maximal storlek som ska skrivas ut i bilden.</text:p>
          </table:table-cell>
        </table:table-row>
        <table:table-row table:style-name="Table19.1">
          <table:table-cell table:style-name="Table19.A1" office:value-type="string">
            <text:p text:style-name="P5">Database</text:p>
          </table:table-cell>
          <table:table-cell table:style-name="Table19.B1" office:value-type="string">
            <text:p text:style-name="P5">RTT</text:p>
          </table:table-cell>
        </table:table-row>
        <table:table-row table:style-name="Table19.1">
          <table:table-cell table:style-name="Table19.A1" office:value-type="string">
            <text:p text:style-name="P5">Declaration</text:p>
          </table:table-cell>
          <table:table-cell table:style-name="Table19.B1" office:value-type="string">
            <text:p text:style-name="P5">STRING</text:p>
          </table:table-cell>
        </table:table-row>
      </table:table>
      <text:p text:style-name="Standard"><text:s text:c="5"/></text:p>
      <text:p text:style-name="Standard"/>
      <text:p text:style-name="Standard"><text:soft-page-break/></text:p>
      <text:p text:style-name="P8"/>
      <text:p text:style-name="Standard"/>
      <text:p text:style-name="Standard"/>
      <text:h text:style-name="Heading_20_1" text:outline-level="1">Bilder med bakomliggande kod</text:h>
      <text:h text:style-name="Heading_20_1" text:outline-level="1"/>
      <text:p text:style-name="Standard"/>
      <text:p text:style-name="Standard">Bilder med användarskriven c-kod kan <text:s/>skapas med kommandot</text:p>
      <text:p text:style-name="Standard"/>
      <text:p text:style-name="P2">rtt_edit&gt; create /picture/function='function name'</text:p>
      <text:p text:style-name="Standard"/>
      <text:p text:style-name="Standard">'function name' är en funktion som kommer att anropas</text:p>
      <text:p text:style-name="Standard"/>
      <text:list xml:id="list127738359" text:style-name="L4">
        <text:list-item>
          <text:p text:style-name="P18">när bilden tas upp</text:p>
        </text:list-item>
        <text:list-item>
          <text:p text:style-name="P18">när man gör exit ur bilden</text:p>
        </text:list-item>
        <text:list-item>
          <text:p text:style-name="P18">varje scan</text:p>
        </text:list-item>
        <text:list-item>
          <text:p text:style-name="P18">när man trycker på ‘Nästa sida’ och ‘Föregående sida’.</text:p>
        </text:list-item>
        <text:list-item>
          <text:p text:style-name="P21">när värdet på någon parameter i bilden ändras av operatören.</text:p>
        </text:list-item>
      </text:list>
      <text:p text:style-name="Standard"/>
      <text:p text:style-name="Standard"/>
      <text:p text:style-name="Standard">När man första gången gör save på en "funktions bild" skapas en fil som användaren själv editerar och underhåller. Filen <text:s/>heter ra_rtt_'program namn'.c och kan nås med edit kommandot</text:p>
      <text:p text:style-name="Standard"/>
      <text:p text:style-name="P2">rtt_edit&gt; edit</text:p>
      <text:p text:style-name="Standard"/>
      <text:p text:style-name="Standard">I den här filen editeras in en funktion för varje funktions bild som har skapats I olika entryn i funktionen lägger man in kod som ska exekveras för att initiera eller avsluta bilen, eller när någon parameter i bilden ändrats av operatören. När filen är editerad ska den kompileras. Detta enklast med kommandot</text:p>
      <text:p text:style-name="Standard"/>
      <text:p text:style-name="P2">rtt_edit&gt; compile</text:p>
      <text:p text:style-name="Standard"/>
      <text:p text:style-name="Standard">eller om enbart vms resp eln version önskas</text:p>
      <text:p text:style-name="Standard"/>
      <text:p text:style-name="P2">rtt_edit&gt; compile vms</text:p>
      <text:p text:style-name="P2">rtt_edit&gt; compile eln</text:p>
      <text:p text:style-name="Standard"/>
      <text:h text:style-name="Heading_20_2" text:outline-level="2">Lokala variabler</text:h>
      <text:p text:style-name="Standard">Lokala variabler kan visas i en funktions bild genom att man skapar ett uppdaterings fält i bilden, lägger in ett lämpligt variabelnamn i parameter elementet, samt anger "RTT" som database och c-typen på variabeln (BOOLEAN, CHAR, INT, FLOAT eller STRING) i declaration elementet. De lokala variablerna är direkt åtkomliga i funktions filen <text:s/>(ra_rtt_'program namn'.c) genom att de automatiskt deklareras i en includefil som funktionsfilen inkluderar.</text:p>
      <text:p text:style-name="Standard"/>
      <text:h text:style-name="Heading_20_2" text:outline-level="2">Funktions fil</text:h>
      <text:p text:style-name="Standard"/>
      <text:p text:style-name="Standard">I funktionsfilen ska deklareras en funktion med samma namn som angavs när bilden som ska associeras med funktionen skapades (versaler). Funktionen ska vara av typen int och deklareras på följande sätt</text:p>
      <text:p text:style-name="Standard"/>
      <text:p text:style-name="P2">int 'funktions namn' ( <text:tab/>menu_ctx <text:tab/>ctx,</text:p>
      <text:p text:style-name="P2"><text:s text:c="2"/><text:tab/><text:tab/><text:tab/>int <text:s text:c="4"/><text:tab/>event,</text:p>
      <text:p text:style-name="P2"><text:s text:c="2"/><text:tab/><text:tab/><text:tab/>char <text:s text:c="3"/><text:tab/>*parameter_ptr)</text:p>
      <text:p text:style-name="Standard"/>
      <text:p text:style-name="Standard"><text:soft-page-break/>ctx <text:s text:c="9"/><text:tab/>är en identitet för bilden som normalt ej behöver användas.</text:p>
      <text:p text:style-name="Standard">event <text:s text:c="15"/><text:tab/>anger vilken typ av händelse som gör att funktionen anropas och kan anta följande värden</text:p>
      <text:p text:style-name="Standard"/>
      <table:table table:name="Table20" table:style-name="Table20">
        <table:table-column table:style-name="Table20.A"/>
        <table:table-column table:style-name="Table20.B"/>
        <table:table-row table:style-name="Table20.1">
          <table:table-cell table:style-name="Table20.A1" office:value-type="string">
            <text:p text:style-name="P4">Event</text:p>
          </table:table-cell>
          <table:table-cell table:style-name="Table20.B1" office:value-type="string">
            <text:p text:style-name="P4">Beskrivning</text:p>
          </table:table-cell>
        </table:table-row>
        <table:table-row table:style-name="Table20.1">
          <table:table-cell table:style-name="Table20.A1" office:value-type="string">
            <text:p text:style-name="P5">RTT _APPL_INIT</text:p>
          </table:table-cell>
          <table:table-cell table:style-name="Table20.B1" office:value-type="string">
            <text:p text:style-name="P5">anrop när bilden tas upp.</text:p>
          </table:table-cell>
        </table:table-row>
        <table:table-row table:style-name="Table20.1">
          <table:table-cell table:style-name="Table20.A1" office:value-type="string">
            <text:p text:style-name="P5">RTT_APPL_EXIT</text:p>
          </table:table-cell>
          <table:table-cell table:style-name="Table20.B1" office:value-type="string">
            <text:p text:style-name="P5">anrop när man går ur bilden.</text:p>
          </table:table-cell>
        </table:table-row>
        <table:table-row table:style-name="Table20.1">
          <table:table-cell table:style-name="Table20.A1" office:value-type="string">
            <text:p text:style-name="P5">RTT_APPL_UPDATE</text:p>
          </table:table-cell>
          <table:table-cell table:style-name="Table20.B1" office:value-type="string">
            <text:p text:style-name="P5">cykliskt anrop för att uppdatera paraparameterar i rtt databasen.</text:p>
          </table:table-cell>
        </table:table-row>
        <table:table-row table:style-name="Table20.1">
          <table:table-cell table:style-name="Table20.A1" office:value-type="string">
            <text:p text:style-name="P5">RTT_APPL_VALUECHANGED</text:p>
          </table:table-cell>
          <table:table-cell table:style-name="Table20.B1" office:value-type="string">
            <text:p text:style-name="P5">anrop när ett värde ändras av operatören.</text:p>
          </table:table-cell>
        </table:table-row>
        <table:table-row table:style-name="Table20.1">
          <table:table-cell table:style-name="Table20.A1" office:value-type="string">
            <text:p text:style-name="P5">RTT_APPL_NEXTPAGE</text:p>
          </table:table-cell>
          <table:table-cell table:style-name="Table20.B1" office:value-type="string">
            <text:p text:style-name="P5">anrop när tangenten 'nästa sida' aktiverats.</text:p>
          </table:table-cell>
        </table:table-row>
        <table:table-row table:style-name="Table20.1">
          <table:table-cell table:style-name="Table20.A1" office:value-type="string">
            <text:p text:style-name="P5">RTT_APPL_PREVPAGE</text:p>
          </table:table-cell>
          <table:table-cell table:style-name="Table20.B1" office:value-type="string">
            <text:p text:style-name="P5">anrop när tangenten 'föregende sida' aktiverats.</text:p>
          </table:table-cell>
        </table:table-row>
      </table:table>
      <text:p text:style-name="Standard"/>
      <text:p text:style-name="Standard">parameter_ptr<text:tab/>är pekare på det värde som ändrats vid RTT_APPL_VALUECHANGED.</text:p>
      <text:p text:style-name="Standard"/>
      <text:p text:style-name="Standard"/>
      <text:p text:style-name="Standard">Se appendix A för ett exempel på en funktions fil.</text:p>
      <text:p text:style-name="P8"/>
      <text:h text:style-name="Heading_20_1" text:outline-level="1">Funktionstangenter (snabbstart)</text:h>
      <text:p text:style-name="Standard"/>
      <text:p text:style-name="Standard"/>
      <text:p text:style-name="Standard"/>
      <text:p text:style-name="Standard">I rtt finns möjlighet att starta upp till femton menyalternativ på snabbstarts tangenter. Alla olika typer av menualternativ är möjliga att lägga som snabbstart, dvs man kan starta upp bilder, systembilder, menyer, utföra rtt- eller vmskommandon.</text:p>
      <text:p text:style-name="Standard"/>
      <text:h text:style-name="Heading_20_2" text:outline-level="2">Snabbstartsmeny</text:h>
      <text:p text:style-name="Standard">Snabbstartsfunktionerna ska ligga under ett speciellt menyalternativ. Detta menyalternativ måste ligga i den översta nivån i menyhierarkin. Menyalternativet skapas genom att man placerar sig på lämpligt ställe i den översta menynivån och ger kommandot</text:p>
      <text:p text:style-name="Standard"/>
      <text:p text:style-name="P2">rtt_edit&gt; create /keys 'title'</text:p>
      <text:p text:style-name="Standard"/>
      <text:p text:style-name="Standard">De menyalternativ som skapas under detta menyalternativ kommer att aktiveras vid tryck på snabbstartstangenterna. Kopplingen till respektive tangen bestämms av ordningen av menyalternativen. Första menyalternativet akiveras av den första tangenten etc.</text:p>
      <text:p text:style-name="Standard"/>
      <text:p text:style-name="Standard">Från ett vanligt tangenbort aktiveras snabbstartsfuntionerna med tangentsekvenserna ESC*A,</text:p>
      <text:p text:style-name="Standard">ESC*B,...,ESC*O.</text:p>
      <text:p text:style-name="P8"/>
      <text:h text:style-name="Heading_20_1" text:outline-level="1">Hjälptexter</text:h>
      <text:p text:style-name="Standard"/>
      <text:p text:style-name="Standard"/>
      <text:p text:style-name="Standard"/>
      <text:p text:style-name="Standard"/>
      <text:p text:style-name="Standard"/>
      <text:p text:style-name="Standard">Till varje meny och bild kan en hjälptext anges som visas när <text:s/>hjälptangenten aktiveras. dtt_appl_'programnamn'_m.rhlp</text:p>
      <text:p text:style-name="Standard"/>
      <text:p text:style-name="Standard">Första gången man gör save skapas en mall för denna fil.</text:p>
      <text:p text:style-name="Standard"/>
      <text:p text:style-name="Standard">Det finns ett antal makron för att ange hjälptexten.</text:p>
      <text:p text:style-name="Standard"/>
      <text:list xml:id="list2047968633" text:style-name="L5">
        <text:list-item>
          <text:p text:style-name="P19">RTT_HELP_START<text:tab/>Start av hjälptext definitionen</text:p>
        </text:list-item>
        <text:list-item>
          <text:p text:style-name="P19">RTT_HELP_SUBJ("'titel'")<text:tab/>Bild eller meny som ska kopplas till texten. 'titel' är titel på menyn eller bilden.</text:p>
        </text:list-item>
        <text:list-item>
          <text:p text:style-name="P19">RTT_HELP_INFO("Välj ut önskat ämne med piltangenterna och tryck på RETURN") Infomations rad i en meny Informations raden skrivs ut på rad 23 i meny bilden.</text:p>
        </text:list-item>
        <text:list-item>
          <text:p text:style-name="P19">RTT_HELP_TEXT("Pwr_rtt visar info om databasen...")<text:tab/>Hälptext</text:p>
        </text:list-item>
        <text:list-item>
          <text:p text:style-name="P22">RTT_HELP_END <text:tab/>Slut på hjälptext definitionen.</text:p>
        </text:list-item>
      </text:list>
      <text:p text:style-name="Standard"/>
      <text:p text:style-name="Standard">Ny rad i en sträng i textfilen erhålls genom ett raden avslutas med ett '\' (observera att det inte får finnas något tecken till höger om \, inte heller space eller tab). Ny rad i den slutliga hjälptexten erhålls med teckenföljden '\n\’. Exempel:</text:p>
      <text:p text:style-name="Standard"/>
      <text:p text:style-name="P2">RTT_HELP_TEXT("\</text:p>
      <text:p text:style-name="P2">Inledning med en tom rad efter\n\n\</text:p>
      <text:p text:style-name="P2">hjälptext\n\</text:p>
      <text:p text:style-name="P2">mera hjälptext")</text:p>
      <text:p text:style-name="P8"/>
      <text:h text:style-name="Heading_20_1" text:outline-level="1">Systembilder</text:h>
      <text:p text:style-name="Standard"/>
      <text:p text:style-name="Standard"/>
      <text:p text:style-name="Standard"/>
      <text:p text:style-name="Standard"/>
      <text:p text:style-name="Standard"/>
      <text:p text:style-name="Standard"/>
      <text:p text:style-name="Standard"/>
      <text:p text:style-name="Standard"/>
      <text:p text:style-name="Standard">Det finns ett antal systembilder i rtt som kan inkluderas genom med följande kommandon:</text:p>
      <text:p text:style-name="Standard"/>
      <text:p text:style-name="Standard">Standard-layouten för systembilderna finns i filen ssab_inc:rtt_menu_template.dtt_m. Välj ut det menyentry som ska ligga ovanför menyträdet med systembilderna, och mata in kommandot</text:p>
      <text:p text:style-name="Standard"/>
      <text:p text:style-name="P2">rtt_edit&gt; include menu ssab_inc:rtt_menu_template</text:p>
      <text:p text:style-name="Standard"/>
      <text:p text:style-name="Standard"/>
      <text:p text:style-name="Standard">Vill man ha en egen layout kan man skapa den på detta sätt.</text:p>
      <text:p text:style-name="Standard">Skapa ett meny alternativ på översta nivån med</text:p>
      <text:p text:style-name="Standard"/>
      <text:p text:style-name="P2">rtt_edit&gt;create SYSTEM</text:p>
      <text:p text:style-name="Standard"/>
      <text:p text:style-name="Standard">Skapa första systembilden under SYSTEM</text:p>
      <text:p text:style-name="Standard"/>
      <text:p text:style-name="P2">rtt_edit&gt; create/child/syspict=RTTSYS_SHOW_SYS "SHOW SYSTEM"</text:p>
      <text:p text:style-name="Standard"/>
      <text:p text:style-name="Standard">Skapa övriga systembilder genom att gå ner under SYSTEM</text:p>
      <text:p text:style-name="Standard"/>
      <text:p text:style-name="P2">rtt_edit&gt; create NETHANDLER</text:p>
      <text:p text:style-name="P2">rtt_edit&gt; create/syspict=RTTSYS_ERROR "SHOW ERROR"</text:p>
      <text:p text:style-name="P2">rtt_edit&gt; create/syspict=RTTSYS_PLCPGM PLCPGM</text:p>
      <text:p text:style-name="P2">rtt_edit&gt; create/syspict=RTTSYS_GRAFCET GRAFCET</text:p>
      <text:p text:style-name="P2">rtt_edit&gt; create/syspict=RTTSYS_DEVICE DEVICE</text:p>
      <text:p text:style-name="P2">rtt_edit&gt; create/syspict=RTTSYS_WATCHDOG WATCHDOG</text:p>
      <text:p text:style-name="P2">rtt_edit&gt; create/syspict=RTTSYS_PID PID</text:p>
      <text:p text:style-name="P2">rtt_edit&gt; create/syspict=RTTSYS_LOGGING LOGGING</text:p>
      <text:p text:style-name="Standard"/>
      <text:p text:style-name="Standard">Välj ut NETHANLDLER <text:s/>och skapa första systembilden under NETHANDLER</text:p>
      <text:p text:style-name="Standard"/>
      <text:p text:style-name="P2">rtt_edit&gt; create/child/syspict=RTTSYS_SHOW_NODES "SHOW NODES"</text:p>
      <text:p text:style-name="Standard"/>
      <text:p text:style-name="Standard">Skapa övriga bilder under NETHANDLER genom att gå ner under NETHANDLER</text:p>
      <text:p text:style-name="Standard"/>
      <text:p text:style-name="Standard"/>
      <text:p text:style-name="P2">rtt_edit&gt; create/syspict=RTTSYS_SHOW_SUBCLI "SHOW SUBSCRIPTION CLIENT"</text:p>
      <text:p text:style-name="P2">rtt_edit&gt; create/syspict=RTTSYS_SHOW_SUBSRV "SHOW SUBSCRIPTION SERVER"</text:p>
      <text:p text:style-name="Standard"/>
      <text:p text:style-name="Standard">I standard rtt finns även menyalternativet STORE. Skapa detta med följande kommandon.</text:p>
      <text:p text:style-name="Standard"/>
      <text:p text:style-name="P2">rtt_edit&gt; create STORE/command=”show file”</text:p>
      <text:p text:style-name="P8"/>
      <text:h text:style-name="Heading_20_1" text:outline-level="1">Objektsbilder</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ör vissa klasser finns speciella bilder som visar data för objekt som tillhör klassen. Bilderna kan läggs som menyentryn och för varje entry anges vilken klassbild som ska användas och vilket objekt den ska kopplas till.</text:p>
      <text:p text:style-name="Standard">Skapa menyentryt med kommandot</text:p>
      <text:p text:style-name="Standard"/>
      <text:p text:style-name="P2">rtt_edit&gt; create /objpict='klassbild' /name='objektsnamn' 'titel'</text:p>
      <text:p text:style-name="Standard"/>
      <text:p text:style-name="P3">Exempel</text:p>
      <text:p text:style-name="Standard"/>
      <text:p text:style-name="P2">rtt_edit&gt; create/objpict=RTTSYS_OBJECT_PID /name=vhx-z1-tempregl-w-pid0 "TEMPERATUR REGULATOR"</text:p>
      <text:p text:style-name="Standard"/>
      <text:p text:style-name="Standard">Följande objektsbilder finns:</text:p>
      <text:p text:style-name="Standard"/>
      <table:table table:name="Table21" table:style-name="Table21">
        <table:table-column table:style-name="Table21.A"/>
        <table:table-column table:style-name="Table21.B"/>
        <table:table-row table:style-name="Table21.1">
          <table:table-cell table:style-name="Table21.A1" office:value-type="string">
            <text:p text:style-name="P4">klass</text:p>
          </table:table-cell>
          <table:table-cell table:style-name="Table21.B1" office:value-type="string">
            <text:p text:style-name="P4">klassbild</text:p>
          </table:table-cell>
        </table:table-row>
        <table:table-row table:style-name="Table21.1">
          <table:table-cell table:style-name="Table21.A1" office:value-type="string">
            <text:p text:style-name="P5">PID</text:p>
          </table:table-cell>
          <table:table-cell table:style-name="Table21.B1" office:value-type="string">
            <text:p text:style-name="P5">RTTSYS_OBJECT_PID</text:p>
          </table:table-cell>
        </table:table-row>
        <table:table-row table:style-name="Table21.1">
          <table:table-cell table:style-name="Table21.A1" office:value-type="string">
            <text:p text:style-name="P5">Av</text:p>
          </table:table-cell>
          <table:table-cell table:style-name="Table21.B1" office:value-type="string">
            <text:p text:style-name="P5">RTTSYS_OBJECT_AV</text:p>
          </table:table-cell>
        </table:table-row>
      </table:table>
      <text:p text:style-name="Standard"/>
      <text:p text:style-name="Standard"/>
      <text:p text:style-name="Standard"/>
      <text:h text:style-name="Heading_20_2" text:outline-level="2">Objektsbild PID</text:h>
      <text:p text:style-name="Standard">Bilden visar ärvärde, börvärde och utsignal i stapel och siffer-form. Vidare visas mode pid-algoritm, inverse, bias. Det finns möjlighet att ändra mod, samt mata in värden på börvärde (i automod), utsignal (i manuell mod), Gain, IntTime, DerTime mm. Området som visas i stapeldiagrammet kan anges genom att lägga in värden på SetShowMin, SetShowMax, OutShowMin och OutShowMax.</text:p>
      <text:p text:style-name="Standard"/>
      <text:p text:style-name="Standard">Objektsbilden kräver att modeobjektet är angivet i PID objektet.</text:p>
      <text:p text:style-name="Standard"/>
      <text:p text:style-name="P8"/>
      <text:h text:style-name="Heading_20_1" text:outline-level="1">Rtt utan gdh</text:h>
      <text:p text:style-name="Standard"/>
      <text:p text:style-name="Standard"/>
      <text:p text:style-name="Standard"/>
      <text:p text:style-name="Standard"/>
      <text:p text:style-name="Standard"/>
      <text:p text:style-name="Standard"/>
      <text:p text:style-name="Standard"/>
      <text:p text:style-name="Standard">Man kan skapa rtt menyer och bilder som inte har någonting med proview och gdh att göra. Men kan t ex göra en meny som startar upp vms kommandofiler i olka meny entryn (av typ vms). Normalt kommer dock rtt att försöka koppla sig till proview's näthanterare, men även om den inte lyckas med detta fortsätter den glad i hågen. Kommandon som kräver näthanterare ger felmeddelande. Biler editerade med pwr_rtt_edit som länkar sig mot rtdb bör ej finnas, eftersom rtt kommer att avsluta exekveringen närman försöker ta upp en sådan bild.</text:p>
      <text:p text:style-name="Standard"/>
      <text:p text:style-name="Standard">Vill man skapa en meny som absolut inte kopplar sig mot proview's näthanterare, t ex en meny som startar resp</text:p>
      <text:p text:style-name="Standard">stoppar näthanteraren gör man på följande sätt.</text:p>
      <text:p text:style-name="Standard"/>
      <text:p text:style-name="Standard">Skapa en meny men diverse menyentryn av typ vms, och bygg rttprogrammet. Starta därefter det skapade rttprogrammet med username som inleds med 'NONETH_' t ex 'NONETH_SKIFTEL'. Skapa en symbol som gör det här, t ex</text:p>
      <text:p text:style-name="Standard"/>
      <text:p text:style-name="P2">$ menu == "$pwrp_rtt:rs_rtt_xxx NONETH_SKIFTEL"</text:p>
      <text:p text:style-name="P8"/>
      <text:h text:style-name="Heading_20_1" text:outline-level="1">Kommandon</text:h>
      <text:p text:style-name="Standard"/>
      <text:p text:style-name="Standard"/>
      <text:p text:style-name="Standard"/>
      <text:p text:style-name="Standard"/>
      <text:p text:style-name="Standard"/>
      <text:p text:style-name="Standard"/>
      <text:p text:style-name="Standard"/>
      <text:p text:style-name="Standard"/>
      <text:p text:style-name="Standard">Kommando prompten nås men 'Utför' eller CTRL/B.</text:p>
      <text:p text:style-name="Standard"/>
      <text:h text:style-name="Heading_20_2" text:outline-level="2">Bild editor</text:h>
      <text:p text:style-name="Standard"/>
      <text:p text:style-name="Standard"/>
      <text:p text:style-name="Standard"/>
      <text:p text:style-name="Standard"/>
      <text:p text:style-name="Standard"/>
      <text:p text:style-name="Standard"/>
      <text:p text:style-name="Standard"/>
      <text:h text:style-name="Heading_20_3" text:outline-level="3">clear picture</text:h>
      <text:p text:style-name="Standard">Rensar bilden på allt.</text:p>
      <text:p text:style-name="Standard"/>
      <text:p text:style-name="P2">rtt_edit&gt; clear picture</text:p>
      <text:p text:style-name="Standard"/>
      <text:h text:style-name="Heading_20_3" text:outline-level="3">clear items</text:h>
      <text:p text:style-name="Standard">Rensar bilden på samtliga updaterings-fält.</text:p>
      <text:p text:style-name="Standard"/>
      <text:p text:style-name="P2">rtt_edit&gt; clear items</text:p>
      <text:h text:style-name="Heading_20_3" text:outline-level="3">connect</text:h>
      <text:p text:style-name="Standard">Koppla ihop ett objekt i rtdb med ett uppdaterings fält.</text:p>
      <text:p text:style-name="Standard">Placerar utvalt objekt i collection picture i parameter elementet för aktuellt uppdaterings fält (även CTRL/V).</text:p>
      <text:p text:style-name="Standard"/>
      <text:p text:style-name="P2">rtt_edit&gt; connect</text:p>
      <text:p text:style-name="Standard"/>
      <text:h text:style-name="Heading_20_3" text:outline-level="3">copy</text:h>
      <text:p text:style-name="Standard">Kopiera utvald area till paste bufferten (även PF3).</text:p>
      <text:p text:style-name="P2">rtt_edit&gt; copy</text:p>
      <text:h text:style-name="Heading_20_3" text:outline-level="3">create</text:h>
      <text:p text:style-name="Standard">Skapa uppdaterings fält i en bild.</text:p>
      <text:p text:style-name="Standard">Med /time visas tiden upp i fältet (hh:mm:ss), med /fulltime visas även datum (dd-mmm-yyyy hh:mm:ss).</text:p>
      <text:p text:style-name="Standard"/>
      <text:p text:style-name="P2">rtt_edit&gt; create 'text'</text:p>
      <text:p text:style-name="P2">rtt_edit&gt; create /time 'text'</text:p>
      <text:p text:style-name="P2">rtt_edit&gt; create /fulltime 'text'</text:p>
      <text:h text:style-name="Heading_20_3" text:outline-level="3">cut</text:h>
      <text:p text:style-name="Standard">Ta bort utvald area och kopiera den till paste bufferten.</text:p>
      <text:p text:style-name="Standard"/>
      <text:p text:style-name="P2"><text:soft-page-break/>rtt_edit&gt; cut</text:p>
      <text:p text:style-name="Standard"/>
      <text:p text:style-name="Standard"/>
      <text:p text:style-name="Standard"/>
      <text:h text:style-name="Heading_20_3" text:outline-level="3">delete</text:h>
      <text:p text:style-name="Standard">Ta bort ett uppdaterings fält (delete item) eller</text:p>
      <text:p text:style-name="Standard">utvald area i en bild.</text:p>
      <text:p text:style-name="Standard"/>
      <text:p text:style-name="P2">rtt_edit&gt; delete</text:p>
      <text:p text:style-name="P2">rtt_edit&gt; delete item</text:p>
      <text:p text:style-name="Standard"/>
      <text:p text:style-name="Standard"/>
      <text:h text:style-name="Heading_20_3" text:outline-level="3">dualconnect</text:h>
      <text:p text:style-name="Standard">Koppla ihop ett objekt i rtdb med ett uppdaterings fält.</text:p>
      <text:p text:style-name="Standard">Placerar utvalt objekt collection picture i dualparameter elementet för aktuellt uppdaterings fält (även CTRL/V).</text:p>
      <text:p text:style-name="Standard"/>
      <text:p text:style-name="P2">rtt_edit&gt; dualconnect</text:p>
      <text:p text:style-name="Standard"/>
      <text:p text:style-name="Standard"/>
      <text:h text:style-name="Heading_20_3" text:outline-level="3">include items</text:h>
      <text:p text:style-name="Standard">Läs in en textfil med uppdateringsfält skapad med 'write items' kommanot.</text:p>
      <text:p text:style-name="Standard"/>
      <text:p text:style-name="P2">rtt_edit&gt; include items 'filnamn'</text:p>
      <text:p text:style-name="Standard"/>
      <text:p text:style-name="Standard"/>
      <text:h text:style-name="Heading_20_3" text:outline-level="3">include picture</text:h>
      <text:p text:style-name="Standard">Läs in en bild i aktuell bild buffert.</text:p>
      <text:p text:style-name="Standard"/>
      <text:p text:style-name="P2">rtt_edit&gt; include picture 'filnamn'</text:p>
      <text:p text:style-name="Standard"/>
      <text:h text:style-name="Heading_20_3" text:outline-level="3">modify</text:h>
      <text:p text:style-name="Standard">Ändra data för ett uppdaterings fält.</text:p>
      <text:p text:style-name="Standard">Data för ett uppdaterings fält kan ändras direkt i bildeditorn utan att öppna fältet.</text:p>
      <text:p text:style-name="Standard"/>
      <text:p text:style-name="P2">rtt_edit&gt; modify /number=</text:p>
      <text:p text:style-name="P2">rtt_edit&gt; modify /text=</text:p>
      <text:p text:style-name="P2">rtt_edit&gt; modify /type=</text:p>
      <text:p text:style-name="P2">rtt_edit&gt; modify /parameter=</text:p>
      <text:p text:style-name="P2">rtt_edit&gt; modify /dualparameter=</text:p>
      <text:p text:style-name="P2">rtt_edit&gt; modify /privileges=</text:p>
      <text:p text:style-name="P2">rtt_edit&gt; modify /outputflags=</text:p>
      <text:p text:style-name="Standard"/>
      <text:p text:style-name="Standard"/>
      <text:h text:style-name="Heading_20_3" text:outline-level="3">paste</text:h>
      <text:p text:style-name="Standard">Kopierar pastebufferten till aktuell bild (även CTRL/F).</text:p>
      <text:p text:style-name="Standard"/>
      <text:p text:style-name="P2">rtt_edit&gt; paste</text:p>
      <text:h text:style-name="Heading_20_3" text:outline-level="3">save</text:h>
      <text:p text:style-name="Standard">Spara en bild. Bilden sparas för de plattformar som finns angivet i ‘Operating system’ i setup. Om man vill spara för en specifik platform kan denna skickas med som argument.</text:p>
      <text:p text:style-name="Standard"/>
      <text:p text:style-name="P2"><text:soft-page-break/>rtt_edit&gt; save</text:p>
      <text:p text:style-name="P2">rtt_edit&gt; save axp_vms</text:p>
      <text:p text:style-name="Standard"/>
      <text:h text:style-name="Heading_20_3" text:outline-level="3">select</text:h>
      <text:p text:style-name="Standard">Välj ut en area (även PF2).</text:p>
      <text:p text:style-name="Standard">Utvald area markeras genom att ritas inverterad.</text:p>
      <text:p text:style-name="Standard"/>
      <text:p text:style-name="P2">rtt_edit&gt; select</text:p>
      <text:p text:style-name="Standard"/>
      <text:h text:style-name="Heading_20_3" text:outline-level="3">set</text:h>
      <text:p text:style-name="Standard">Välj teckenset (ascii eller line) samt inverterad eller</text:p>
      <text:p text:style-name="Standard">ej inverterade tecken.</text:p>
      <text:p text:style-name="Standard"/>
      <text:p text:style-name="P2">rtt_edit&gt; set line</text:p>
      <text:p text:style-name="P2">rtt_edit&gt; set ascii</text:p>
      <text:p text:style-name="P2">rtt_edit&gt; set inverse</text:p>
      <text:p text:style-name="P2">rtt_edit&gt; set noinverse</text:p>
      <text:p text:style-name="Standard"/>
      <text:h text:style-name="Heading_20_3" text:outline-level="3">unselect</text:h>
      <text:p text:style-name="Standard">Återställ select.</text:p>
      <text:p text:style-name="Standard"/>
      <text:p text:style-name="P2">rtt_edit&gt; unselect</text:p>
      <text:p text:style-name="Standard"/>
      <text:h text:style-name="Heading_20_3" text:outline-level="3">write items</text:h>
      <text:p text:style-name="Standard">Skriv ut uppdateringsfält i en bild på en textfil.</text:p>
      <text:p text:style-name="Standard">Textfilen kan läsas in igen med 'include items' kommandot</text:p>
      <text:p text:style-name="Standard"/>
      <text:p text:style-name="P2">rtt_edit&gt; write items 'filnamn'</text:p>
      <text:p text:style-name="Standard"/>
      <text:h text:style-name="Heading_20_3" text:outline-level="3">write picture</text:h>
      <text:p text:style-name="Standard">Skriv bilden.</text:p>
      <text:p text:style-name="Standard">Men write kommandot kan bilden sparas i en specificerad fil och kopieras eller användas som mall för en ny bild med include kommandot.</text:p>
      <text:p text:style-name="Standard"/>
      <text:p text:style-name="P2">rtt_edit&gt; write picture 'filnamn'</text:p>
      <text:p text:style-name="Standard"/>
      <text:h text:style-name="Heading_20_3" text:outline-level="3">modify</text:h>
      <text:p text:style-name="Standard">Välj ut önskad data element och ändra värde med</text:p>
      <text:p text:style-name="Standard"/>
      <text:p text:style-name="P2">rtt_edit&gt; modify 'data'</text:p>
      <text:p text:style-name="Standard"/>
      <text:h text:style-name="Heading_20_2" text:outline-level="2">Meny editor</text:h>
      <text:p text:style-name="Standard"/>
      <text:p text:style-name="Standard"/>
      <text:h text:style-name="Heading_20_3" text:outline-level="3">create</text:h>
      <text:p text:style-name="Standard">Skapa nya menyentryn.</text:p>
      <text:p text:style-name="Standard">Kvalifierarna /menu, /picture, /exit och /objecthierarchy skapar ett entry av respektive typ.</text:p>
      <text:p text:style-name="Standard">Entry't läggs in under utvalt entry. </text:p>
      <text:p text:style-name="Standard">Med kvalifieraren /child skapas ett entry i en undermeny till ett entry av typen meny.</text:p>
      <text:p text:style-name="Standard"/>
      <text:p text:style-name="P2"><text:soft-page-break/>rtt_edit&gt; create /menu 'title'</text:p>
      <text:p text:style-name="P2">rtt_edit&gt; create /picture 'title'</text:p>
      <text:p text:style-name="P2">rtt_edit&gt; create /picture/function="funktions namn" 'title'</text:p>
      <text:p text:style-name="P2">rtt_edit&gt; create /exit</text:p>
      <text:p text:style-name="P2">rtt_edit&gt; create /objecthierarchy</text:p>
      <text:p text:style-name="P2">rtt_edit&gt; create /command="kommando" 'title'</text:p>
      <text:p text:style-name="P2">rtt_edit&gt; create /cmdhold="kommando" 'title'</text:p>
      <text:p text:style-name="P2">rtt_edit&gt; create /menu /child 'title'</text:p>
      <text:p text:style-name="P2">rtt_edit&gt; create /picture /child 'title'</text:p>
      <text:p text:style-name="P2">rtt_edit&gt; create /exit /child</text:p>
      <text:p text:style-name="P2">rtt_edit&gt; create /objecthierarchy /child</text:p>
      <text:p text:style-name="P2">rtt_edit&gt; create /command="kommando"/child 'title'</text:p>
      <text:p text:style-name="Standard"/>
      <text:p text:style-name="P3">Exempel</text:p>
      <text:p text:style-name="Standard"/>
      <text:p text:style-name="P2">rtt_edit&gt; create/comma="debug children/name=vkv-vkvau1-rack1-kort3" "kort nr 3"</text:p>
      <text:p text:style-name="P2">rtt_edit&gt; create/picture this#is#a#picture</text:p>
      <text:p text:style-name="Standard"/>
      <text:p text:style-name="Standard"/>
      <text:h text:style-name="Heading_20_3" text:outline-level="3">include menu</text:h>
      <text:p text:style-name="Standard">Läser in ett menyträd från en textfil. skapad men 'write menu' kommandot. Menyn placeras nedanför det utvalda menyalternativet. rtt_edit&gt; include menu 'filnamn'</text:p>
      <text:p text:style-name="Standard"/>
      <text:p text:style-name="Standard"/>
      <text:h text:style-name="Heading_20_3" text:outline-level="3">modify</text:h>
      <text:p text:style-name="Standard">Ändra texten på ett meny entry eller på titeln i huvudmenyn.</text:p>
      <text:p text:style-name="Standard">'mainmenu' är titeln på rot-menyn.</text:p>
      <text:p text:style-name="Standard">'titleprefix' är en text som står till vänster om titeln på varje meny-sida, och skrivs i inverterad mod. I</text:p>
      <text:p text:style-name="Standard">'titleprefix' kan man lägga in den nod eller den identitet man kör som, genom att använde rtt symboler. Rtt's standardversion innehåller strängen "RTT-'RTT_NODE'-'RTT_SYS'". För att kunna mata in symbolnamnen måste '-tecknen bytas ut mod #' eftersom symbolerna annars konverteras till deras aktuella värde vid inmatningen. Kommandot för inmatning av standardversiones prefix blir då</text:p>
      <text:p text:style-name="Standard"/>
      <text:p text:style-name="P2">rtt_edit&gt; modify /titleprefix=RTT-#'RTT_NODE#'-#'RTT_SYS#'</text:p>
      <text:p text:style-name="Standard"/>
      <text:p text:style-name="Standard">Om blank-tecken ingår i texten, omges den med citationstecken vid inmatningen.</text:p>
      <text:p text:style-name="Standard"/>
      <text:p text:style-name="P2">rtt_edit&gt; modify 'text'</text:p>
      <text:p text:style-name="P2">rtt_edit&gt; modify /maintitle='title'</text:p>
      <text:p text:style-name="P2">rtt_edit&gt; modify /titleprefix=</text:p>
      <text:p text:style-name="Standard"/>
      <text:p text:style-name="Standard"/>
      <text:h text:style-name="Heading_20_3" text:outline-level="3">show</text:h>
      <text:p text:style-name="Standard">Visar</text:p>
      <text:p text:style-name="Standard">- inmatat kommando för ett kommando meny entry (rtt eller vms kommando),</text:p>
      <text:p text:style-name="Standard">- inmatad funktion för funktionsbild entry, systembilds entry eller objektbilds entry.</text:p>
      <text:p text:style-name="Standard">- inmatat objekt för objeksbildsentry.</text:p>
      <text:p text:style-name="Standard"/>
      <text:p text:style-name="P2">rtt_edit&gt; show command</text:p>
      <text:p text:style-name="P2">rtt_edit&gt; show function</text:p>
      <text:p text:style-name="P2">rtt_edit&gt; show syspicture</text:p>
      <text:p text:style-name="P2">rtt_edit&gt; show vms</text:p>
      <text:p text:style-name="P2">rtt_edit&gt; show objpicture</text:p>
      <text:p text:style-name="P2">rtt_edit&gt; show name</text:p>
      <text:p text:style-name="Standard"/>
      <text:h text:style-name="Heading_20_3" text:outline-level="3"><text:soft-page-break/>undo delete</text:h>
      <text:p text:style-name="Standard">Återskapar senast borttagna menyentry.</text:p>
      <text:p text:style-name="Standard">Menyentryt återskapas under utvalt menyentry. Undo delete kan även användas för att flytta menyentryn-</text:p>
      <text:p text:style-name="Standard"/>
      <text:p text:style-name="P2">rtt_edit&gt; undo delete</text:p>
      <text:p text:style-name="Standard"/>
      <text:h text:style-name="Heading_20_3" text:outline-level="3">write menu</text:h>
      <text:p text:style-name="Standard">Skriver ett menyträd på textfil. Filen kan kan läsas in med 'include menu' kommandot. Med /all kvalifieraren skrivs samtliga menyalternativ i aktuell meny inlklusive</text:p>
      <text:p text:style-name="Standard"/>
      <text:p text:style-name="Standard">underligganden träd till dessa. Utan /all skrivs endast utvalt menyalternativ och trädet under detta i filen.</text:p>
      <text:p text:style-name="Standard"/>
      <text:p text:style-name="P2">rtt_edit&gt; write menu /all 'filnamn'</text:p>
      <text:p text:style-name="P2">rtt_edit&gt; write menu 'filnamn'</text:p>
      <text:p text:style-name="Standard"/>
      <text:h text:style-name="Heading_20_2" text:outline-level="2">Gemensamma</text:h>
      <text:p text:style-name="Standard"/>
      <text:h text:style-name="Heading_20_3" text:outline-level="3">compile</text:h>
      <text:p text:style-name="Standard">Kompilerar funktions filen och lägger in den i bibliotek.</text:p>
      <text:p text:style-name="Standard">Man kan välja att endast skapa en <text:s/>vms eller eln version.</text:p>
      <text:p text:style-name="Standard"/>
      <text:p text:style-name="P2">rtt_edit&gt; compile</text:p>
      <text:p text:style-name="P2">rtt_edit&gt; compile vms</text:p>
      <text:p text:style-name="P2">rtt_edit&gt; compile eln</text:p>
      <text:p text:style-name="Standard"/>
      <text:p text:style-name="Standard"/>
      <text:h text:style-name="Heading_20_3" text:outline-level="3">edit</text:h>
      <text:p text:style-name="Standard">Editering av funktionsfilen. Startar edt med funktions filen som parameter.</text:p>
      <text:p text:style-name="Standard"/>
      <text:p text:style-name="P2">rtt_edit&gt; edit</text:p>
      <text:p text:style-name="Standard"/>
      <text:p text:style-name="Standard"/>
      <text:h text:style-name="Heading_20_3" text:outline-level="3">exit</text:h>
      <text:p text:style-name="Standard">Spara menyerna och aktuell bild och avslutar exekveringen.</text:p>
      <text:p text:style-name="Standard"/>
      <text:p text:style-name="Standard"/>
      <text:h text:style-name="Heading_20_3" text:outline-level="3">export gdhreflist</text:h>
      <text:p text:style-name="Standard">Listar gdhreferenser i samtliga bilder på specificerad fil.</text:p>
      <text:p text:style-name="Standard"/>
      <text:p text:style-name="P2">rtt_edit&gt; export gdhreflist 'filnamn'</text:p>
      <text:p text:style-name="Standard"/>
      <text:h text:style-name="Heading_20_3" text:outline-level="3">export externref</text:h>
      <text:p text:style-name="Standard">Skapar en pwr_plc kommandofil som skapar ExternRef objekt i utvecklingsdatabasen för gdhrefereinser i samtliga bilder. Detta gör att gdhreferenserna kommer att visas i proviews korsreferenslistor.</text:p>
      <text:p text:style-name="Standard"/>
      <text:p text:style-name="P2">rtt_edit&gt; export externref 'filnamn'</text:p>
      <text:p text:style-name="Standard"/>
      <text:h text:style-name="Heading_20_3" text:outline-level="3"><text:soft-page-break/>link</text:h>
      <text:p text:style-name="Standard">Kompilerar och länkar programmet. Länkningen sker för den eller de plattformar som finns angivet i ‘Operating system’ i setup. Om det inte finns någon plattform angiven i ‘Operating system’ länkar man för den plattform som man exekverar på.</text:p>
      <text:p text:style-name="Standard">Man kan välja att länka för en viss plattform genom att ange plattformen som argument. Plattform kan vara vax_eln, vax_vms, axp_vms, x86_lynx.</text:p>
      <text:p text:style-name="Standard"/>
      <text:p text:style-name="P2">rtt_edit&gt; link</text:p>
      <text:p text:style-name="P2">rtt_edit&gt; link axp_vms</text:p>
      <text:p text:style-name="P2">rtt_edit&gt; link x86_lynx</text:p>
      <text:p text:style-name="Standard"/>
      <text:h text:style-name="Heading_20_3" text:outline-level="3">quit</text:h>
      <text:p text:style-name="Standard">Avslutar exekveringen utan att spara.</text:p>
      <text:p text:style-name="Standard"/>
      <text:h text:style-name="Heading_20_3" text:outline-level="3">save</text:h>
      <text:p text:style-name="Standard">Spara menyträdet och/eller aktuell bild.</text:p>
      <text:p text:style-name="Standard">Om savekommandot get i en bild sparas bilden och menyträdet, om <text:s/>kommandot ges i en meny sparas menyträdet.</text:p>
      <text:p text:style-name="Standard"/>
      <text:p text:style-name="P2">rtt_edit&gt; save</text:p>
      <text:p text:style-name="Standard"/>
      <text:h text:style-name="Heading_20_3" text:outline-level="3">setup</text:h>
      <text:p text:style-name="Standard">Visar setup menyn.</text:p>
      <table:table table:name="Table22" table:style-name="Table22">
        <table:table-column table:style-name="Table22.A"/>
        <table:table-column table:style-name="Table22.B"/>
        <table:table-row table:style-name="Table22.1">
          <table:table-cell table:style-name="Table22.A1" office:value-type="string">
            <text:p text:style-name="P4">Attribut</text:p>
          </table:table-cell>
          <table:table-cell table:style-name="Table22.B1" office:value-type="string">
            <text:p text:style-name="P4">Beskrivning</text:p>
          </table:table-cell>
        </table:table-row>
        <table:table-row table:style-name="Table22.1">
          <table:table-cell table:style-name="Table22.A1" office:value-type="string">
            <text:p text:style-name="P5">Program name</text:p>
          </table:table-cell>
          <table:table-cell table:style-name="Table22.B1" office:value-type="string">
            <text:p text:style-name="P5">Progamnamn. Vid byte av namn måste samtliga bilder sparas.</text:p>
          </table:table-cell>
        </table:table-row>
        <table:table-row table:style-name="Table22.1">
          <table:table-cell table:style-name="Table22.A1" office:value-type="string">
            <text:p text:style-name="P5">Main title</text:p>
          </table:table-cell>
          <table:table-cell table:style-name="Table22.B1" office:value-type="string">
            <text:p text:style-name="P5">Titel i huvudbilden.</text:p>
          </table:table-cell>
        </table:table-row>
        <table:table-row table:style-name="Table22.1">
          <table:table-cell table:style-name="Table22.A1" office:value-type="string">
            <text:p text:style-name="P5">Title prefix</text:p>
          </table:table-cell>
          <table:table-cell table:style-name="Table22.B1" office:value-type="string">
            <text:p text:style-name="P5">Text som visas i övre vänstra hörnet i samtliga menyer.</text:p>
          </table:table-cell>
        </table:table-row>
        <table:table-row table:style-name="Table22.1">
          <table:table-cell table:style-name="Table22.A1" office:value-type="string">
            <text:p text:style-name="P5">Operating system</text:p>
          </table:table-cell>
          <table:table-cell table:style-name="Table22.B1" office:value-type="string">
            <text:p text:style-name="P5">Plattform för vilken rtt-programmet ska byggas. Kod för plattformen ska anges. Flera plattformar kan anges genom att summera koderna. Koderna är följande</text:p>
            <text:p text:style-name="Standard">vax_eln 1, vax_vms 2, axp_vms 4, ppc_lynx 8, x86_lynx 16</text:p>
          </table:table-cell>
        </table:table-row>
        <table:table-row table:style-name="Table22.1">
          <table:table-cell table:style-name="Table22.A1" office:value-type="string">
            <text:p text:style-name="P5">Default directory</text:p>
          </table:table-cell>
          <table:table-cell table:style-name="Table22.B1" office:value-type="string">
            <text:p text:style-name="P5">Default filkatalog för editering-sessionen.</text:p>
          </table:table-cell>
        </table:table-row>
        <table:table-row table:style-name="Table22.1">
          <table:table-cell table:style-name="Table22.A1" office:value-type="string">
            <text:p text:style-name="P5">Verify</text:p>
          </table:table-cell>
          <table:table-cell table:style-name="Table22.B1" office:value-type="string">
            <text:p text:style-name="P5">Om kommandofiler i editerings-sessionen ska köras med verify eller ej.</text:p>
          </table:table-cell>
        </table:table-row>
        <table:table-row table:style-name="Table22.1">
          <table:table-cell table:style-name="Table22.A1" office:value-type="string">
            <text:p text:style-name="P5">Source direktory</text:p>
          </table:table-cell>
          <table:table-cell table:style-name="Table22.B1" office:value-type="string">
            <text:p text:style-name="P5">Filkatalog för källkod (pwrp_rtt).</text:p>
          </table:table-cell>
        </table:table-row>
        <table:table-row table:style-name="Table22.1">
          <table:table-cell table:style-name="Table22.A1" office:value-type="string">
            <text:p text:style-name="P5">Build direktory</text:p>
          </table:table-cell>
          <table:table-cell table:style-name="Table22.B1" office:value-type="string">
            <text:p text:style-name="P5">Filkatalog för div byggfiler (pwrp_rttbld).</text:p>
          </table:table-cell>
        </table:table-row>
      </table:table>
      <text:p text:style-name="Standard"/>
      <text:h text:style-name="Heading_20_3" text:outline-level="3">show collection</text:h>
      <text:p text:style-name="Standard">Visar collection picture.</text:p>
      <text:p text:style-name="Standard"/>
      <text:p text:style-name="P2">rtt_edit&gt; show collection</text:p>
      <text:p text:style-name="P8"/>
      <text:p text:style-name="Standard"/>
      <text:p text:style-name="Standard"/>
      <text:h text:style-name="Heading_20_1" text:outline-level="1">Appendix 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Exempel på en funktion till en funktions bild</text:h>
      <text:p text:style-name="Standard"/>
      <text:p text:style-name="Standard">I följande exempel på en funktion kopplad till en funktions bild har de lokala variblerna HASTIGHET (FLOAT), <text:s/>START (BOOLEAN) och START_TEXT (STRING) skapats mha uppdaterings fält i bilden. Bilden är skapad med kommandot</text:p>
      <text:p text:style-name="Standard"/>
      <text:p text:style-name="P2">rtt_edit&gt; create /picture/function=START_FUNKTIONEN "STARTA MOTOR"</text:p>
      <text:p text:style-name="Standard"/>
      <text:p text:style-name="Standard"/>
      <text:p text:style-name="P2"/>
      <text:p text:style-name="P2">/**********************************************************</text:p>
      <text:p text:style-name="P2">*</text:p>
      <text:p text:style-name="P2">* Name: <text:s text:c="8"/>START_FUNKTIONEN</text:p>
      <text:p text:style-name="P2">*</text:p>
      <text:p text:style-name="P2">* Type <text:s text:c="9"/>int</text:p>
      <text:p text:style-name="P2">*</text:p>
      <text:p text:style-name="P2">* Type <text:s/><text:tab/>Parameter <text:s text:c="6"/>IOGF<text:tab/>Description</text:p>
      <text:p text:style-name="P2">* menu_ctx<text:tab/>ctx <text:s text:c="12"/>I <text:s text:c="3"/><text:tab/>context of the picture.</text:p>
      <text:p text:style-name="P2">* int <text:s text:c="4"/><text:tab/>event <text:s text:c="10"/>I <text:s text:c="3"/><text:tab/>type of event.</text:p>
      <text:p text:style-name="P2">* char <text:s text:c="2"/><text:tab/>*parameter_ptr <text:s/>I <text:s text:c="2"/><text:tab/>pointer to the parameter which value</text:p>
      <text:p text:style-name="P2">* <text:s/><text:tab/><text:tab/><text:tab/>has been changed.</text:p>
      <text:p text:style-name="P2">*</text:p>
      <text:p text:style-name="P2">* Description:</text:p>
      <text:p text:style-name="P2">* <text:s text:c="6"/>Starta motorn...</text:p>
      <text:p text:style-name="P2">*</text:p>
      <text:p text:style-name="P2">***********************************************************/</text:p>
      <text:p text:style-name="P2"/>
      <text:p text:style-name="P2">int START_FUNKTIONEN (<text:tab/>menu_ctx <text:s text:c="7"/><text:tab/>ctx,</text:p>
      <text:p text:style-name="P23">int <text:s text:c="12"/><text:tab/>event,</text:p>
      <text:p text:style-name="P23">char <text:s text:c="11"/><text:tab/>*parameter_ptr)</text:p>
      <text:p text:style-name="P2">{</text:p>
      <text:p text:style-name="P2"><text:s text:c="2"/>/**********************************************************</text:p>
      <text:p text:style-name="P2"><text:s text:c="2"/>* <text:s text:c="4"/>Update rtt database</text:p>
      <text:p text:style-name="P2"><text:s text:c="2"/>***********************************************************/</text:p>
      <text:p text:style-name="P2"><text:s text:c="2"/>if ( event == RTT_APPL_UPDATE)</text:p>
      <text:p text:style-name="P2"><text:s text:c="2"/>{</text:p>
      <text:p text:style-name="P2"><text:s text:c="8"/>return RTT__SUCCESS;</text:p>
      <text:p text:style-name="P2"><text:s text:c="2"/>}</text:p>
      <text:p text:style-name="P2"><text:s text:c="2"/>/**********************************************************</text:p>
      <text:p text:style-name="P2"><text:s text:c="2"/>* <text:s text:c="4"/>Initialization of the picture</text:p>
      <text:p text:style-name="P2"><text:s text:c="2"/>***********************************************************/</text:p>
      <text:p text:style-name="P2"><text:s text:c="2"/>if ( event == RTT_APPL_INIT)</text:p>
      <text:p text:style-name="P2"><text:s text:c="2"/>{</text:p>
      <text:p text:style-name="P2"><text:soft-page-break/><text:s text:c="8"/>HASTIGHET = 44.;</text:p>
      <text:p text:style-name="P2"><text:s text:c="8"/>START = 0;</text:p>
      <text:p text:style-name="P2"><text:s text:c="8"/>strcpy( &amp;TEXT, "Motorn klar att startas startas");</text:p>
      <text:p text:style-name="P2"><text:s text:c="2"/>}</text:p>
      <text:p text:style-name="P2"><text:s text:c="2"/>/**********************************************************</text:p>
      <text:p text:style-name="P2"><text:s text:c="2"/>* <text:s text:c="6"/>Exit of the picture</text:p>
      <text:p text:style-name="P2"><text:s text:c="2"/>***********************************************************/</text:p>
      <text:p text:style-name="P2"><text:s text:c="2"/>else if ( event == RTT_APPL_EXIT)</text:p>
      <text:p text:style-name="P2"><text:s text:c="2"/>{</text:p>
      <text:p text:style-name="P2"/>
      <text:p text:style-name="P2"><text:s text:c="2"/>}</text:p>
      <text:p text:style-name="P2"><text:s text:c="2"/>/**********************************************************</text:p>
      <text:p text:style-name="P2"><text:s text:c="2"/>* <text:s text:c="6"/>The value of a parameter is changed.</text:p>
      <text:p text:style-name="P2"><text:s text:c="2"/>***********************************************************/</text:p>
      <text:p text:style-name="P2"><text:s text:c="2"/>else if ( event == RTT_APPL_VALUECHANGED)</text:p>
      <text:p text:style-name="P2"><text:s text:c="2"/>{</text:p>
      <text:p text:style-name="P2"><text:s text:c="8"/>if ( parameter_ptr == &amp;START)</text:p>
      <text:p text:style-name="P2"><text:s text:c="8"/>{</text:p>
      <text:p text:style-name="P2"><text:s text:c="11"/>if ( START == 1)</text:p>
      <text:p text:style-name="P2"><text:s text:c="13"/>strcpy( &amp;TEXT, "Motorn är startad");</text:p>
      <text:p text:style-name="P2"><text:s text:c="11"/>else</text:p>
      <text:p text:style-name="P2"><text:s text:c="13"/>strcpy( &amp;TEXT, "Motorn är stoppad");</text:p>
      <text:p text:style-name="P2"><text:s text:c="8"/>}</text:p>
      <text:p text:style-name="P2"><text:s text:c="2"/>}</text:p>
      <text:p text:style-name="P2"><text:s text:c="2"/>return RTT__SUCCESS;</text:p>
      <text:p text:style-name="P2">}</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charset="x-symbol"/>
    <style:font-face style:name="Courier" svg:font-family="Courier"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6.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Standard">
      <style:text-properties fo:font-size="14pt" fo:font-weight="bold" style:font-size-asian="14pt" style:font-weight-asian="bold"/>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top="1.131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Frame1" text:anchor-type="paragraph" svg:y="0.002cm" fo:min-width="0cm" draw:z-index="18"><draw:text-box fo:min-height="0.37cm"><text:p text:style-name="Footer"><text:span text:style-name="Page_20_Number"><text:page-number text:select-page="current">1</text:page-number></text:span></text:p></draw:text-box></draw:frame></text:p>
      </style:footer>
    </style:master-page>
    <style:master-page style:name="First_20_Page" style:display-name="First Page" style:page-layout-name="Mpm2" style:next-style-name="Standard">
      <style:header>
        <text:p text:style-name="Standard"/>
        <text:p text:style-name="MP2"><text:s/></text:p>
      </style:header>
      <style:footer>
        <text:p text:style-name="Standard"/>
        <text:p text:style-name="MP2"><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PWR_RTT_EDIT</dc:title>
    <meta:initial-creator>PC-Anvandare</meta:initial-creator>
    <meta:creation-date>2004-02-13T11:21:00</meta:creation-date>
    <dc:creator>CS8882</dc:creator>
    <dc:date>2004-02-13T11:21:00</dc:date>
    <meta:print-date>1997-11-28T13:21:00</meta:print-date>
    <meta:editing-cycles>2</meta:editing-cycles>
    <meta:editing-duration>PT00H01M00S</meta:editing-duration>
    <meta:document-statistic meta:table-count="22" meta:image-count="0" meta:object-count="0" meta:page-count="41" meta:paragraph-count="1316" meta:word-count="8038" meta:character-count="54699"/>
    <meta:generator>OpenOffice.org/3.2$Linux OpenOffice.org_project/320m19$Build-9505</meta:generator>
    <meta:user-defined meta:name="Info 1"/>
    <meta:user-defined meta:name="Info 2"/>
    <meta:user-defined meta:name="Info 3"/>
    <meta:user-defined meta:name="Info 4"/>
  </office:meta>
</office:document-meta>
</file>